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MathJax Main" svg:font-family="'MathJax Main'"/>
    <style:font-face style:name="MathJax Math-italic" svg:font-family="'MathJax Math-italic'"/>
    <style:font-face style:name="MathJax Size3" svg:font-family="'MathJax Size3'"/>
    <style:font-face style:name="Monaco" svg:font-family="Monaco, Menlo, Consolas, 'Courier New',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8326in" table:align="left" fo:background-color="transparent">
        <style:background-image/>
      </style:table-properties>
    </style:style>
    <style:style style:name="Table1.A" style:family="table-column">
      <style:table-column-properties style:column-width="0.1674in"/>
    </style:style>
    <style:style style:name="Table1.B" style:family="table-column">
      <style:table-column-properties style:column-width="2.6653in"/>
    </style:style>
    <style:style style:name="Table1.A1" style:family="table-cell">
      <style:table-cell-properties style:vertical-align="middle" fo:padding="0.0194in" fo:border="none"/>
    </style:style>
    <style:style style:name="Table2" style:family="table">
      <style:table-properties style:width="2.8285in" fo:margin-left="0.5208in" table:align="left" fo:background-color="transparent">
        <style:background-image/>
      </style:table-properties>
    </style:style>
    <style:style style:name="Table2.A" style:family="table-column">
      <style:table-column-properties style:column-width="0.1674in"/>
    </style:style>
    <style:style style:name="Table2.B" style:family="table-column">
      <style:table-column-properties style:column-width="2.6611in"/>
    </style:style>
    <style:style style:name="Table2.A1" style:family="table-cell">
      <style:table-cell-properties style:vertical-align="middle" fo:padding="0.0194in" fo:border="none"/>
    </style:style>
    <style:style style:name="Table3" style:family="table">
      <style:table-properties style:width="1.6347in" table:align="left" fo:background-color="transparent">
        <style:background-image/>
      </style:table-properties>
    </style:style>
    <style:style style:name="Table3.A" style:family="table-column">
      <style:table-column-properties style:column-width="0.2507in"/>
    </style:style>
    <style:style style:name="Table3.B" style:family="table-column">
      <style:table-column-properties style:column-width="1.384in"/>
    </style:style>
    <style:style style:name="Table3.A1" style:family="table-cell">
      <style:table-cell-properties style:vertical-align="middle" fo:padding="0.0194in" fo:border="none"/>
    </style:style>
    <style:style style:name="Table4" style:family="table">
      <style:table-properties style:width="2.6181in" table:align="left" fo:background-color="transparent">
        <style:background-image/>
      </style:table-properties>
    </style:style>
    <style:style style:name="Table4.A" style:family="table-column">
      <style:table-column-properties style:column-width="0.2507in"/>
    </style:style>
    <style:style style:name="Table4.B" style:family="table-column">
      <style:table-column-properties style:column-width="2.3674in"/>
    </style:style>
    <style:style style:name="Table4.A1" style:family="table-cell">
      <style:table-cell-properties style:vertical-align="middle" fo:padding="0.0194in" fo:border="none"/>
    </style:style>
    <style:style style:name="Table5" style:family="table">
      <style:table-properties style:width="3.9125in" table:align="left" fo:background-color="transparent">
        <style:background-image/>
      </style:table-properties>
    </style:style>
    <style:style style:name="Table5.A" style:family="table-column">
      <style:table-column-properties style:column-width="0.2507in"/>
    </style:style>
    <style:style style:name="Table5.B" style:family="table-column">
      <style:table-column-properties style:column-width="3.6618in"/>
    </style:style>
    <style:style style:name="Table5.A1" style:family="table-cell">
      <style:table-cell-properties style:vertical-align="middle" fo:padding="0.0194in" fo:border="none"/>
    </style:style>
    <style:style style:name="Table6" style:family="table">
      <style:table-properties style:width="3.4438in" table:align="left" fo:background-color="transparent">
        <style:background-image/>
      </style:table-properties>
    </style:style>
    <style:style style:name="Table6.A" style:family="table-column">
      <style:table-column-properties style:column-width="0.2507in"/>
    </style:style>
    <style:style style:name="Table6.B" style:family="table-column">
      <style:table-column-properties style:column-width="3.1931in"/>
    </style:style>
    <style:style style:name="Table6.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paragraph-properties fo:margin-top="0in" fo:margin-bottom="0in" loext:contextual-spacing="false" style:line-height-at-least="0.3543in" fo:orphans="2" fo:widows="2" fo:padding="0in" fo:border="none"/>
      <style:text-properties fo:font-variant="normal" fo:text-transform="none" fo:color="#999999" style:text-line-through-style="none" style:text-line-through-type="none" style:font-name="Helvetica Neue" fo:font-size="9.75pt" fo:letter-spacing="normal" fo:font-style="normal" style:text-underline-style="none" fo:font-weight="normal" style:text-blinking="false" fo:background-color="#f5f5f5" loext:padding-left="0in" loext:padding-right="0.1457in" loext:padding-top="0.0193in" loext:padding-bottom="0.0193in" loext:border-left="none" loext:border-right="0.74pt solid #dddddd" loext:border-top="0.74pt solid #dddddd" loext:border-bottom="0.74pt solid #dddddd"/>
    </style:style>
    <style:style style:name="P3" style:family="paragraph" style:parent-style-name="Text_20_body" style:list-style-name="L1">
      <style:paragraph-properties fo:margin-top="0in" fo:margin-bottom="0in" loext:contextual-spacing="false" fo:orphans="2" fo:widows="2" fo:padding="0in" fo:border="none"/>
    </style:style>
    <style:style style:name="P4" style:family="paragraph" style:parent-style-name="Text_20_body" style:list-style-name="L2">
      <style:paragraph-properties fo:margin-top="0in" fo:margin-bottom="0in" loext:contextual-spacing="false" style:line-height-at-least="0.3543in" fo:orphans="2" fo:widows="2" fo:padding="0in" fo:border="none"/>
    </style:style>
    <style:style style:name="P5" style:family="paragraph" style:parent-style-name="Text_20_body">
      <style:paragraph-properties fo:margin-top="0in" fo:margin-bottom="0in" loext:contextual-spacing="false" fo:text-align="center" style:justify-single-word="false"/>
      <style:text-properties fo:font-size="8.25pt"/>
    </style:style>
    <style:style style:name="P6" style:family="paragraph" style:parent-style-name="Text_20_body" style:list-style-name="L1">
      <style:paragraph-properties fo:margin-top="0in" fo:margin-bottom="0.1043in" loext:contextual-spacing="false" style:line-height-at-least="0.1874in" fo:orphans="2" fo:widows="2" fo:padding="0in" fo:border="none"/>
      <style:text-properties fo:font-variant="normal" fo:text-transform="none" fo:color="#999999" style:font-name="Helvetica Neue" fo:font-size="7.5pt" fo:letter-spacing="normal" fo:font-style="normal" fo:font-weight="normal" loext:padding="0in" loext:border="none"/>
    </style:style>
    <style:style style:name="P7" style:family="paragraph" style:parent-style-name="Text_20_body" style:list-style-name="L1">
      <style:paragraph-properties fo:margin-top="0in" fo:margin-bottom="0.1043in" loext:contextual-spacing="false" style:line-height-at-least="0.1874in" fo:orphans="2" fo:widows="2" fo:padding="0in" fo:border="none"/>
    </style:style>
    <style:style style:name="P8" style:family="paragraph" style:parent-style-name="Text_20_body" style:list-style-name="L1">
      <style:paragraph-properties fo:margin-left="0in" fo:margin-right="0in" fo:margin-top="0in" fo:margin-bottom="0.0937in" loext:contextual-spacing="false" style:line-height-at-least="0.1874in" fo:orphans="2" fo:widows="2" fo:text-indent="0in" style:auto-text-indent="false" fo:padding="0in" fo:border="none"/>
      <style:text-properties fo:font-variant="normal" fo:text-transform="none" fo:color="#333333" style:font-name="Helvetica Neue" fo:font-size="9.75pt" fo:letter-spacing="normal" fo:font-style="normal" fo:font-weight="normal" loext:padding-left="2.0311in" loext:padding-right="0.1043in" loext:padding-top="0.1043in" loext:padding-bottom="0.1043in" loext:border="0.06pt solid #000000"/>
    </style:style>
    <style:style style:name="P9" style:family="paragraph" style:parent-style-name="Text_20_body" style:list-style-name="L1">
      <style:paragraph-properties fo:margin-left="0in" fo:margin-right="0in" fo:margin-top="0in" fo:margin-bottom="0.0937in" loext:contextual-spacing="false" style:line-height-at-least="0.1874in" fo:orphans="2" fo:widows="2" fo:text-indent="0in" style:auto-text-indent="false" fo:padding="0in" fo:border="none"/>
    </style:style>
    <style:style style:name="P10" style:family="paragraph" style:parent-style-name="Text_20_body">
      <style:paragraph-properties fo:margin-left="0in" fo:margin-right="0in" fo:margin-top="0in" fo:margin-bottom="0.0937in" loext:contextual-spacing="false" fo:orphans="2" fo:widows="2" fo:text-indent="0in" style:auto-text-indent="false"/>
      <style:text-properties fo:font-variant="normal" fo:text-transform="none" fo:color="#333333" style:font-name="Helvetica Neue" fo:font-size="9.75pt" fo:letter-spacing="normal" fo:font-style="normal" fo:font-weight="normal"/>
    </style:style>
    <style:style style:name="P11" style:family="paragraph" style:parent-style-name="Text_20_body">
      <style:paragraph-properties fo:margin-left="0in" fo:margin-right="0in" fo:margin-top="0in" fo:margin-bottom="0.0937in" loext:contextual-spacing="false" fo:orphans="2" fo:widows="2" fo:text-indent="0in" style:auto-text-indent="false"/>
    </style:style>
    <style:style style:name="P12" style:family="paragraph" style:parent-style-name="Text_20_body">
      <style:paragraph-properties fo:margin-left="0in" fo:margin-right="0in" fo:text-indent="0in" style:auto-text-indent="false"/>
    </style:style>
    <style:style style:name="P13" style:family="paragraph" style:parent-style-name="Text_20_body">
      <style:paragraph-properties fo:margin-left="0in" fo:margin-right="0in" fo:text-align="center" style:justify-single-word="false" fo:text-indent="0in" style:auto-text-indent="false"/>
      <style:text-properties fo:font-variant="normal" fo:text-transform="none" style:text-line-through-style="none" style:text-line-through-type="none" fo:font-size="11.25pt" fo:letter-spacing="normal" fo:font-style="normal" style:text-underline-style="none" fo:font-weight="normal" style:text-blinking="false" loext:padding="0in" loext:border="none"/>
    </style:style>
    <style:style style:name="P14" style:family="paragraph" style:parent-style-name="Text_20_body" style:list-style-name="L1">
      <style:paragraph-properties fo:margin-left="0in" fo:margin-right="0in" fo:margin-top="0in" fo:margin-bottom="0in" loext:contextual-spacing="false" style:line-height-at-least="0.1874in" fo:text-align="start" style:justify-single-word="false" fo:orphans="2" fo:widows="2" fo:text-indent="0in" style:auto-text-indent="false" fo:padding="0in" fo:border="none"/>
      <style:text-properties fo:font-variant="normal" fo:text-transform="none" fo:color="#333333" style:font-name="Helvetica Neue" fo:font-size="9.75pt" fo:letter-spacing="normal" fo:font-style="normal" fo:font-weight="normal" loext:padding-left="2.0311in" loext:padding-right="0.1043in" loext:padding-top="0.1043in" loext:padding-bottom="0.1043in" loext:border="0.06pt solid #000000"/>
    </style:style>
    <style:style style:name="P15" style:family="paragraph" style:parent-style-name="Text_20_body" style:list-style-name="L2">
      <style:paragraph-properties fo:margin-left="0in" fo:margin-right="0in" fo:margin-top="0in" fo:margin-bottom="0in" loext:contextual-spacing="false" style:line-height-at-least="0.3543in" fo:orphans="2" fo:widows="2" fo:text-indent="0in" style:auto-text-indent="false" fo:padding="0in" fo:border="none"/>
      <style:text-properties fo:font-variant="normal" fo:text-transform="none" fo:color="#999999" style:text-line-through-style="none" style:text-line-through-type="none" fo:letter-spacing="normal" style:text-underline-style="none" style:text-blinking="false" fo:background-color="transparent" loext:padding-left="0.1457in" loext:padding-right="0.1457in" loext:padding-top="0.0193in" loext:padding-bottom="0.0193in" loext:border="0.06pt solid #dddddd"/>
    </style:style>
    <style:style style:name="P1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333333" style:font-name="Helvetica Neue" fo:font-size="9.75pt" fo:letter-spacing="normal" fo:font-style="normal" fo:font-weight="normal"/>
    </style:style>
    <style:style style:name="P1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333333" style:text-line-through-style="none" style:text-line-through-type="none" style:font-name="Helvetica Neue" fo:font-size="11.25pt" fo:letter-spacing="normal" fo:font-style="normal" style:text-underline-style="none" fo:font-weight="normal" style:text-blinking="false" loext:padding="0in" loext:border="none"/>
    </style:style>
    <style:style style:name="P18" style:family="paragraph" style:parent-style-name="Text_20_body">
      <style:paragraph-properties fo:margin-left="0in" fo:margin-right="0in" fo:margin-top="0in" fo:margin-bottom="0in" loext:contextual-spacing="false" fo:text-indent="0in" style:auto-text-indent="false"/>
      <style:text-properties style:text-line-through-style="none" style:text-line-through-type="none" style:text-underline-style="none" style:text-blinking="false" loext:padding="0in" loext:border="none"/>
    </style:style>
    <style:style style:name="P1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P20" style:family="paragraph" style:parent-style-name="Text_20_body" style:list-style-name="L1">
      <style:paragraph-properties fo:margin-left="0in" fo:margin-right="0in" fo:margin-top="0in" fo:margin-bottom="0.1043in" loext:contextual-spacing="false" style:line-height-at-least="0.1874in" fo:orphans="2" fo:widows="2" fo:text-indent="0in" style:auto-text-indent="false" fo:padding="0in" fo:border="none"/>
    </style:style>
    <style:style style:name="P21" style:family="paragraph" style:parent-style-name="Text_20_body" style:list-style-name="L1">
      <style:paragraph-properties fo:margin-top="0.1043in" fo:margin-bottom="0in" loext:contextual-spacing="false" style:line-height-at-least="0.1874in" fo:orphans="2" fo:widows="2" fo:padding="0in" fo:border="none"/>
    </style:style>
    <style:style style:name="P22" style:family="paragraph" style:parent-style-name="Text_20_body">
      <style:paragraph-properties fo:margin-left="0in" fo:margin-right="0.052in" fo:text-indent="0in" style:auto-text-indent="false"/>
    </style:style>
    <style:style style:name="P23" style:family="paragraph" style:parent-style-name="Text_20_body" style:list-style-name="L3">
      <style:paragraph-properties fo:margin-left="0in" fo:margin-right="0.052in" fo:margin-top="0.1043in" fo:margin-bottom="0.052in" loext:contextual-spacing="false" fo:text-indent="0in" style:auto-text-indent="false" fo:padding="0in" fo:border="none"/>
    </style:style>
    <style:style style:name="P24" style:family="paragraph" style:parent-style-name="Preformatted_20_Text">
      <loext:graphic-properties draw:fill="solid" draw:fill-color="#f5f5f5" draw:opacity="100%"/>
      <style:paragraph-properties fo:margin-left="0in" fo:margin-right="0in" fo:margin-top="0in" fo:margin-bottom="0.0937in" loext:contextual-spacing="false" style:line-height-at-least="0.1874in" fo:text-indent="0in" style:auto-text-indent="false" fo:background-color="#f5f5f5" fo:padding="0.0835in" fo:border="0.06pt solid #000000"/>
      <style:text-properties fo:color="#333333" style:font-name="Monaco" fo:font-size="9pt"/>
    </style:style>
    <style:style style:name="P25" style:family="paragraph" style:parent-style-name="Preformatted_20_Text">
      <loext:graphic-properties draw:fill="solid" draw:fill-color="#f5f5f5" draw:opacity="100%"/>
      <style:paragraph-properties fo:margin-left="0in" fo:margin-right="0in" fo:margin-top="0in" fo:margin-bottom="0.0937in" loext:contextual-spacing="false" style:line-height-at-least="0.1874in" fo:text-indent="0in" style:auto-text-indent="false" fo:background-color="#f5f5f5" fo:padding="0.0835in" fo:border="0.06pt solid #000000"/>
      <style:text-properties fo:color="#333333"/>
    </style:style>
    <style:style style:name="P26" style:family="paragraph" style:parent-style-name="Preformatted_20_Text">
      <loext:graphic-properties draw:fill="solid" draw:fill-color="#f5f5f5" draw:opacity="100%"/>
      <style:paragraph-properties fo:margin-left="0in" fo:margin-right="0in" fo:margin-top="0in" fo:margin-bottom="0.0937in" loext:contextual-spacing="false" style:line-height-at-least="0.1874in" fo:text-indent="0in" style:auto-text-indent="false" fo:background-color="#f5f5f5" fo:padding="0.0835in" fo:border="0.06pt solid #000000"/>
      <style:text-properties fo:color="#408080" style:font-name="Monaco" fo:font-size="9pt" fo:font-style="italic" fo:background-color="#f8f8f8"/>
    </style:style>
    <style:style style:name="P27" style:family="paragraph" style:parent-style-name="Preformatted_20_Text" style:list-style-name="L1">
      <loext:graphic-properties draw:fill="solid" draw:fill-color="#f5f5f5" draw:opacity="100%"/>
      <style:paragraph-properties fo:margin-left="0in" fo:margin-right="0in" fo:margin-top="0in" fo:margin-bottom="0.0937in" loext:contextual-spacing="false" style:line-height-at-least="0.1874in" fo:orphans="2" fo:widows="2" fo:text-indent="0in" style:auto-text-indent="false" fo:background-color="#f5f5f5" fo:padding="0.0835in" fo:border="0.06pt solid #000000"/>
      <style:text-properties fo:font-variant="normal" fo:text-transform="none" fo:color="#333333" style:font-name="Monaco" fo:font-size="9pt" fo:letter-spacing="normal" fo:font-style="normal" fo:font-weight="normal" fo:background-color="#f8f8f8" loext:padding-left="2.0311in" loext:padding-right="0.1043in" loext:padding-top="0.1043in" loext:padding-bottom="0.1043in" loext:border="0.06pt solid #000000"/>
    </style:style>
    <style:style style:name="P28" style:family="paragraph" style:parent-style-name="Preformatted_20_Text" style:list-style-name="L1">
      <loext:graphic-properties draw:fill="solid" draw:fill-color="#f5f5f5" draw:opacity="100%"/>
      <style:paragraph-properties fo:margin-left="0in" fo:margin-right="0in" fo:margin-top="0in" fo:margin-bottom="0.0937in" loext:contextual-spacing="false" style:line-height-at-least="0.1874in" fo:orphans="2" fo:widows="2" fo:text-indent="0in" style:auto-text-indent="false" fo:background-color="#f5f5f5" fo:padding="0.0835in" fo:border="0.06pt solid #000000"/>
      <style:text-properties fo:font-variant="normal" fo:text-transform="none" fo:color="#408080" style:font-name="Monaco" fo:font-size="9pt" fo:letter-spacing="normal" fo:font-style="italic" fo:font-weight="normal" fo:background-color="#f8f8f8" loext:padding-left="2.0311in" loext:padding-right="0.1043in" loext:padding-top="0.1043in" loext:padding-bottom="0.1043in" loext:border="0.06pt solid #000000"/>
    </style:style>
    <style:style style:name="P29" style:family="paragraph" style:parent-style-name="Preformatted_20_Text">
      <loext:graphic-properties draw:fill="solid" draw:fill-color="#f5f5f5" draw:opacity="100%"/>
      <style:paragraph-properties fo:margin-left="0in" fo:margin-right="0in" fo:margin-top="0in" fo:margin-bottom="0.0937in" loext:contextual-spacing="false" style:line-height-at-least="0.1874in" fo:orphans="2" fo:widows="2" fo:text-indent="0in" style:auto-text-indent="false" fo:background-color="#f5f5f5" fo:padding="0.0835in" fo:border="0.06pt solid #000000"/>
      <style:text-properties fo:font-variant="normal" fo:text-transform="none" fo:color="#000000" fo:letter-spacing="normal" fo:background-color="#ffffff"/>
    </style:style>
    <style:style style:name="P30" style:family="paragraph" style:parent-style-name="Preformatted_20_Text">
      <loext:graphic-properties draw:fill="solid" draw:fill-color="#f5f5f5" draw:opacity="100%"/>
      <style:paragraph-properties fo:margin-left="0in" fo:margin-right="0in" fo:margin-top="0in" fo:margin-bottom="0.0937in" loext:contextual-spacing="false" style:line-height-at-least="0.1874in" fo:orphans="2" fo:widows="2" fo:text-indent="0in" style:auto-text-indent="false" fo:background-color="#f5f5f5" fo:padding="0.0835in" fo:border="0.06pt solid #000000"/>
      <style:text-properties fo:font-variant="normal" fo:text-transform="none" fo:color="#000000" style:font-name="Monaco" fo:font-size="10.5pt" fo:letter-spacing="normal" fo:font-style="normal" fo:font-weight="bold" fo:background-color="#ffffff"/>
    </style:style>
    <style:style style:name="P31" style:family="paragraph" style:parent-style-name="Preformatted_20_Text" style:list-style-name="L1">
      <loext:graphic-properties draw:fill="solid" draw:fill-color="#f5f5f5" draw:opacity="100%"/>
      <style:paragraph-properties fo:margin-left="0in" fo:margin-right="0in" fo:margin-top="0in" fo:margin-bottom="0.0937in" loext:contextual-spacing="false" style:line-height-at-least="0.1874in" fo:orphans="2" fo:widows="2" fo:text-indent="0in" style:auto-text-indent="false" fo:background-color="#f5f5f5" fo:padding="0.0835in" fo:border="0.06pt solid #000000"/>
    </style:style>
    <style:style style:name="P32" style:family="paragraph" style:parent-style-name="Preformatted_20_Text">
      <loext:graphic-properties draw:fill="solid" draw:fill-color="#f5f5f5" draw:opacity="100%"/>
      <style:paragraph-properties fo:margin-top="0in" fo:margin-bottom="0.0937in" loext:contextual-spacing="false" style:line-height-at-least="0.1874in" fo:background-color="#f5f5f5" fo:padding="0.0835in" fo:border="0.06pt solid #000000"/>
      <style:text-properties fo:color="#333333" style:font-name="Monaco" fo:font-size="9pt"/>
    </style:style>
    <style:style style:name="P33" style:family="paragraph" style:parent-style-name="Preformatted_20_Text">
      <loext:graphic-properties draw:fill="solid" draw:fill-color="#f5f5f5" draw:opacity="100%"/>
      <style:paragraph-properties fo:margin-top="0in" fo:margin-bottom="0.0937in" loext:contextual-spacing="false" style:line-height-at-least="0.1874in" fo:background-color="#f5f5f5" fo:padding="0.0835in" fo:border="0.06pt solid #000000"/>
      <style:text-properties fo:color="#333333" style:font-name="Monaco" fo:font-size="9pt" fo:background-color="#f8f8f8"/>
    </style:style>
    <style:style style:name="P34" style:family="paragraph" style:parent-style-name="Preformatted_20_Text">
      <loext:graphic-properties draw:fill="solid" draw:fill-color="#f5f5f5" draw:opacity="100%"/>
      <style:paragraph-properties fo:margin-top="0in" fo:margin-bottom="0.0937in" loext:contextual-spacing="false" style:line-height-at-least="0.1874in" fo:background-color="#f5f5f5" fo:padding="0.0835in" fo:border="0.06pt solid #000000"/>
      <style:text-properties fo:color="#333333" fo:background-color="#f8f8f8"/>
    </style:style>
    <style:style style:name="P35" style:family="paragraph" style:parent-style-name="Preformatted_20_Text">
      <loext:graphic-properties draw:fill="solid" draw:fill-color="#f5f5f5" draw:opacity="100%"/>
      <style:paragraph-properties fo:margin-top="0in" fo:margin-bottom="0.0937in" loext:contextual-spacing="false" style:line-height-at-least="0.1874in" fo:background-color="#f5f5f5" fo:padding="0.0835in" fo:border="0.06pt solid #000000"/>
      <style:text-properties fo:color="#333333"/>
    </style:style>
    <style:style style:name="P36" style:family="paragraph" style:parent-style-name="Preformatted_20_Text" style:list-style-name="L1">
      <loext:graphic-properties draw:fill="solid" draw:fill-color="#f5f5f5" draw:opacity="100%"/>
      <style:paragraph-properties fo:margin-top="0in" fo:margin-bottom="0.0937in" loext:contextual-spacing="false" style:line-height-at-least="0.1874in" fo:orphans="2" fo:widows="2" fo:background-color="#f5f5f5" fo:padding="0.0835in" fo:border="0.06pt solid #000000"/>
      <style:text-properties fo:font-variant="normal" fo:text-transform="none" fo:color="#333333" fo:letter-spacing="normal" fo:background-color="#f8f8f8" loext:padding-left="2.0311in" loext:padding-right="0.1043in" loext:padding-top="0.1043in" loext:padding-bottom="0.1043in" loext:border="0.06pt solid #000000"/>
    </style:style>
    <style:style style:name="P37" style:family="paragraph" style:parent-style-name="Preformatted_20_Text" style:list-style-name="L1">
      <loext:graphic-properties draw:fill="solid" draw:fill-color="#f5f5f5" draw:opacity="100%"/>
      <style:paragraph-properties fo:margin-top="0in" fo:margin-bottom="0.0937in" loext:contextual-spacing="false" style:line-height-at-least="0.1874in" fo:orphans="2" fo:widows="2" fo:background-color="#f5f5f5" fo:padding="0.0835in" fo:border="0.06pt solid #000000"/>
      <style:text-properties fo:font-variant="normal" fo:text-transform="none" fo:color="#333333" style:font-name="Monaco" fo:font-size="9pt" fo:letter-spacing="normal" fo:font-style="normal" fo:font-weight="normal" fo:background-color="#f8f8f8" loext:padding-left="2.0311in" loext:padding-right="0.1043in" loext:padding-top="0.1043in" loext:padding-bottom="0.1043in" loext:border="0.06pt solid #000000"/>
    </style:style>
    <style:style style:name="P38" style:family="paragraph" style:parent-style-name="Preformatted_20_Text" style:list-style-name="L1">
      <loext:graphic-properties draw:fill="solid" draw:fill-color="#f5f5f5" draw:opacity="100%"/>
      <style:paragraph-properties fo:margin-top="0in" fo:margin-bottom="0.0937in" loext:contextual-spacing="false" style:line-height-at-least="0.1874in" fo:orphans="2" fo:widows="2" fo:background-color="#f5f5f5" fo:padding="0.0835in" fo:border="0.06pt solid #000000"/>
      <style:text-properties fo:font-variant="normal" fo:text-transform="none" fo:color="#408080" style:font-name="Monaco" fo:font-size="9pt" fo:letter-spacing="normal" fo:font-style="italic" fo:font-weight="normal" fo:background-color="#f8f8f8" loext:padding-left="2.0311in" loext:padding-right="0.1043in" loext:padding-top="0.1043in" loext:padding-bottom="0.1043in" loext:border="0.06pt solid #000000"/>
    </style:style>
    <style:style style:name="P39" style:family="paragraph" style:parent-style-name="Preformatted_20_Text" style:list-style-name="L1">
      <loext:graphic-properties draw:fill="solid" draw:fill-color="#f5f5f5" draw:opacity="100%"/>
      <style:paragraph-properties fo:margin-top="0in" fo:margin-bottom="0.0937in" loext:contextual-spacing="false" style:line-height-at-least="0.1874in" fo:orphans="2" fo:widows="2" fo:background-color="#f5f5f5" fo:padding="0.0835in" fo:border="0.06pt solid #000000"/>
      <style:text-properties fo:font-variant="normal" fo:text-transform="none" fo:color="#008000" style:font-name="Monaco" fo:font-size="9pt" fo:letter-spacing="normal" fo:font-style="normal" fo:font-weight="bold" fo:background-color="#f8f8f8" loext:padding-left="2.0311in" loext:padding-right="0.1043in" loext:padding-top="0.1043in" loext:padding-bottom="0.1043in" loext:border="0.06pt solid #000000"/>
    </style:style>
    <style:style style:name="P40" style:family="paragraph" style:parent-style-name="Preformatted_20_Text">
      <loext:graphic-properties draw:fill="solid" draw:fill-color="#f5f5f5" draw:opacity="100%"/>
      <style:paragraph-properties fo:margin-top="0in" fo:margin-bottom="0.0937in" loext:contextual-spacing="false" style:line-height-at-least="0.1874in" fo:orphans="2" fo:widows="2" fo:background-color="#f5f5f5" fo:padding="0.0835in" fo:border="0.06pt solid #000000"/>
      <style:text-properties fo:font-variant="normal" fo:text-transform="none" fo:color="#000000" fo:letter-spacing="normal" fo:background-color="#ffffff"/>
    </style:style>
    <style:style style:name="P41" style:family="paragraph" style:parent-style-name="Preformatted_20_Text">
      <loext:graphic-properties draw:fill="solid" draw:fill-color="#f5f5f5" draw:opacity="100%"/>
      <style:paragraph-properties fo:margin-top="0in" fo:margin-bottom="0.0937in" loext:contextual-spacing="false" style:line-height-at-least="0.1874in" fo:orphans="2" fo:widows="2" fo:background-color="#f5f5f5" fo:padding="0.0835in" fo:border="0.06pt solid #000000"/>
      <style:text-properties fo:font-variant="normal" fo:text-transform="none" fo:color="#000000" style:font-name="Monaco" fo:font-size="10.5pt" fo:letter-spacing="normal" fo:font-style="normal" fo:font-weight="bold" fo:background-color="#ffffff"/>
    </style:style>
    <style:style style:name="P42" style:family="paragraph" style:parent-style-name="Preformatted_20_Text" style:list-style-name="L1">
      <loext:graphic-properties draw:fill="solid" draw:fill-color="#f5f5f5" draw:opacity="100%"/>
      <style:paragraph-properties fo:margin-top="0in" fo:margin-bottom="0.0937in" loext:contextual-spacing="false" style:line-height-at-least="0.1874in" fo:orphans="2" fo:widows="2" fo:background-color="#f5f5f5" fo:padding="0.0835in" fo:border="0.06pt solid #000000"/>
    </style:style>
    <style:style style:name="P43" style:family="paragraph" style:parent-style-name="Preformatted_20_Text">
      <loext:graphic-properties draw:fill="solid" draw:fill-color="#f5f5f5" draw:opacity="100%"/>
      <style:paragraph-properties fo:margin-top="0in" fo:margin-bottom="0.0937in" loext:contextual-spacing="false" style:line-height-at-least="0.1874in" fo:orphans="2" fo:widows="2" fo:background-color="#f5f5f5" fo:padding="0.0835in" fo:border="0.06pt solid #000000"/>
    </style:style>
    <style:style style:name="P44" style:family="paragraph" style:parent-style-name="Preformatted_20_Text">
      <loext:graphic-properties draw:fill="solid" draw:fill-color="#f5f5f5" draw:opacity="100%"/>
      <style:paragraph-properties fo:margin-top="0in" fo:margin-bottom="0.0937in" loext:contextual-spacing="false" style:line-height-at-least="0.1874in" fo:background-color="#f5f5f5" fo:padding="0.0835in" fo:border="0.06pt solid #000000"/>
    </style:style>
    <style:style style:name="P45" style:family="paragraph" style:parent-style-name="Preformatted_20_Text">
      <loext:graphic-properties draw:fill="solid" draw:fill-color="#f5f5f5" draw:opacity="100%"/>
      <style:paragraph-properties fo:margin-top="0in" fo:margin-bottom="0.0937in" loext:contextual-spacing="false" style:line-height-at-least="0.1874in" fo:background-color="#f5f5f5" fo:padding="0.0835in" fo:border="0.06pt solid #000000"/>
      <style:text-properties fo:color="#408080" style:font-name="Monaco" fo:font-size="9pt" fo:font-style="italic" fo:background-color="#f8f8f8"/>
    </style:style>
    <style:style style:name="P46" style:family="paragraph" style:parent-style-name="Quotations" style:list-style-name="L1">
      <style:paragraph-properties fo:margin-left="0.3937in" fo:margin-right="0.3937in" fo:margin-top="0in" fo:margin-bottom="0.0937in" loext:contextual-spacing="false" style:line-height-at-least="0.1874in" fo:orphans="2" fo:widows="2" fo:text-indent="0in" style:auto-text-indent="false" fo:padding-left="0.1563in" fo:padding-right="0in" fo:padding-top="0in" fo:padding-bottom="0in" fo:border-left="3.74pt solid #eeeeee" fo:border-right="none" fo:border-top="none" fo:border-bottom="none"/>
      <style:text-properties fo:font-variant="normal" fo:text-transform="none" fo:color="#333333" style:font-name="Helvetica Neue" fo:font-size="9.75pt" fo:letter-spacing="normal" fo:font-style="normal" fo:font-weight="normal" loext:padding-left="2.0311in" loext:padding-right="0.1043in" loext:padding-top="0.1043in" loext:padding-bottom="0.1043in" loext:border="0.06pt solid #000000"/>
    </style:style>
    <style:style style:name="P47" style:family="paragraph" style:parent-style-name="Heading_20_3">
      <style:paragraph-properties fo:margin-left="0in" fo:margin-right="0in" fo:margin-top="0.0937in" fo:margin-bottom="0.0937in" loext:contextual-spacing="false" style:line-height-at-least="0.4165in" fo:orphans="2" fo:widows="2" fo:text-indent="0in" style:auto-text-indent="false"/>
      <style:text-properties fo:font-variant="normal" fo:text-transform="none" fo:color="#46a546" style:font-name="Helvetica Neue" fo:font-size="11pt" fo:letter-spacing="normal" fo:font-style="normal" fo:font-weight="bold" loext:padding="0in" loext:border="none"/>
    </style:style>
    <style:style style:name="P48" style:family="paragraph" style:parent-style-name="Heading_20_3">
      <style:paragraph-properties fo:margin-left="0in" fo:margin-right="0in" fo:margin-top="0.0937in" fo:margin-bottom="0.0937in" loext:contextual-spacing="false" style:line-height-at-least="0.4165in" fo:orphans="2" fo:widows="2" fo:text-indent="0in" style:auto-text-indent="false"/>
      <style:text-properties fo:font-variant="normal" fo:text-transform="none" fo:color="#333333" style:font-name="Helvetica Neue" fo:font-size="10.5pt" fo:letter-spacing="normal" fo:font-style="normal" fo:font-weight="bold"/>
    </style:style>
    <style:style style:name="T1" style:family="text">
      <style:text-properties fo:color="#008000"/>
    </style:style>
    <style:style style:name="T2" style:family="text">
      <style:text-properties fo:color="#008000" fo:font-weight="bold"/>
    </style:style>
    <style:style style:name="T3" style:family="text">
      <style:text-properties fo:color="#008000" style:font-name="Monaco" fo:font-size="9pt"/>
    </style:style>
    <style:style style:name="T4" style:family="text">
      <style:text-properties fo:color="#008000" style:font-name="Monaco" fo:font-size="9pt" fo:font-weight="bold"/>
    </style:style>
    <style:style style:name="T5" style:family="text">
      <style:text-properties fo:color="#008000" style:font-name="Monaco" fo:font-size="9pt" fo:font-style="normal" fo:font-weight="bold"/>
    </style:style>
    <style:style style:name="T6" style:family="text">
      <style:text-properties fo:color="#008000" style:font-name="Monaco" fo:font-size="9pt" fo:font-style="normal" fo:font-weight="normal"/>
    </style:style>
    <style:style style:name="T7" style:family="text">
      <style:text-properties fo:color="#008000" style:font-name="Monaco" fo:font-size="10.5pt" fo:font-style="normal" fo:font-weight="bold"/>
    </style:style>
    <style:style style:name="T8" style:family="text">
      <style:text-properties fo:color="#0000ff"/>
    </style:style>
    <style:style style:name="T9" style:family="text">
      <style:text-properties fo:color="#0000ff" style:font-name="Monaco" fo:font-size="9pt" fo:font-style="normal" fo:font-weight="normal"/>
    </style:style>
    <style:style style:name="T10" style:family="text">
      <style:text-properties fo:color="#0000ff" style:font-name="Monaco" fo:font-size="9pt" fo:font-style="normal" fo:font-weight="bold"/>
    </style:style>
    <style:style style:name="T11" style:family="text">
      <style:text-properties fo:color="#0000ff" fo:font-weight="bold"/>
    </style:style>
    <style:style style:name="T12" style:family="text">
      <style:text-properties fo:color="#666666"/>
    </style:style>
    <style:style style:name="T13" style:family="text">
      <style:text-properties fo:color="#666666" style:font-name="Monaco" fo:font-size="9pt"/>
    </style:style>
    <style:style style:name="T14" style:family="text">
      <style:text-properties fo:color="#666666" style:font-name="Monaco" fo:font-size="9pt" fo:font-style="normal" fo:font-weight="normal"/>
    </style:style>
    <style:style style:name="T15" style:family="text">
      <style:text-properties fo:color="#666666" style:font-name="Monaco" fo:font-size="10.5pt" fo:font-style="normal" fo:font-weight="bold"/>
    </style:style>
    <style:style style:name="T16" style:family="text">
      <style:text-properties style:font-name="Monaco" fo:font-size="9pt"/>
    </style:style>
    <style:style style:name="T17" style:family="text">
      <style:text-properties style:font-name="Monaco" fo:font-size="9pt" fo:font-style="normal" fo:font-weight="normal"/>
    </style:style>
    <style:style style:name="T18" style:family="text">
      <style:text-properties style:font-name="Monaco" fo:font-size="10.5pt" fo:font-style="normal" fo:font-weight="bold"/>
    </style:style>
    <style:style style:name="T19" style:family="text">
      <style:text-properties fo:color="#aa22ff" style:font-name="Monaco" fo:font-size="9pt" fo:font-weight="bold"/>
    </style:style>
    <style:style style:name="T20" style:family="text">
      <style:text-properties fo:color="#aa22ff" style:font-name="Monaco" fo:font-size="9pt" fo:font-style="normal" fo:font-weight="bold"/>
    </style:style>
    <style:style style:name="T21" style:family="text">
      <style:text-properties fo:color="#aa22ff" fo:font-weight="bold"/>
    </style:style>
    <style:style style:name="T22" style:family="text">
      <style:text-properties style:text-line-through-style="none" style:text-line-through-type="none" style:font-name="MathJax Math-italic" fo:font-size="11.25pt" style:text-underline-style="none" style:text-blinking="false" loext:padding="0in" loext:border="none"/>
    </style:style>
    <style:style style:name="T23" style:family="text">
      <style:text-properties style:text-line-through-style="none" style:text-line-through-type="none" style:font-name="MathJax Math-italic" fo:font-size="8.25pt" style:text-underline-style="none" style:text-blinking="false" loext:padding="0in" loext:border="none"/>
    </style:style>
    <style:style style:name="T24" style:family="text">
      <style:text-properties style:text-line-through-style="none" style:text-line-through-type="none" style:font-name="MathJax Main" fo:font-size="11.25pt" style:text-underline-style="none" style:text-blinking="false" loext:padding="0in" loext:border="none"/>
    </style:style>
    <style:style style:name="T25" style:family="text">
      <style:text-properties style:text-line-through-style="none" style:text-line-through-type="none" style:font-name="MathJax Main" fo:font-size="8.25pt" style:text-underline-style="none" style:text-blinking="false" loext:padding="0in" loext:border="none"/>
    </style:style>
    <style:style style:name="T26" style:family="text">
      <style:text-properties style:text-line-through-style="none" style:text-line-through-type="none" fo:font-size="11.25pt" style:text-underline-style="none" style:text-blinking="false" loext:padding="0in" loext:border="none"/>
    </style:style>
    <style:style style:name="T27" style:family="text">
      <style:text-properties style:text-line-through-style="none" style:text-line-through-type="none" style:font-name="MathJax Size3" fo:font-size="11.25pt" style:text-underline-style="none" style:text-blinking="false" loext:padding="0in" loext:border="none"/>
    </style:style>
    <style:style style:name="T28" style:family="text">
      <style:text-properties style:font-name="Helvetica Neue" fo:font-size="9.75pt" fo:font-style="normal" fo:font-weight="normal"/>
    </style:style>
    <style:style style:name="T29" style:family="text">
      <style:text-properties fo:font-variant="normal" fo:text-transform="none" fo:color="#0088cc" style:text-line-through-style="none" style:text-line-through-type="none" style:font-name="Helvetica Neue" fo:font-size="9.75pt" fo:letter-spacing="normal" fo:font-style="normal" style:text-underline-style="none" fo:font-weight="bold" style:text-blinking="false" loext:padding="0in" loext:border="none"/>
    </style:style>
    <style:style style:name="T30" style:family="text">
      <style:text-properties fo:font-variant="normal" fo:text-transform="none" fo:color="#0088cc" style:text-line-through-style="none" style:text-line-through-type="none" style:font-name="Helvetica Neue" fo:font-size="9.75pt" fo:letter-spacing="normal" fo:font-style="normal" style:text-underline-style="none" fo:font-weight="normal" style:text-blinking="false"/>
    </style:style>
    <style:style style:name="T31" style:family="text">
      <style:text-properties fo:font-variant="normal" fo:text-transform="none" fo:color="#0088cc" style:text-line-through-style="none" style:text-line-through-type="none" style:font-name="Helvetica Neue" fo:font-size="9.75pt" fo:letter-spacing="normal" fo:font-style="normal" style:text-underline-style="none" fo:font-weight="normal" style:text-blinking="false" loext:padding-left="2.0311in" loext:padding-right="0.1043in" loext:padding-top="0.1043in" loext:padding-bottom="0.1043in" loext:border="0.06pt solid #000000"/>
    </style:style>
    <style:style style:name="T32" style:family="text">
      <style:text-properties fo:font-variant="normal" fo:text-transform="none" fo:color="#0088cc" style:text-line-through-style="none" style:text-line-through-type="none" style:font-name="Helvetica Neue" fo:font-size="9.75pt" fo:letter-spacing="normal" fo:font-style="normal" style:text-underline-style="none" fo:font-weight="normal" style:text-blinking="false" fo:background-color="#ffffff" loext:char-shading-value="0" loext:padding-left="0in" loext:padding-right="0.1457in" loext:padding-top="0.0193in" loext:padding-bottom="0.0193in" loext:border-left="none" loext:border-right="0.74pt solid #dddddd" loext:border-top="0.74pt solid #dddddd" loext:border-bottom="0.74pt solid #dddddd"/>
    </style:style>
    <style:style style:name="T33" style:family="text">
      <style:text-properties fo:font-variant="normal" fo:text-transform="none" fo:color="#999999" style:text-line-through-style="none" style:text-line-through-type="none" style:font-name="Helvetica Neue" fo:font-size="8.25pt" fo:letter-spacing="normal" fo:font-style="normal" style:text-underline-style="none" fo:font-weight="bold" style:text-blinking="false" loext:padding="0in" loext:border="none"/>
    </style:style>
    <style:style style:name="T34" style:family="text">
      <style:text-properties fo:font-variant="normal" fo:text-transform="none" fo:color="#333333" style:font-name="Helvetica Neue" fo:font-size="9.75pt" fo:letter-spacing="normal" fo:font-style="normal" fo:font-weight="normal"/>
    </style:style>
    <style:style style:name="T35" style:family="text">
      <style:text-properties fo:font-variant="normal" fo:text-transform="none" fo:color="#333333" style:font-name="Helvetica Neue" fo:font-size="9.75pt" fo:letter-spacing="normal" fo:font-style="normal" fo:font-weight="normal" loext:padding="0in" loext:border="none"/>
    </style:style>
    <style:style style:name="T36" style:family="text">
      <style:text-properties fo:font-variant="normal" fo:text-transform="none" fo:color="#333333" style:font-name="Helvetica Neue" fo:font-size="9.75pt" fo:letter-spacing="normal" fo:font-style="normal" fo:font-weight="normal" loext:padding-left="2.0311in" loext:padding-right="0.1043in" loext:padding-top="0.1043in" loext:padding-bottom="0.1043in" loext:border="0.06pt solid #000000"/>
    </style:style>
    <style:style style:name="T37" style:family="text">
      <style:text-properties fo:font-variant="normal" fo:text-transform="none" fo:color="#333333" style:font-name="Helvetica Neue" fo:font-size="9.75pt" fo:letter-spacing="normal" fo:font-style="normal" fo:font-weight="bold"/>
    </style:style>
    <style:style style:name="T38" style:family="text">
      <style:text-properties fo:font-variant="normal" fo:text-transform="none" fo:color="#333333" style:font-name="Helvetica Neue" fo:font-size="9.75pt" fo:letter-spacing="normal" fo:font-style="normal" fo:font-weight="bold" loext:padding-left="2.0311in" loext:padding-right="0.1043in" loext:padding-top="0.1043in" loext:padding-bottom="0.1043in" loext:border="0.06pt solid #000000"/>
    </style:style>
    <style:style style:name="T39" style:family="text">
      <style:text-properties fo:font-variant="normal" fo:text-transform="none" fo:color="#333333" style:font-name="Helvetica Neue" fo:font-size="9.75pt" fo:letter-spacing="normal" fo:font-style="italic" fo:font-weight="normal"/>
    </style:style>
    <style:style style:name="T40" style:family="text">
      <style:text-properties fo:font-variant="normal" fo:text-transform="none" fo:color="#333333" style:font-name="Helvetica Neue" fo:font-size="9.75pt" fo:letter-spacing="normal" fo:font-style="italic" fo:font-weight="normal" loext:padding-left="2.0311in" loext:padding-right="0.1043in" loext:padding-top="0.1043in" loext:padding-bottom="0.1043in" loext:border="0.06pt solid #000000"/>
    </style:style>
    <style:style style:name="T41" style:family="text">
      <style:text-properties fo:font-variant="normal" fo:text-transform="none" fo:color="#333333" fo:letter-spacing="normal" fo:background-color="transparent" loext:char-shading-value="0" loext:padding="0in" loext:border="none"/>
    </style:style>
    <style:style style:name="T42" style:family="text">
      <style:text-properties fo:font-variant="normal" fo:text-transform="none" fo:color="#333333" style:font-name="Monaco" fo:font-size="8.25pt" fo:letter-spacing="normal" fo:font-style="normal" fo:font-weight="normal" fo:background-color="transparent" loext:char-shading-value="0" loext:padding="0in" loext:border="none"/>
    </style:style>
    <style:style style:name="T43" style:family="text">
      <style:text-properties fo:font-variant="normal" fo:text-transform="none" fo:color="#333333" style:text-line-through-style="none" style:text-line-through-type="none" style:font-name="MathJax Math-italic" fo:font-size="11.25pt" fo:letter-spacing="normal" fo:font-style="normal" style:text-underline-style="none" fo:font-weight="normal" style:text-blinking="false" loext:padding="0in" loext:border="none"/>
    </style:style>
    <style:style style:name="T44" style:family="text">
      <style:text-properties fo:font-variant="normal" fo:text-transform="none" fo:color="#333333" style:text-line-through-style="none" style:text-line-through-type="none" style:font-name="MathJax Math-italic" fo:font-size="8.25pt" fo:letter-spacing="normal" fo:font-style="normal" style:text-underline-style="none" fo:font-weight="normal" style:text-blinking="false" loext:padding="0in" loext:border="none"/>
    </style:style>
    <style:style style:name="T45" style:family="text">
      <style:text-properties fo:font-variant="normal" fo:text-transform="none" fo:color="#333333" style:text-line-through-style="none" style:text-line-through-type="none" style:font-name="MathJax Main" fo:font-size="11.25pt" fo:letter-spacing="normal" fo:font-style="normal" style:text-underline-style="none" fo:font-weight="normal" style:text-blinking="false" loext:padding="0in" loext:border="none"/>
    </style:style>
    <style:style style:name="T46" style:family="text">
      <style:text-properties fo:font-variant="normal" fo:text-transform="none" fo:color="#333333" style:text-line-through-style="none" style:text-line-through-type="none" style:font-name="MathJax Main" fo:font-size="8.25pt" fo:letter-spacing="normal" fo:font-style="normal" style:text-underline-style="none" fo:font-weight="normal" style:text-blinking="false" loext:padding="0in" loext:border="none"/>
    </style:style>
    <style:style style:name="T47" style:family="text">
      <style:text-properties fo:font-variant="normal" fo:text-transform="none" fo:color="#333333" style:text-line-through-style="none" style:text-line-through-type="none" style:font-name="Helvetica Neue" fo:font-size="11.25pt" fo:letter-spacing="normal" fo:font-style="normal" style:text-underline-style="none" fo:font-weight="normal" style:text-blinking="false" loext:padding="0in" loext:border="none"/>
    </style:style>
    <style:style style:name="T48" style:family="text">
      <style:text-properties fo:font-variant="normal" fo:text-transform="none" fo:color="#dd1144" style:font-name="Monaco" fo:font-size="8.25pt" fo:letter-spacing="normal" fo:font-style="normal" fo:font-weight="normal" fo:background-color="#f7f7f9" loext:char-shading-value="0" loext:padding-left="0.0417in" loext:padding-right="0.0417in" loext:padding-top="0.0209in" loext:padding-bottom="0.0209in" loext:border="0.06pt solid #e1e1e8"/>
    </style:style>
    <style:style style:name="T49" style:family="text">
      <style:text-properties fo:font-variant="normal" fo:text-transform="none" fo:color="#46a546" style:font-name="Helvetica Neue" fo:font-size="11pt" fo:letter-spacing="normal" fo:font-style="normal" fo:font-weight="bold" loext:padding="0in" loext:border="none"/>
    </style:style>
    <style:style style:name="T50" style:family="text">
      <style:text-properties fo:color="#b00040"/>
    </style:style>
    <style:style style:name="T51" style:family="text">
      <style:text-properties fo:color="#b00040" style:font-name="Monaco" fo:font-size="9pt" fo:font-style="normal" fo:font-weight="normal"/>
    </style:style>
    <style:style style:name="T52" style:family="text">
      <style:text-properties style:font-name="MathJax Math-italic"/>
    </style:style>
    <style:style style:name="T53" style:family="text">
      <style:text-properties style:font-name="MathJax Math-italic" fo:font-size="8.25pt"/>
    </style:style>
    <style:style style:name="T54" style:family="text">
      <style:text-properties style:font-name="MathJax Main"/>
    </style:style>
    <style:style style:name="T55" style:family="text">
      <style:text-properties style:font-name="MathJax Main" fo:font-size="8.25pt"/>
    </style:style>
    <style:style style:name="T56" style:family="text">
      <style:text-properties fo:color="#19177c"/>
    </style:style>
    <style:style style:name="T57" style:family="text">
      <style:text-properties fo:color="#19177c" style:font-name="Monaco" fo:font-size="9pt"/>
    </style:style>
    <style:style style:name="T58" style:family="text">
      <style:text-properties fo:color="#19177c" style:font-name="Monaco" fo:font-size="9pt" fo:font-style="normal" fo:font-weight="normal"/>
    </style:style>
    <style:style style:name="T59" style:family="text">
      <style:text-properties fo:color="#ba2121"/>
    </style:style>
    <style:style style:name="T60" style:family="text">
      <style:text-properties fo:color="#408080" style:font-name="Monaco" fo:font-size="9pt" fo:font-style="italic" fo:font-weight="normal"/>
    </style:style>
    <style:style style:name="fr1"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content" fo:padding="0in" fo:border="none"/>
    </style:style>
    <style:style style:name="fr2"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3"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4" style:family="graphic" style:parent-style-name="Frame">
      <style:graphic-properties fo:margin-left="0.3126in" fo:margin-right="0in" fo:margin-top="0in" fo:margin-bottom="0in" style:wrap="right" style:number-wrapped-paragraphs="no-limit" style:vertical-pos="top" style:vertical-rel="paragraph-content" style:horizontal-pos="left" style:horizontal-rel="paragraph" fo:padding="0in" fo:border="none"/>
    </style:style>
    <style:style style:name="fr5" style:family="graphic" style:parent-style-name="Frame">
      <style:graphic-properties fo:margin-left="0in" fo:margin-right="0in" fo:margin-top="0in" fo:margin-bottom="0in" style:wrap="run-through" style:number-wrapped-paragraphs="no-limit" style:vertical-pos="top" style:vertical-rel="char" style:horizontal-pos="from-left" style:horizontal-rel="page" fo:padding="0in" fo:border="none"/>
    </style:style>
    <style:style style:name="fr6" style:family="graphic" style:parent-style-name="Frame">
      <style:graphic-properties fo:margin-left="0.1457in" fo:margin-right="0in" fo:margin-top="0in" fo:margin-bottom="0in" style:wrap="run-through" style:number-wrapped-paragraphs="no-limit" style:vertical-pos="top" style:vertical-rel="char" style:horizontal-pos="from-left" style:horizontal-rel="page" fo:padding="0in" fo:border="non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324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4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apply-filter="true" form:enctype="multipart/formdata" form:method="post" form:control-implementation="ooo:com.sun.star.form.component.Form" office:target-frame="" xlink:href="http://rosalind.info/problems/fibd/solution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37168633" text:style-name="L1">
        <text:list-item>
          <text:p text:style-name="P8">We just keep track of the ages of the rabbits:</text:p>
        </text:list-item>
      </text:list>
      <table:table table:name="Table1" table:style-name="Table1">
        <table:table-column table:style-name="Table1.A"/>
        <table:table-column table:style-name="Table1.B"/>
        <table:table-row>
          <table:table-cell table:style-name="Table1.A1" office:value-type="string">
            <text:p text:style-name="P24">1</text:p>
            <text:p text:style-name="P32">2</text:p>
            <text:p text:style-name="P32">3</text:p>
            <text:p text:style-name="P32">4</text:p>
            <text:p text:style-name="P32">5</text:p>
            <text:p text:style-name="P32">6</text:p>
          </table:table-cell>
          <table:table-cell table:style-name="Table1.A1" office:value-type="string">
            <text:p text:style-name="P26">#!/usr/bin/env python</text:p>
            <text:p text:style-name="P33"><text:span text:style-name="T2">def</text:span> <text:span text:style-name="T8">fib</text:span>(n,k<text:span text:style-name="T12">=1</text:span>):</text:p>
            <text:p text:style-name="P34"><text:s text:c="2"/><text:span text:style-name="T16">ages </text:span><text:span text:style-name="T13">=</text:span><text:span text:style-name="T16"> [</text:span><text:span text:style-name="T13">1</text:span><text:span text:style-name="T16">] </text:span><text:span text:style-name="T13">+</text:span><text:span text:style-name="T16"> [</text:span><text:span text:style-name="T13">0</text:span><text:span text:style-name="T16">]</text:span><text:span text:style-name="T13">*</text:span><text:span text:style-name="T16">(k</text:span><text:span text:style-name="T13">-1</text:span><text:span text:style-name="T16">)</text:span></text:p>
            <text:p text:style-name="P34"><text:s text:c="2"/><text:span text:style-name="T4">for</text:span><text:span text:style-name="T16"> i </text:span><text:span text:style-name="T19">in</text:span><text:span text:style-name="T16"> </text:span><text:span text:style-name="T3">xrange</text:span><text:span text:style-name="T16">(n</text:span><text:span text:style-name="T13">-1</text:span><text:span text:style-name="T16">):</text:span></text:p>
            <text:p text:style-name="P34"><text:s text:c="4"/><text:span text:style-name="T16">ages </text:span><text:span text:style-name="T13">=</text:span><text:span text:style-name="T16"> [</text:span><text:span text:style-name="T3">sum</text:span><text:span text:style-name="T16">(ages[</text:span><text:span text:style-name="T13">1</text:span><text:span text:style-name="T16">:])] </text:span><text:span text:style-name="T13">+</text:span><text:span text:style-name="T16"> ages[:</text:span><text:span text:style-name="T13">-1</text:span><text:span text:style-name="T16">]</text:span></text:p>
            <text:p text:style-name="P34"><text:s text:c="2"/><text:span text:style-name="T4">return</text:span><text:span text:style-name="T16"> </text:span><text:span text:style-name="T3">sum</text:span><text:span text:style-name="T16">(ages)</text:span></text:p>
          </table:table-cell>
        </table:table-row>
      </table:table>
      <text:section text:style-name="Sect1" text:name="comment-3576">
        <text:list xml:id="list225408512874590" text:continue-numbering="true" text:style-name="L1">
          <text:list-item>
            <text:list>
              <text:list-item>
                <text:p text:style-name="P1"/>
              </text:list-item>
            </text:list>
          </text:list-item>
        </text:list>
      </text:section>
      <text:list xml:id="list225407223920284" text:continue-numbering="true" text:style-name="L1">
        <text:list-item>
          <text:list>
            <text:list-item>
              <text:p text:style-name="P7"><draw:frame draw:style-name="fr1" draw:name="Frame1" text:anchor-type="paragraph" svg:width="0.2602in" draw:z-index="0"><draw:text-box fo:min-height="0.0161in"><text:p text:style-name="P5">+2</text:p></draw:text-box></draw:frame><text:a xlink:type="simple" xlink:href="http://rosalind.info/users/Pathfinder/" text:style-name="Internet_20_link" text:visited-style-name="Visited_20_Internet_20_Link"><text:span text:style-name="T29">Pathfinder</text:span></text:a></text:p>
              <text:p text:style-name="P6">May 29, 2013, 1:58 p.m.</text:p>
              <text:p text:style-name="P7"><text:a xlink:type="simple" xlink:href="http://rosalind.info/comments/3576/" text:style-name="Internet_20_link" text:visited-style-name="Visited_20_Internet_20_Link"><text:span text:style-name="T33">#</text:span></text:a><text:span text:style-name="T35">  </text:span><text:a xlink:type="simple" xlink:href="http://rosalind.info/comments/2720/reply/" text:style-name="Internet_20_link" text:visited-style-name="Visited_20_Internet_20_Link"><text:span text:style-name="T33">reply</text:span></text:a></text:p>
              <text:p text:style-name="P8">My solution precisely! Python is beautiful :)</text:p>
            </text:list-item>
          </text:list>
        </text:list-item>
      </text:list>
      <text:section text:style-name="Sect1" text:name="comment-5323">
        <text:list xml:id="list225408671936683" text:continue-numbering="true" text:style-name="L1">
          <text:list-item>
            <text:list>
              <text:list-item>
                <text:p text:style-name="P21"/>
              </text:list-item>
            </text:list>
          </text:list-item>
        </text:list>
      </text:section>
      <text:list xml:id="list225408255505044" text:continue-numbering="true" text:style-name="L1">
        <text:list-item>
          <text:list>
            <text:list-item>
              <text:p text:style-name="P7"><draw:frame draw:style-name="fr1" draw:name="Frame2" text:anchor-type="paragraph" svg:width="0.2602in" draw:z-index="1"><draw:text-box fo:min-height="0.0161in"><text:p text:style-name="P5">+6</text:p></draw:text-box></draw:frame><text:a xlink:type="simple" xlink:href="http://rosalind.info/users/bkolends/" text:style-name="Internet_20_link" text:visited-style-name="Visited_20_Internet_20_Link"><text:span text:style-name="T29">bkolends</text:span></text:a></text:p>
              <text:p text:style-name="P6">Dec. 23, 2013, 2:07 p.m.</text:p>
              <text:p text:style-name="P7"><text:a xlink:type="simple" xlink:href="http://rosalind.info/comments/5323/" text:style-name="Internet_20_link" text:visited-style-name="Visited_20_Internet_20_Link"><text:span text:style-name="T33">#</text:span></text:a><text:span text:style-name="T35">  </text:span><text:a xlink:type="simple" xlink:href="http://rosalind.info/comments/2720/reply/" text:style-name="Internet_20_link" text:visited-style-name="Visited_20_Internet_20_Link"><text:span text:style-name="T33">reply</text:span></text:a></text:p>
              <text:p text:style-name="P8">I'm a rather novice python user (at least that's what I'm finding out rather rapidly as I come across all the various elogent solutions). Can someone explain briefly how this program works?</text:p>
            </text:list-item>
          </text:list>
        </text:list-item>
      </text:list>
      <text:section text:style-name="Sect1" text:name="comment-5621">
        <text:list xml:id="list225408102752105" text:continue-numbering="true" text:style-name="L1">
          <text:list-item>
            <text:list>
              <text:list-item>
                <text:p text:style-name="P21"/>
              </text:list-item>
            </text:list>
          </text:list-item>
        </text:list>
      </text:section>
      <text:list xml:id="list225407900959173" text:continue-numbering="true" text:style-name="L1">
        <text:list-item>
          <text:list>
            <text:list-item>
              <text:p text:style-name="P7"><draw:frame draw:style-name="fr1" draw:name="Frame3" text:anchor-type="paragraph" svg:width="0.2602in" draw:z-index="2"><draw:text-box fo:min-height="0.0161in"><text:p text:style-name="P5">+1</text:p></draw:text-box></draw:frame><text:a xlink:type="simple" xlink:href="http://rosalind.info/users/cartoonist/" text:style-name="Internet_20_link" text:visited-style-name="Visited_20_Internet_20_Link"><text:span text:style-name="T29">Ali Ghaffaari</text:span></text:a></text:p>
              <text:p text:style-name="P6">Jan. 29, 2014, 3:12 a.m.</text:p>
              <text:p text:style-name="P7"><text:a xlink:type="simple" xlink:href="http://rosalind.info/comments/5621/" text:style-name="Internet_20_link" text:visited-style-name="Visited_20_Internet_20_Link"><text:span text:style-name="T33">#</text:span></text:a><text:span text:style-name="T35">  </text:span><text:a xlink:type="simple" xlink:href="http://rosalind.info/comments/2720/reply/" text:style-name="Internet_20_link" text:visited-style-name="Visited_20_Internet_20_Link"><text:span text:style-name="T33">reply</text:span></text:a></text:p>
              <text:p text:style-name="P8">I did exactly the same! Great Python! :D</text:p>
            </text:list-item>
          </text:list>
        </text:list-item>
      </text:list>
      <text:section text:style-name="Sect1" text:name="comment-5641">
        <text:list xml:id="list225408693316553" text:continue-numbering="true" text:style-name="L1">
          <text:list-item>
            <text:list>
              <text:list-item>
                <text:p text:style-name="P21"/>
              </text:list-item>
            </text:list>
          </text:list-item>
        </text:list>
      </text:section>
      <text:list xml:id="list225407541564851" text:continue-numbering="true" text:style-name="L1">
        <text:list-item>
          <text:list>
            <text:list-item>
              <text:p text:style-name="P7"><draw:frame draw:style-name="fr1" draw:name="Frame4" text:anchor-type="paragraph" svg:width="0.2602in" draw:z-index="3"><draw:text-box fo:min-height="0.0161in"><text:p text:style-name="P5">+4</text:p></draw:text-box></draw:frame><text:a xlink:type="simple" xlink:href="http://rosalind.info/users/cartoonist/" text:style-name="Internet_20_link" text:visited-style-name="Visited_20_Internet_20_Link"><text:span text:style-name="T29">Ali Ghaffaari</text:span></text:a></text:p>
              <text:p text:style-name="P6"><text:soft-page-break/>Jan. 30, 2014, 2:42 a.m.</text:p>
              <text:p text:style-name="P7"><text:a xlink:type="simple" xlink:href="http://rosalind.info/comments/5641/" text:style-name="Internet_20_link" text:visited-style-name="Visited_20_Internet_20_Link"><text:span text:style-name="T33">#</text:span></text:a><text:span text:style-name="T35">  </text:span><text:a xlink:type="simple" xlink:href="http://rosalind.info/comments/2720/reply/" text:style-name="Internet_20_link" text:visited-style-name="Visited_20_Internet_20_Link"><text:span text:style-name="T33">reply</text:span></text:a></text:p>
              <text:p text:style-name="P8">I'm thinking about this problem since yesterday. I came to this conclusion: As a programmer, we're usually seeking for an algorithmic solution of a problem rather than a mathematical one or closed form solution (at least for me). Algorithmic solution for this problem is actually manual counting performing faster by the help of computer systems. In my opinion, closed form solutions are more beautiful! :) So, I changed my code:</text:p>
            </text:list-item>
          </text:list>
        </text:list-item>
      </text:list>
      <table:table table:name="Table2" table:style-name="Table2">
        <table:table-column table:style-name="Table2.A"/>
        <table:table-column table:style-name="Table2.B"/>
        <table:table-row>
          <table:table-cell table:style-name="Table2.A1" office:value-type="string">
            <text:p text:style-name="P24">1</text:p>
            <text:p text:style-name="P32">2</text:p>
            <text:p text:style-name="P32">3</text:p>
            <text:p text:style-name="P32">4</text:p>
            <text:p text:style-name="P32">5</text:p>
            <text:p text:style-name="P32">6</text:p>
          </table:table-cell>
          <table:table-cell table:style-name="Table2.A1" office:value-type="string">
            <text:p text:style-name="P26">#!/usr/bin/env python</text:p>
            <text:p text:style-name="P33"><text:span text:style-name="T2">def</text:span> <text:span text:style-name="T8">population</text:span>(n, m<text:span text:style-name="T12">=1</text:span>):</text:p>
            <text:p text:style-name="P34"><text:s text:c="4"/><text:span text:style-name="T16">h </text:span><text:span text:style-name="T13">=</text:span><text:span text:style-name="T16"> [</text:span><text:span text:style-name="T13">0</text:span><text:span text:style-name="T16">]</text:span><text:span text:style-name="T13">*</text:span><text:span text:style-name="T16">(m</text:span><text:span text:style-name="T13">-2</text:span><text:span text:style-name="T16">) </text:span><text:span text:style-name="T13">+</text:span><text:span text:style-name="T16"> [</text:span><text:span text:style-name="T13">1</text:span><text:span text:style-name="T16">, </text:span><text:span text:style-name="T13">1</text:span><text:span text:style-name="T16">, </text:span><text:span text:style-name="T13">1</text:span><text:span text:style-name="T16">]</text:span></text:p>
            <text:p text:style-name="P34"><text:s text:c="4"/><text:span text:style-name="T4">for</text:span><text:span text:style-name="T16"> i </text:span><text:span text:style-name="T19">in</text:span><text:span text:style-name="T16"> </text:span><text:span text:style-name="T3">xrange</text:span><text:span text:style-name="T16">(n</text:span><text:span text:style-name="T13">-2</text:span><text:span text:style-name="T16">):</text:span></text:p>
            <text:p text:style-name="P34"><text:s text:c="8"/><text:span text:style-name="T16">h </text:span><text:span text:style-name="T13">+=</text:span><text:span text:style-name="T16"> [h[</text:span><text:span text:style-name="T13">-1</text:span><text:span text:style-name="T16">] </text:span><text:span text:style-name="T13">+</text:span><text:span text:style-name="T16"> h[</text:span><text:span text:style-name="T13">-2</text:span><text:span text:style-name="T16">] </text:span><text:span text:style-name="T13">-</text:span><text:span text:style-name="T16"> h[</text:span><text:span text:style-name="T13">-</text:span><text:span text:style-name="T16">m</text:span><text:span text:style-name="T13">-1</text:span><text:span text:style-name="T16">]]</text:span></text:p>
            <text:p text:style-name="P34"><text:s text:c="4"/><text:span text:style-name="T4">return</text:span><text:span text:style-name="T16"> h[</text:span><text:span text:style-name="T13">-1</text:span><text:span text:style-name="T16">]</text:span></text:p>
          </table:table-cell>
        </table:table-row>
      </table:table>
      <text:section text:style-name="Sect1" text:name="comment-7246">
        <text:list xml:id="list225409111968668" text:continue-numbering="true" text:style-name="L1">
          <text:list-item>
            <text:list>
              <text:list-item>
                <text:p text:style-name="P1"/>
              </text:list-item>
            </text:list>
          </text:list-item>
        </text:list>
      </text:section>
      <text:list xml:id="list225407725230472" text:continue-numbering="true" text:style-name="L1">
        <text:list-item>
          <text:list>
            <text:list-item>
              <text:p text:style-name="P7"><draw:frame draw:style-name="fr1" draw:name="Frame5" text:anchor-type="paragraph" svg:width="0.2602in" draw:z-index="4"><draw:text-box fo:min-height="0.0161in"><text:p text:style-name="P5">+19</text:p></draw:text-box></draw:frame><text:a xlink:type="simple" xlink:href="http://rosalind.info/users/rslite/" text:style-name="Internet_20_link" text:visited-style-name="Visited_20_Internet_20_Link"><text:span text:style-name="T29">rslite</text:span></text:a></text:p>
              <text:p text:style-name="P6">Sept. 14, 2014, 3:45 p.m.</text:p>
              <text:p text:style-name="P7"><text:a xlink:type="simple" xlink:href="http://rosalind.info/comments/7246/" text:style-name="Internet_20_link" text:visited-style-name="Visited_20_Internet_20_Link"><text:span text:style-name="T33">#</text:span></text:a><text:span text:style-name="T35">  </text:span><text:a xlink:type="simple" xlink:href="http://rosalind.info/comments/2720/reply/" text:style-name="Internet_20_link" text:visited-style-name="Visited_20_Internet_20_Link"><text:span text:style-name="T33">reply</text:span></text:a></text:p>
              <text:p text:style-name="P9"><text:span text:style-name="T36">The key is that the </text:span><text:span text:style-name="Strong_20_Emphasis"><text:span text:style-name="T38">ages</text:span></text:span><text:span text:style-name="T36"> array maintains a </text:span><text:span text:style-name="Emphasis"><text:span text:style-name="T40">count</text:span></text:span><text:span text:style-name="T36"> of the rabbit pairs of different age. The first element is count of rabbits that are one month old, second element two months old and so on. There are </text:span><text:span text:style-name="Strong_20_Emphasis"><text:span text:style-name="T38">k</text:span></text:span><text:span text:style-name="T36"> elements in that array, </text:span><text:soft-page-break/><text:span text:style-name="T36">corresponding to the maximum number of months the rabbits can live.</text:span></text:p>
              <text:p text:style-name="P9"><text:span text:style-name="T36">The line from the for loop will calculate the number of newborns: </text:span><text:span text:style-name="Source_20_Text"><text:span text:style-name="T48">sum(ages[1:])</text:span></text:span><text:span text:style-name="T36"> - each rabbit pair will have a newborn except the ones that are newborns themselves, that's why the first element in excluded from the sum: </text:span><text:span text:style-name="Source_20_Text"><text:span text:style-name="T48">ages[1:]</text:span></text:span><text:span text:style-name="T36">. The result will become the first element in the list and the rest of the list will be the rabbits advancing in age with one month (the oldest ones dieing, hence the </text:span><text:span text:style-name="Source_20_Text"><text:span text:style-name="T48">ages[:-1]</text:span></text:span><text:span text:style-name="T36"> which excludes the last entry).</text:span></text:p>
              <text:p text:style-name="P9"><text:span text:style-name="T36">Best thing is to do a small example on paper with </text:span><text:span text:style-name="Strong_20_Emphasis"><text:span text:style-name="T38">k</text:span></text:span><text:span text:style-name="T36"> of about 4, 5.</text:span></text:p>
            </text:list-item>
          </text:list>
        </text:list-item>
      </text:list>
      <text:section text:style-name="Sect1" text:name="comment-7463">
        <text:list xml:id="list225409212621412" text:continue-numbering="true" text:style-name="L1">
          <text:list-item>
            <text:list>
              <text:list-item>
                <text:p text:style-name="P21"/>
              </text:list-item>
            </text:list>
          </text:list-item>
        </text:list>
      </text:section>
      <text:list xml:id="list225408325167036" text:continue-numbering="true" text:style-name="L1">
        <text:list-item>
          <text:list>
            <text:list-item>
              <text:p text:style-name="P7"><draw:frame draw:style-name="fr1" draw:name="Frame6" text:anchor-type="paragraph" svg:width="0.2602in" draw:z-index="5"><draw:text-box fo:min-height="0.0161in"><text:p text:style-name="P5">+6</text:p></draw:text-box></draw:frame><text:a xlink:type="simple" xlink:href="http://rosalind.info/users/arekolek/" text:style-name="Internet_20_link" text:visited-style-name="Visited_20_Internet_20_Link"><text:span text:style-name="T29">arekolek</text:span></text:a></text:p>
              <text:p text:style-name="P6">Oct. 3, 2014, 6:46 a.m.</text:p>
              <text:p text:style-name="P7"><text:a xlink:type="simple" xlink:href="http://rosalind.info/comments/7463/" text:style-name="Internet_20_link" text:visited-style-name="Visited_20_Internet_20_Link"><text:span text:style-name="T33">#</text:span></text:a><text:span text:style-name="T35">  </text:span><text:a xlink:type="simple" xlink:href="http://rosalind.info/comments/2720/reply/" text:style-name="Internet_20_link" text:visited-style-name="Visited_20_Internet_20_Link"><text:span text:style-name="T33">reply</text:span></text:a></text:p>
              <text:p text:style-name="P9"><text:span text:style-name="Strong_20_Emphasis"><text:span text:style-name="T38">Remark:</text:span></text:span></text:p>
              <text:p text:style-name="P8">As a sidenote, solution by Ali Ghaffaari has high memory requirements. It's O(n), while it could be O(m). To alleviate this you could rewrite line 5 as:</text:p>
              <text:p text:style-name="P27"><text:soft-page-break/>h <text:span text:style-name="T12">=</text:span> h[<text:span text:style-name="T12">1</text:span>:] <text:span text:style-name="T12">+</text:span> [h[<text:span text:style-name="T12">-1</text:span>] <text:span text:style-name="T12">+</text:span> h[<text:span text:style-name="T12">-2</text:span>] <text:span text:style-name="T12">-</text:span> h[<text:span text:style-name="T12">0</text:span>]]</text:p>
              <text:p text:style-name="P8">For large n, it beats both above solutions in terms of time (0.7 s with n=1e5, m=50 compared to Ali Ghaffaari's 1.06 s and abeliangrape's 12.1 s) and memory (Ali Ghaffaari's solution allocated 441 MB of additional memory).</text:p>
              <text:p text:style-name="P8">Even for small values of n, it is faster than abeliangrape's solution (0.3 ms compared to Ali Ghaffaari's 0.1ms and abeliangrape's 1.23 ms). So it's not just whether it's more beautiful, it's also about performance.</text:p>
              <text:p text:style-name="P9"><text:span text:style-name="Strong_20_Emphasis"><text:span text:style-name="T38">Explanation of the formulas used in the solutions above:</text:span></text:span></text:p>
              <text:p text:style-name="P8">abeliangrape's solution is equivalent to this recurrence:</text:p>
              <text:p text:style-name="P8">a(n) = a(n-2) + ... + a(n-m)</text:p>
              <text:p text:style-name="P8">To eliminate the need to perform O(m) sum operations, doing O(1) instead, one can note that:</text:p>
              <text:p text:style-name="P8">a(n-1) = a(n-3) + ... + a(n-m-1)</text:p>
              <text:p text:style-name="P8">So, to get a(n) from a(n-1) you would add a(n-2) and subtract a(n-m-1), thus:</text:p>
              <text:p text:style-name="P8">a(n) = a(n-1) + a(n-2) - a(n-m-1)</text:p>
            </text:list-item>
          </text:list>
        </text:list-item>
      </text:list>
      <text:section text:style-name="Sect1" text:name="comment-10743">
        <text:list xml:id="list225407693836441" text:continue-numbering="true" text:style-name="L1">
          <text:list-item>
            <text:list>
              <text:list-item>
                <text:p text:style-name="P21"/>
              </text:list-item>
            </text:list>
          </text:list-item>
        </text:list>
      </text:section>
      <text:list xml:id="list225408781238495" text:continue-numbering="true" text:style-name="L1">
        <text:list-item>
          <text:list>
            <text:list-item>
              <text:p text:style-name="P7"><draw:frame draw:style-name="fr1" draw:name="Frame7" text:anchor-type="paragraph" svg:width="0.2602in" draw:z-index="6"><draw:text-box fo:min-height="0.0161in"><text:p text:style-name="P5">+2</text:p></draw:text-box></draw:frame><text:a xlink:type="simple" xlink:href="http://rosalind.info/users/apense/" text:style-name="Internet_20_link" text:visited-style-name="Visited_20_Internet_20_Link"><text:span text:style-name="T29">apense</text:span></text:a></text:p>
              <text:p text:style-name="P6">Dec. 2, 2015, 2:59 p.m.</text:p>
              <text:p text:style-name="P7"><text:soft-page-break/><text:a xlink:type="simple" xlink:href="http://rosalind.info/comments/10743/" text:style-name="Internet_20_link" text:visited-style-name="Visited_20_Internet_20_Link"><text:span text:style-name="T33">#</text:span></text:a><text:span text:style-name="T35">  </text:span><text:a xlink:type="simple" xlink:href="http://rosalind.info/comments/2720/reply/" text:style-name="Internet_20_link" text:visited-style-name="Visited_20_Internet_20_Link"><text:span text:style-name="T33">reply</text:span></text:a></text:p>
              <text:p text:style-name="P8">Beautiful solution.</text:p>
              <text:p text:style-name="P8">Here's the equivalent in Nim, if anyone's curious:</text:p>
              <text:p text:style-name="P27"><text:span text:style-name="T2">proc </text:span><text:span text:style-name="T8">mortalFib</text:span>(n: <text:span text:style-name="T50">int</text:span>; k <text:span text:style-name="T12">=</text:span> <text:span text:style-name="T12">1</text:span>): <text:span text:style-name="T50">int</text:span> <text:span text:style-name="T12">=</text:span></text:p>
              <text:p text:style-name="P36"><text:s text:c="2"/><text:span text:style-name="T5">var</text:span><text:span text:style-name="T17"> ages </text:span><text:span text:style-name="T14">=</text:span><text:span text:style-name="T17"> newSeq</text:span><text:span text:style-name="T14">[</text:span><text:span text:style-name="T51">int</text:span><text:span text:style-name="T14">]</text:span><text:span text:style-name="T17">(k)</text:span></text:p>
              <text:p text:style-name="P36"><text:s text:c="2"/><text:span text:style-name="T17">ages</text:span><text:span text:style-name="T14">[0]</text:span><text:span text:style-name="T17"> </text:span><text:span text:style-name="T14">=</text:span><text:span text:style-name="T17"> </text:span><text:span text:style-name="T14">1</text:span></text:p>
              <text:p text:style-name="P36"><text:s text:c="2"/><text:span text:style-name="T5">for</text:span><text:span text:style-name="T17"> i </text:span><text:span text:style-name="T20">in</text:span><text:span text:style-name="T17"> </text:span><text:span text:style-name="T14">0</text:span><text:span text:style-name="T17">..</text:span><text:span text:style-name="T14">&lt;</text:span><text:span text:style-name="T17">n</text:span><text:span text:style-name="T14">-1</text:span><text:span text:style-name="T17">:</text:span></text:p>
              <text:p text:style-name="P36"><text:s text:c="4"/><text:span text:style-name="T17">ages </text:span><text:span text:style-name="T14">=</text:span><text:span text:style-name="T17"> </text:span><text:span text:style-name="T14">@[</text:span><text:span text:style-name="T17">foldr(ages</text:span><text:span text:style-name="T14">[1</text:span><text:span text:style-name="T17">..^</text:span><text:span text:style-name="T14">1]</text:span><text:span text:style-name="T17">, a </text:span><text:span text:style-name="T14">+</text:span><text:span text:style-name="T17"> b)</text:span><text:span text:style-name="T14">]</text:span><text:span text:style-name="T17"> </text:span><text:span text:style-name="T14">&amp;</text:span><text:span text:style-name="T17"> ages</text:span><text:span text:style-name="T14">[0</text:span><text:span text:style-name="T17">..^</text:span><text:span text:style-name="T14">2]</text:span></text:p>
              <text:p text:style-name="P36"><text:s text:c="2"/><text:span text:style-name="T17">result </text:span><text:span text:style-name="T14">=</text:span><text:span text:style-name="T17"> foldr(ages, a</text:span><text:span text:style-name="T14">+</text:span><text:span text:style-name="T17">b)</text:span></text:p>
              <text:p text:style-name="P8">Not nearly as pretty, but gives the same result ;).</text:p>
            </text:list-item>
          </text:list>
        </text:list-item>
      </text:list>
      <text:section text:style-name="Sect1" text:name="comment-11399">
        <text:list xml:id="list225407228625630" text:continue-numbering="true" text:style-name="L1">
          <text:list-item>
            <text:list>
              <text:list-item>
                <text:p text:style-name="P21"/>
              </text:list-item>
            </text:list>
          </text:list-item>
        </text:list>
      </text:section>
      <text:list xml:id="list225407227874653" text:continue-numbering="true" text:style-name="L1">
        <text:list-item>
          <text:list>
            <text:list-item>
              <text:p text:style-name="P7"><draw:frame draw:style-name="fr1" draw:name="Frame8" text:anchor-type="paragraph" svg:width="0.2602in" draw:z-index="7"><draw:text-box fo:min-height="0.0161in"><text:p text:style-name="P5">+1</text:p></draw:text-box></draw:frame><text:a xlink:type="simple" xlink:href="http://rosalind.info/users/littlegq/" text:style-name="Internet_20_link" text:visited-style-name="Visited_20_Internet_20_Link"><text:span text:style-name="T29">littleQ</text:span></text:a></text:p>
              <text:p text:style-name="P6">March 16, 2016, 5:23 p.m.</text:p>
              <text:p text:style-name="P7"><text:a xlink:type="simple" xlink:href="http://rosalind.info/comments/11399/" text:style-name="Internet_20_link" text:visited-style-name="Visited_20_Internet_20_Link"><text:span text:style-name="T33">#</text:span></text:a><text:span text:style-name="T35">  </text:span><text:a xlink:type="simple" xlink:href="http://rosalind.info/comments/2720/reply/" text:style-name="Internet_20_link" text:visited-style-name="Visited_20_Internet_20_Link"><text:span text:style-name="T33">reply</text:span></text:a></text:p>
              <text:p text:style-name="P8">really smart solution!</text:p>
            </text:list-item>
          </text:list>
        </text:list-item>
      </text:list>
      <text:section text:style-name="Sect1" text:name="comment-15166">
        <text:list xml:id="list225407760853221" text:continue-numbering="true" text:style-name="L1">
          <text:list-item>
            <text:list>
              <text:list-item>
                <text:p text:style-name="P21"/>
              </text:list-item>
            </text:list>
          </text:list-item>
        </text:list>
      </text:section>
      <text:list xml:id="list225408031693150" text:continue-numbering="true" text:style-name="L1">
        <text:list-item>
          <text:list>
            <text:list-item>
              <text:p text:style-name="P7"><draw:frame draw:style-name="fr1" draw:name="Frame9" text:anchor-type="paragraph" svg:width="0.2602in" draw:z-index="8"><draw:text-box fo:min-height="0.0161in"><text:p text:style-name="P5">0</text:p></draw:text-box></draw:frame><text:a xlink:type="simple" xlink:href="http://rosalind.info/users/qian/" text:style-name="Internet_20_link" text:visited-style-name="Visited_20_Internet_20_Link"><text:span text:style-name="T29">qian</text:span></text:a></text:p>
              <text:p text:style-name="P6"><text:soft-page-break/>Aug. 24, 2018, 5:22 a.m.</text:p>
              <text:p text:style-name="P7"><text:a xlink:type="simple" xlink:href="http://rosalind.info/comments/15166/" text:style-name="Internet_20_link" text:visited-style-name="Visited_20_Internet_20_Link"><text:span text:style-name="T33">#</text:span></text:a><text:span text:style-name="T35">  </text:span><text:a xlink:type="simple" xlink:href="http://rosalind.info/comments/2720/reply/" text:style-name="Internet_20_link" text:visited-style-name="Visited_20_Internet_20_Link"><text:span text:style-name="T33">reply</text:span></text:a></text:p>
              <text:p text:style-name="P8">Very beautiful solution! give me new idea!</text:p>
            </text:list-item>
          </text:list>
        </text:list-item>
      </text:list>
      <text:section text:style-name="Sect1" text:name="comment-15191">
        <text:list xml:id="list225407271625467" text:continue-numbering="true" text:style-name="L1">
          <text:list-item>
            <text:list>
              <text:list-item>
                <text:p text:style-name="P21"/>
              </text:list-item>
            </text:list>
          </text:list-item>
        </text:list>
      </text:section>
      <text:list xml:id="list225407632408405" text:continue-numbering="true" text:style-name="L1">
        <text:list-item>
          <text:list>
            <text:list-item>
              <text:p text:style-name="P7"><draw:frame draw:style-name="fr1" draw:name="Frame10" text:anchor-type="paragraph" svg:width="0.2602in" draw:z-index="9"><draw:text-box fo:min-height="0.0161in"><text:p text:style-name="P5">0</text:p></draw:text-box></draw:frame><text:a xlink:type="simple" xlink:href="http://rosalind.info/users/mhanco/" text:style-name="Internet_20_link" text:visited-style-name="Visited_20_Internet_20_Link"><text:span text:style-name="T29">mhanco</text:span></text:a></text:p>
              <text:p text:style-name="P6">Sept. 2, 2018, 5:43 p.m.</text:p>
              <text:p text:style-name="P7"><text:a xlink:type="simple" xlink:href="http://rosalind.info/comments/15191/" text:style-name="Internet_20_link" text:visited-style-name="Visited_20_Internet_20_Link"><text:span text:style-name="T33">#</text:span></text:a><text:span text:style-name="T35">  </text:span><text:a xlink:type="simple" xlink:href="http://rosalind.info/comments/2720/reply/" text:style-name="Internet_20_link" text:visited-style-name="Visited_20_Internet_20_Link"><text:span text:style-name="T33">reply</text:span></text:a></text:p>
              <text:p text:style-name="P8">I did the same as Ghaffaari's list based version and updated it with Arekolek's memory optimization to keep the list size m+1.</text:p>
              <text:p text:style-name="P27">def MortalFibonacci(n, m=1):</text:p>
              <text:p text:style-name="P36"><text:s text:c="4"/><text:span text:style-name="T17">pairs = [0]</text:span><text:span text:style-name="T14">*</text:span><text:span text:style-name="T17">(m</text:span><text:span text:style-name="T14">-</text:span><text:span text:style-name="T17">2) </text:span><text:span text:style-name="T14">+</text:span><text:span text:style-name="T17"> [1]</text:span><text:span text:style-name="T14">*</text:span><text:span text:style-name="T17">3</text:span></text:p>
              <text:p text:style-name="P36"><text:s text:c="4"/><text:span text:style-name="T5">for</text:span><text:span text:style-name="T17"> </text:span><text:span text:style-name="T6">i</text:span><text:span text:style-name="T17"> in range(n</text:span><text:span text:style-name="T14">-</text:span><text:span text:style-name="T17">2):</text:span></text:p>
              <text:p text:style-name="P36"><text:s text:c="8"/><text:span text:style-name="T17">pairs = pairs[1:] </text:span><text:span text:style-name="T14">+</text:span><text:span text:style-name="T17"> [pairs[</text:span><text:span text:style-name="T14">-</text:span><text:span text:style-name="T17">1] </text:span><text:span text:style-name="T14">+</text:span><text:span text:style-name="T17"> pairs[</text:span><text:span text:style-name="T14">-</text:span><text:span text:style-name="T17">2] </text:span><text:span text:style-name="T14">-</text:span><text:span text:style-name="T17"> pairs[</text:span><text:span text:style-name="T14">-</text:span><text:span text:style-name="T17">m</text:span><text:span text:style-name="T14">-</text:span><text:span text:style-name="T17">1]]</text:span></text:p>
              <text:p text:style-name="P36"><text:s text:c="4"/><text:span text:style-name="T5">return</text:span><text:span text:style-name="T17"> pairs[</text:span><text:span text:style-name="T14">-</text:span><text:span text:style-name="T17">1]</text:span></text:p>
              <text:p text:style-name="P42"/>
              <text:p text:style-name="P37"><text:span text:style-name="T2">if</text:span> __name__ <text:span text:style-name="T12">==</text:span> "__main__":</text:p>
              <text:p text:style-name="P36"><text:s text:c="4"/><text:span text:style-name="T17">import sys</text:span></text:p>
              <text:p text:style-name="P36"><text:soft-page-break/><text:s text:c="4"/><text:span text:style-name="T17">[n,m] = map(int, sys.argv[1:])</text:span></text:p>
              <text:p text:style-name="P36"><text:s text:c="4"/><text:span text:style-name="T17">print MortalFibonacci(n, m)</text:span></text:p>
            </text:list-item>
          </text:list>
        </text:list-item>
      </text:list>
      <text:section text:style-name="Sect1" text:name="comment-15405">
        <text:list xml:id="list225407807218646" text:continue-numbering="true" text:style-name="L1">
          <text:list-item>
            <text:list>
              <text:list-item>
                <text:p text:style-name="P21"/>
              </text:list-item>
            </text:list>
          </text:list-item>
        </text:list>
      </text:section>
      <text:list xml:id="list225408382748523" text:continue-numbering="true" text:style-name="L1">
        <text:list-item>
          <text:list>
            <text:list-item>
              <text:p text:style-name="P7"><draw:frame draw:style-name="fr1" draw:name="Frame11" text:anchor-type="paragraph" svg:width="0.2602in" draw:z-index="10"><draw:text-box fo:min-height="0.0161in"><text:p text:style-name="P5">0</text:p></draw:text-box></draw:frame><text:a xlink:type="simple" xlink:href="http://rosalind.info/users/mvarga/" text:style-name="Internet_20_link" text:visited-style-name="Visited_20_Internet_20_Link"><text:span text:style-name="T29">mvarga</text:span></text:a></text:p>
              <text:p text:style-name="P6">Oct. 18, 2018, 8:51 p.m.</text:p>
              <text:p text:style-name="P7"><text:a xlink:type="simple" xlink:href="http://rosalind.info/comments/15405/" text:style-name="Internet_20_link" text:visited-style-name="Visited_20_Internet_20_Link"><text:span text:style-name="T33">#</text:span></text:a><text:span text:style-name="T35">  </text:span><text:a xlink:type="simple" xlink:href="http://rosalind.info/comments/2720/reply/" text:style-name="Internet_20_link" text:visited-style-name="Visited_20_Internet_20_Link"><text:span text:style-name="T33">reply</text:span></text:a></text:p>
              <text:p text:style-name="P14">I have a question: Shouldn't the default value of the <text:bookmark text:name="MathJax-Element-1-Frame"/><text:bookmark text:name="MathJax-Span-1"/><text:bookmark text:name="MathJax-Span-2"/><text:bookmark text:name="MathJax-Span-3"/><text:span text:style-name="T22">m</text:span> variable be <text:bookmark text:name="MathJax-Element-2-Frame"/><text:bookmark text:name="MathJax-Span-4"/><text:bookmark text:name="MathJax-Span-5"/><text:bookmark text:name="MathJax-Span-6"/><text:span text:style-name="T22">n</text:span>? Since that would give you back the original version, when the rabbits live at least <text:bookmark text:name="MathJax-Element-3-Frame"/><text:bookmark text:name="MathJax-Span-7"/><text:bookmark text:name="MathJax-Span-8"/><text:bookmark text:name="MathJax-Span-9"/><text:span text:style-name="T22">n</text:span>months, until the month you are interested in. <text:bookmark text:name="MathJax-Element-4-Frame"/><text:bookmark text:name="MathJax-Span-10"/><text:bookmark text:name="MathJax-Span-11"/><text:bookmark text:name="MathJax-Span-12"/><text:span text:style-name="T22">m</text:span><text:bookmark text:name="MathJax-Span-13"/><text:span text:style-name="T24">=</text:span><text:bookmark text:name="MathJax-Span-14"/><text:span text:style-name="T24">1</text:span> would mean that the rabbits only live for one month, so there is only 1 pair of rabbits at any given time; as soon as they give birth they die.</text:p>
            </text:list-item>
          </text:list>
        </text:list-item>
      </text:list>
      <text:section text:style-name="Sect1" text:name="comment-3526">
        <text:list xml:id="list225408907758722" text:continue-numbering="true" text:style-name="L1">
          <text:list-item>
            <text:p text:style-name="P3"/>
          </text:list-item>
        </text:list>
      </text:section>
      <text:list xml:id="list225407510336011" text:continue-numbering="true" text:style-name="L1">
        <text:list-item>
          <text:p text:style-name="P7"><draw:frame draw:style-name="fr2" draw:name="Frame12" text:anchor-type="paragraph" svg:width="0.2602in" draw:z-index="11"><draw:text-box fo:min-height="0.0161in"><text:p text:style-name="P5">+15</text:p></draw:text-box></draw:frame><text:a xlink:type="simple" xlink:href="http://rosalind.info/users/gadieid/" text:style-name="Internet_20_link" text:visited-style-name="Visited_20_Internet_20_Link"><text:span text:style-name="T29">Gadi Eidelheit</text:span></text:a></text:p>
          <text:p text:style-name="P6">May 19, 2013, 11:28 p.m.</text:p>
          <text:p text:style-name="P7"><text:a xlink:type="simple" xlink:href="http://rosalind.info/comments/3526/" text:style-name="Internet_20_link" text:visited-style-name="Visited_20_Internet_20_Link"><text:span text:style-name="T33">#</text:span></text:a><text:span text:style-name="T35">  </text:span><text:a xlink:type="simple" xlink:href="http://rosalind.info/comments/3526/reply/" text:style-name="Internet_20_link" text:visited-style-name="Visited_20_Internet_20_Link"><text:span text:style-name="T33">reply</text:span></text:a></text:p>
          <text:p text:style-name="P8">There is no need to keep any data, just to play with the numbers and find out what should be subtracted. Took me a while but finally a short code with no recursion.:</text:p>
        </text:list-item>
      </text:list>
      <table:table table:name="Table3" table:style-name="Table3">
        <table:table-column table:style-name="Table3.A"/>
        <table:table-column table:style-name="Table3.B"/>
        <table:table-row>
          <table:table-cell table:style-name="Table3.A1" office:value-type="string">
            <text:p text:style-name="P25"><text:s/><text:soft-page-break/><text:span text:style-name="T16">1</text:span></text:p>
            <text:p text:style-name="P35"><text:s/><text:span text:style-name="T16">2</text:span></text:p>
            <text:p text:style-name="P35"><text:s/><text:span text:style-name="T16">3</text:span></text:p>
            <text:p text:style-name="P35"><text:s/><text:span text:style-name="T16">4</text:span></text:p>
            <text:p text:style-name="P35"><text:s/><text:span text:style-name="T16">5</text:span></text:p>
            <text:p text:style-name="P35"><text:s/><text:span text:style-name="T16">6</text:span></text:p>
            <text:p text:style-name="P35"><text:s/><text:span text:style-name="T16">7</text:span></text:p>
            <text:p text:style-name="P35"><text:s/><text:span text:style-name="T16">8</text:span></text:p>
            <text:p text:style-name="P35"><text:s/><text:span text:style-name="T16">9</text:span></text:p>
            <text:p text:style-name="P32">10</text:p>
          </table:table-cell>
          <table:table-cell table:style-name="Table3.A1" office:value-type="string">
            <text:p text:style-name="P26">#!/usr/bin/python</text:p>
            <text:p text:style-name="P45"><text:soft-page-break/>#Mortal Fib</text:p>
            <text:p text:style-name="P33">n<text:span text:style-name="T12">=88</text:span></text:p>
            <text:p text:style-name="P33">k<text:span text:style-name="T12">=16</text:span></text:p>
            <text:p text:style-name="P33">f<text:span text:style-name="T12">=</text:span>[<text:span text:style-name="T12">1</text:span>]<text:span text:style-name="T12">*100</text:span></text:p>
            <text:p text:style-name="P33"><text:span text:style-name="T2">for</text:span> i <text:span text:style-name="T21">in</text:span> <text:span text:style-name="T1">xrange</text:span>(<text:span text:style-name="T12">2</text:span>,n):</text:p>
            <text:p text:style-name="P34"><text:s text:c="2"/><text:span text:style-name="T16">f[i]</text:span><text:span text:style-name="T13">=</text:span><text:span text:style-name="T16">f[i</text:span><text:span text:style-name="T13">-1</text:span><text:span text:style-name="T16">]</text:span><text:span text:style-name="T13">+</text:span><text:span text:style-name="T16">f[i</text:span><text:span text:style-name="T13">-2</text:span><text:span text:style-name="T16">]</text:span></text:p>
            <text:p text:style-name="P34"><text:s text:c="2"/><text:span text:style-name="T4">if</text:span><text:span text:style-name="T16"> i</text:span><text:span text:style-name="T13">&gt;=</text:span><text:span text:style-name="T16">k:</text:span></text:p>
            <text:p text:style-name="P34"><text:s text:c="4"/><text:span text:style-name="T16">f[i]</text:span><text:span text:style-name="T13">-=</text:span><text:span text:style-name="T16">f[(i</text:span><text:span text:style-name="T13">-</text:span><text:span text:style-name="T16">k)</text:span><text:span text:style-name="T13">-1</text:span><text:span text:style-name="T16">] <text:s/></text:span></text:p>
            <text:p text:style-name="P33"><text:span text:style-name="T2">print</text:span> f[i]</text:p>
          </table:table-cell>
        </table:table-row>
      </table:table>
      <text:section text:style-name="Sect1" text:name="comment-3829">
        <text:list xml:id="list225407400059362" text:continue-numbering="true" text:style-name="L1">
          <text:list-item>
            <text:list>
              <text:list-item>
                <text:p text:style-name="P1"/>
              </text:list-item>
            </text:list>
          </text:list-item>
        </text:list>
      </text:section>
      <text:list xml:id="list225407276247543" text:continue-numbering="true" text:style-name="L1">
        <text:list-item>
          <text:list>
            <text:list-item>
              <text:p text:style-name="P7"><draw:frame draw:style-name="fr1" draw:name="Frame13" text:anchor-type="paragraph" svg:width="0.2602in" draw:z-index="12"><draw:text-box fo:min-height="0.0161in"><text:p text:style-name="P5">0</text:p></draw:text-box></draw:frame><text:a xlink:type="simple" xlink:href="http://rosalind.info/users/spacecadet/" text:style-name="Internet_20_link" text:visited-style-name="Visited_20_Internet_20_Link"><text:span text:style-name="T29">spacecadet</text:span></text:a></text:p>
              <text:p text:style-name="P6">June 27, 2013, 10:06 p.m.</text:p>
              <text:p text:style-name="P7"><text:a xlink:type="simple" xlink:href="http://rosalind.info/comments/3829/" text:style-name="Internet_20_link" text:visited-style-name="Visited_20_Internet_20_Link"><text:span text:style-name="T33">#</text:span></text:a><text:span text:style-name="T35">  </text:span><text:a xlink:type="simple" xlink:href="http://rosalind.info/comments/3526/reply/" text:style-name="Internet_20_link" text:visited-style-name="Visited_20_Internet_20_Link"><text:span text:style-name="T33">reply</text:span></text:a></text:p>
              <text:p text:style-name="P8">Nice intuitive solution. I like this one. Took me a moment to realize why initializing the whole list first is so important (subtracting 1 when i==k). I had an additional statement for that one case to just subtract one. Doing it your way saves the time of having to run my check on every iteration.</text:p>
            </text:list-item>
          </text:list>
        </text:list-item>
      </text:list>
      <text:section text:style-name="Sect1" text:name="comment-7464">
        <text:list xml:id="list225408360525626" text:continue-numbering="true" text:style-name="L1">
          <text:list-item>
            <text:list>
              <text:list-item>
                <text:p text:style-name="P21"/>
              </text:list-item>
            </text:list>
          </text:list-item>
        </text:list>
      </text:section>
      <text:list xml:id="list225408631143308" text:continue-numbering="true" text:style-name="L1">
        <text:list-item>
          <text:list>
            <text:list-item>
              <text:p text:style-name="P7"><draw:frame draw:style-name="fr1" draw:name="Frame14" text:anchor-type="paragraph" svg:width="0.2602in" draw:z-index="13"><draw:text-box fo:min-height="0.0161in"><text:p text:style-name="P5">+3</text:p></draw:text-box></draw:frame><text:a xlink:type="simple" xlink:href="http://rosalind.info/users/arekolek/" text:style-name="Internet_20_link" text:visited-style-name="Visited_20_Internet_20_Link"><text:span text:style-name="T29">arekolek</text:span></text:a></text:p>
              <text:p text:style-name="P6">Oct. 3, 2014, 6:50 a.m.</text:p>
              <text:p text:style-name="P7"><text:a xlink:type="simple" xlink:href="http://rosalind.info/comments/7464/" text:style-name="Internet_20_link" text:visited-style-name="Visited_20_Internet_20_Link"><text:span text:style-name="T33">#</text:span></text:a><text:span text:style-name="T35">  </text:span><text:a xlink:type="simple" xlink:href="http://rosalind.info/comments/3526/reply/" text:style-name="Internet_20_link" text:visited-style-name="Visited_20_Internet_20_Link"><text:span text:style-name="T33">reply</text:span></text:a></text:p>
              <text:p text:style-name="P46">There is no need to keep any data</text:p>
              <text:p text:style-name="P8"><text:soft-page-break/>You are aware that you allocated O(n) memory too keep data?</text:p>
            </text:list-item>
          </text:list>
        </text:list-item>
      </text:list>
      <text:section text:style-name="Sect1" text:name="comment-9804">
        <text:list xml:id="list225407992017068" text:continue-numbering="true" text:style-name="L1">
          <text:list-item>
            <text:list>
              <text:list-item>
                <text:p text:style-name="P21"/>
              </text:list-item>
            </text:list>
          </text:list-item>
        </text:list>
      </text:section>
      <text:list xml:id="list225408488640179" text:continue-numbering="true" text:style-name="L1">
        <text:list-item>
          <text:list>
            <text:list-item>
              <text:p text:style-name="P7"><draw:frame draw:style-name="fr1" draw:name="Frame15" text:anchor-type="paragraph" svg:width="0.2602in" draw:z-index="14"><draw:text-box fo:min-height="0.0161in"><text:p text:style-name="P5">0</text:p></draw:text-box></draw:frame><text:a xlink:type="simple" xlink:href="http://rosalind.info/users/anoronh4/" text:style-name="Internet_20_link" text:visited-style-name="Visited_20_Internet_20_Link"><text:span text:style-name="T29">anoronh4</text:span></text:a></text:p>
              <text:p text:style-name="P6">Aug. 22, 2015, 10:41 a.m.</text:p>
              <text:p text:style-name="P7"><text:a xlink:type="simple" xlink:href="http://rosalind.info/comments/9804/" text:style-name="Internet_20_link" text:visited-style-name="Visited_20_Internet_20_Link"><text:span text:style-name="T33">#</text:span></text:a><text:span text:style-name="T35">  </text:span><text:a xlink:type="simple" xlink:href="http://rosalind.info/comments/3526/reply/" text:style-name="Internet_20_link" text:visited-style-name="Visited_20_Internet_20_Link"><text:span text:style-name="T33">reply</text:span></text:a></text:p>
              <text:p text:style-name="P8">you did keep data...in the array f. great solution anyways.</text:p>
            </text:list-item>
          </text:list>
        </text:list-item>
      </text:list>
      <text:section text:style-name="Sect1" text:name="comment-10962">
        <text:list xml:id="list225409154200345" text:continue-numbering="true" text:style-name="L1">
          <text:list-item>
            <text:list>
              <text:list-item>
                <text:p text:style-name="P21"/>
              </text:list-item>
            </text:list>
          </text:list-item>
        </text:list>
      </text:section>
      <text:list xml:id="list225408990474865" text:continue-numbering="true" text:style-name="L1">
        <text:list-item>
          <text:list>
            <text:list-item>
              <text:p text:style-name="P7"><draw:frame draw:style-name="fr1" draw:name="Frame16" text:anchor-type="paragraph" svg:width="0.2602in" draw:z-index="15"><draw:text-box fo:min-height="0.0161in"><text:p text:style-name="P5">0</text:p></draw:text-box></draw:frame><text:a xlink:type="simple" xlink:href="http://rosalind.info/users/ayseshn/" text:style-name="Internet_20_link" text:visited-style-name="Visited_20_Internet_20_Link"><text:span text:style-name="T29">Ayşe Şahin</text:span></text:a></text:p>
              <text:p text:style-name="P6">Jan. 7, 2016, 3:02 a.m.</text:p>
              <text:p text:style-name="P7"><text:a xlink:type="simple" xlink:href="http://rosalind.info/comments/10962/" text:style-name="Internet_20_link" text:visited-style-name="Visited_20_Internet_20_Link"><text:span text:style-name="T33">#</text:span></text:a><text:span text:style-name="T35">  </text:span><text:a xlink:type="simple" xlink:href="http://rosalind.info/comments/3526/reply/" text:style-name="Internet_20_link" text:visited-style-name="Visited_20_Internet_20_Link"><text:span text:style-name="T33">reply</text:span></text:a></text:p>
              <text:p text:style-name="P8">I loved your solution!!</text:p>
            </text:list-item>
          </text:list>
        </text:list-item>
      </text:list>
      <text:section text:style-name="Sect1" text:name="comment-2914">
        <text:list xml:id="list225409211911152" text:continue-numbering="true" text:style-name="L1">
          <text:list-item>
            <text:p text:style-name="P3"/>
          </text:list-item>
        </text:list>
      </text:section>
      <text:list xml:id="list225408721038897" text:continue-numbering="true" text:style-name="L1">
        <text:list-item>
          <text:p text:style-name="P7"><draw:frame draw:style-name="fr2" draw:name="Frame17" text:anchor-type="paragraph" svg:width="0.2602in" draw:z-index="16"><draw:text-box fo:min-height="0.0161in"><text:p text:style-name="P5">+7</text:p></draw:text-box></draw:frame><text:a xlink:type="simple" xlink:href="http://rosalind.info/users/naagin/" text:style-name="Internet_20_link" text:visited-style-name="Visited_20_Internet_20_Link"><text:span text:style-name="T29">Natalya Ginzburg</text:span></text:a></text:p>
          <text:p text:style-name="P6">March 9, 2013, 2:57 a.m.</text:p>
          <text:p text:style-name="P7"><text:a xlink:type="simple" xlink:href="http://rosalind.info/comments/2914/" text:style-name="Internet_20_link" text:visited-style-name="Visited_20_Internet_20_Link"><text:span text:style-name="T33">#</text:span></text:a><text:span text:style-name="T35">  </text:span><text:a xlink:type="simple" xlink:href="http://rosalind.info/comments/2914/reply/" text:style-name="Internet_20_link" text:visited-style-name="Visited_20_Internet_20_Link"><text:span text:style-name="T33">reply</text:span></text:a></text:p>
          <text:p text:style-name="P8">Python, counting new (small) and old (big) rabbits separately:</text:p>
          <text:p text:style-name="P27">n, m = (int (x) <text:span text:style-name="T2">for</text:span> x in raw_input().split())</text:p>
          <text:p text:style-name="P42"/>
          <text:p text:style-name="P37">big = [0] <text:span text:style-name="T12">*</text:span> n</text:p>
          <text:p text:style-name="P37">small = [0] <text:span text:style-name="T12">*</text:span> n</text:p>
          <text:p text:style-name="P42"/>
          <text:p text:style-name="P37">small[0] = 1</text:p>
          <text:p text:style-name="P42"/>
          <text:p text:style-name="P37"><text:soft-page-break/><text:span text:style-name="T2">for</text:span> <text:span text:style-name="T1">i</text:span> in range (1, n):</text:p>
          <text:p text:style-name="P36"><text:s text:c="2"/><text:span text:style-name="T17">big[</text:span><text:span text:style-name="T6">i</text:span><text:span text:style-name="T17">] = small[</text:span><text:span text:style-name="T6">i</text:span><text:span text:style-name="T14">-</text:span><text:span text:style-name="T17">1] </text:span><text:span text:style-name="T14">+</text:span><text:span text:style-name="T17"> big[</text:span><text:span text:style-name="T6">i</text:span><text:span text:style-name="T14">-</text:span><text:span text:style-name="T17">1] </text:span><text:span text:style-name="T14">-</text:span><text:span text:style-name="T17"> small[</text:span><text:span text:style-name="T6">i</text:span><text:span text:style-name="T17"> </text:span><text:span text:style-name="T14">-</text:span><text:span text:style-name="T17"> m]</text:span></text:p>
          <text:p text:style-name="P36"><text:s text:c="2"/><text:span text:style-name="T17">small[</text:span><text:span text:style-name="T6">i</text:span><text:span text:style-name="T17">] = big[</text:span><text:span text:style-name="T6">i</text:span><text:span text:style-name="T14">-</text:span><text:span text:style-name="T17">1]</text:span></text:p>
          <text:p text:style-name="P42"/>
          <text:p text:style-name="P37">print small[n <text:span text:style-name="T12">-</text:span> 1] <text:span text:style-name="T12">+</text:span> big[n<text:span text:style-name="T12">-</text:span>1]</text:p>
          <text:p text:style-name="P8">or together (almost the same formula as that for immortal rabbits):</text:p>
          <text:p text:style-name="P27">n, m = (int (x) <text:span text:style-name="T2">for</text:span> x in raw_input().split())</text:p>
          <text:p text:style-name="P42"/>
          <text:p text:style-name="P37">f = [0] <text:span text:style-name="T12">*</text:span> (n <text:span text:style-name="T12">+</text:span> 1)</text:p>
          <text:p text:style-name="P37">f[0] = 1</text:p>
          <text:p text:style-name="P37"><text:span text:style-name="T2">for</text:span> <text:span text:style-name="T1">i</text:span> in range (2, n <text:span text:style-name="T12">+</text:span> 1):</text:p>
          <text:p text:style-name="P36"><text:s text:c="2"/><text:span text:style-name="T17">f[</text:span><text:span text:style-name="T6">i</text:span><text:span text:style-name="T17">] = f[</text:span><text:span text:style-name="T6">i</text:span><text:span text:style-name="T14">-</text:span><text:span text:style-name="T17">2] </text:span><text:span text:style-name="T14">+</text:span><text:span text:style-name="T17"> f[</text:span><text:span text:style-name="T6">i</text:span><text:span text:style-name="T14">-</text:span><text:span text:style-name="T17">1] </text:span><text:span text:style-name="T14">-</text:span><text:span text:style-name="T17"> f[</text:span><text:span text:style-name="T6">i</text:span><text:span text:style-name="T17"> </text:span><text:span text:style-name="T14">-</text:span><text:span text:style-name="T17"> m </text:span><text:span text:style-name="T14">-</text:span><text:span text:style-name="T17"> 1]</text:span></text:p>
          <text:p text:style-name="P42"/>
          <text:p text:style-name="P37">print f[n] <text:span text:style-name="T12">+</text:span> f[n<text:span text:style-name="T12">-</text:span>1]</text:p>
        </text:list-item>
      </text:list>
      <text:section text:style-name="Sect1" text:name="comment-5431">
        <text:list xml:id="list225408447018927" text:continue-numbering="true" text:style-name="L1">
          <text:list-item>
            <text:p text:style-name="P3"><text:soft-page-break/></text:p>
          </text:list-item>
        </text:list>
      </text:section>
      <text:list xml:id="list225409052173340" text:continue-numbering="true" text:style-name="L1">
        <text:list-item>
          <text:p text:style-name="P7"><draw:frame draw:style-name="fr2" draw:name="Frame18" text:anchor-type="paragraph" svg:width="0.2602in" draw:z-index="17"><draw:text-box fo:min-height="0.0161in"><text:p text:style-name="P5">+5</text:p></draw:text-box></draw:frame><text:a xlink:type="simple" xlink:href="http://rosalind.info/users/goallee/" text:style-name="Internet_20_link" text:visited-style-name="Visited_20_Internet_20_Link"><text:span text:style-name="T29">goallee</text:span></text:a></text:p>
          <text:p text:style-name="P6">Jan. 5, 2014, 1:10 a.m.</text:p>
          <text:p text:style-name="P7"><text:a xlink:type="simple" xlink:href="http://rosalind.info/comments/5431/" text:style-name="Internet_20_link" text:visited-style-name="Visited_20_Internet_20_Link"><text:span text:style-name="T33">#</text:span></text:a><text:span text:style-name="T35">  </text:span><text:a xlink:type="simple" xlink:href="http://rosalind.info/comments/5431/reply/" text:style-name="Internet_20_link" text:visited-style-name="Visited_20_Internet_20_Link"><text:span text:style-name="T33">reply</text:span></text:a></text:p>
          <text:p text:style-name="P8">In Python 3:</text:p>
          <text:p text:style-name="P27">def wabbit(era, die):</text:p>
          <text:p text:style-name="P36"><text:s text:c="4"/><text:span text:style-name="T17">pop = [1, 0]</text:span></text:p>
          <text:p text:style-name="P36"><text:s text:c="4"/><text:span text:style-name="T17">month = 1</text:span></text:p>
          <text:p text:style-name="P36"><text:s text:c="4"/><text:span text:style-name="T5">while</text:span><text:span text:style-name="T17"> month </text:span><text:span text:style-name="T14">&lt;</text:span><text:span text:style-name="T17"> era:</text:span></text:p>
          <text:p text:style-name="P36"><text:s text:c="8"/><text:span text:style-name="T17">pop.insert(0, sum(pop[1:die]))</text:span></text:p>
          <text:p text:style-name="P36"><text:s text:c="8"/><text:span text:style-name="T17">month </text:span><text:span text:style-name="T14">+</text:span><text:span text:style-name="T17">= 1</text:span></text:p>
          <text:p text:style-name="P36"><text:s text:c="4"/><text:span text:style-name="T17">print(sum(pop[0:die]))</text:span></text:p>
        </text:list-item>
      </text:list>
      <text:section text:style-name="Sect1" text:name="comment-13622">
        <text:list xml:id="list225408973411891" text:continue-numbering="true" text:style-name="L1">
          <text:list-item>
            <text:list>
              <text:list-item>
                <text:p text:style-name="P7"/>
              </text:list-item>
            </text:list>
          </text:list-item>
        </text:list>
      </text:section>
      <text:list xml:id="list225407900679909" text:continue-numbering="true" text:style-name="L1">
        <text:list-item>
          <text:list>
            <text:list-item>
              <text:p text:style-name="P7"><draw:frame draw:style-name="fr1" draw:name="Frame19" text:anchor-type="paragraph" svg:width="0.2602in" draw:z-index="18"><draw:text-box fo:min-height="0.0161in"><text:p text:style-name="P5">0</text:p></draw:text-box></draw:frame><text:a xlink:type="simple" xlink:href="http://rosalind.info/users/Gsquzared/" text:style-name="Internet_20_link" text:visited-style-name="Visited_20_Internet_20_Link"><text:span text:style-name="T29">Gsquzared</text:span></text:a></text:p>
              <text:p text:style-name="P6">July 13, 2017, 6:16 p.m.</text:p>
              <text:p text:style-name="P7"><text:a xlink:type="simple" xlink:href="http://rosalind.info/comments/13622/" text:style-name="Internet_20_link" text:visited-style-name="Visited_20_Internet_20_Link"><text:span text:style-name="T33">#</text:span></text:a><text:span text:style-name="T35">  </text:span><text:a xlink:type="simple" xlink:href="http://rosalind.info/comments/5431/reply/" text:style-name="Internet_20_link" text:visited-style-name="Visited_20_Internet_20_Link"><text:span text:style-name="T33">reply</text:span></text:a></text:p>
              <text:p text:style-name="P8">This is similar to what I did. Although mine is a little ugly:</text:p>
              <text:p text:style-name="P8">def next_month(buns):</text:p>
              <text:p text:style-name="P28"># add up all breeding age bunnies and add them as anew zero age position</text:p>
              <text:p text:style-name="P37"><text:soft-page-break/>breeders = <text:span text:style-name="T1">sum</text:span>(buns[1:])</text:p>
              <text:p text:style-name="P37">buns.insert(0,breeders )</text:p>
              <text:p text:style-name="P42"/>
              <text:p text:style-name="P38">#remove the last element of the list (dead bunnies)</text:p>
              <text:p text:style-name="P37">buns.pop()</text:p>
              <text:p text:style-name="P42"/>
              <text:p text:style-name="P37"><text:span text:style-name="T2">return</text:span> buns</text:p>
            </text:list-item>
          </text:list>
        </text:list-item>
      </text:list>
      <text:section text:style-name="Sect1" text:name="comment-2707">
        <text:list xml:id="list225407352461495" text:continue-numbering="true" text:style-name="L1">
          <text:list-item>
            <text:p text:style-name="P3"/>
          </text:list-item>
        </text:list>
      </text:section>
      <text:list xml:id="list225409108930456" text:continue-numbering="true" text:style-name="L1">
        <text:list-item>
          <text:p text:style-name="P7"><draw:frame draw:style-name="fr2" draw:name="Frame20" text:anchor-type="paragraph" svg:width="0.2602in" draw:z-index="19"><draw:text-box fo:min-height="0.0161in"><text:p text:style-name="P5">+4</text:p></draw:text-box></draw:frame><text:a xlink:type="simple" xlink:href="http://rosalind.info/users/bred/" text:style-name="Internet_20_link" text:visited-style-name="Visited_20_Internet_20_Link"><text:span text:style-name="T29">bred</text:span></text:a></text:p>
          <text:p text:style-name="P6">Feb. 16, 2013, 5:59 a.m.</text:p>
          <text:p text:style-name="P7"><text:a xlink:type="simple" xlink:href="http://rosalind.info/comments/2707/" text:style-name="Internet_20_link" text:visited-style-name="Visited_20_Internet_20_Link"><text:span text:style-name="T33">#</text:span></text:a><text:span text:style-name="T35">  </text:span><text:a xlink:type="simple" xlink:href="http://rosalind.info/comments/2707/reply/" text:style-name="Internet_20_link" text:visited-style-name="Visited_20_Internet_20_Link"><text:span text:style-name="T33">reply</text:span></text:a></text:p>
          <text:p text:style-name="P27">from collections import deque</text:p>
          <text:p text:style-name="P42"/>
          <text:p text:style-name="P37">n <text:span text:style-name="T12">=</text:span> <text:span text:style-name="T12">94</text:span></text:p>
          <text:p text:style-name="P37">m <text:span text:style-name="T12">=</text:span> <text:span text:style-name="T12">19</text:span></text:p>
          <text:p text:style-name="P42"/>
          <text:p text:style-name="P37"><text:span text:style-name="T56">C</text:span> <text:span text:style-name="T12">=</text:span> <text:span text:style-name="T8">deque</text:span>([<text:span text:style-name="T12">1</text:span>])</text:p>
          <text:p text:style-name="P42"/>
          <text:p text:style-name="P37">for i in <text:span text:style-name="T8">range</text:span>(n) :</text:p>
          <text:p text:style-name="P36"><text:soft-page-break/><text:s text:c="4"/><text:span text:style-name="T17">if </text:span><text:span text:style-name="T9">len</text:span><text:span text:style-name="T17">(</text:span><text:span text:style-name="T58">C</text:span><text:span text:style-name="T17">) </text:span><text:span text:style-name="T14">&gt;</text:span><text:span text:style-name="T17"> m :</text:span></text:p>
          <text:p text:style-name="P36"><text:s text:c="8"/><text:span text:style-name="T58">C</text:span><text:span text:style-name="T17">.</text:span><text:span text:style-name="T9">popleft</text:span><text:span text:style-name="T17">()</text:span></text:p>
          <text:p text:style-name="P36"><text:s text:c="4"/><text:span text:style-name="T9">print</text:span><text:span text:style-name="T17">( </text:span><text:span text:style-name="T9">sum</text:span><text:span text:style-name="T17">(</text:span><text:span text:style-name="T58">C</text:span><text:span text:style-name="T17">) )</text:span></text:p>
          <text:p text:style-name="P42"/>
          <text:p text:style-name="P36"><text:s text:c="4"/><text:span text:style-name="T17">t </text:span><text:span text:style-name="T14">=</text:span><text:span text:style-name="T17"> </text:span><text:span text:style-name="T9">sum</text:span><text:span text:style-name="T17">( </text:span><text:span text:style-name="T9">list</text:span><text:span text:style-name="T17">(</text:span><text:span text:style-name="T58">C</text:span><text:span text:style-name="T17">)[</text:span><text:span text:style-name="T14">0</text:span><text:span text:style-name="T17">:-</text:span><text:span text:style-name="T14">1</text:span><text:span text:style-name="T17">] )</text:span></text:p>
          <text:p text:style-name="P36"><text:s text:c="4"/><text:span text:style-name="T58">C</text:span><text:span text:style-name="T17">.</text:span><text:span text:style-name="T9">append</text:span><text:span text:style-name="T17">( t )</text:span></text:p>
        </text:list-item>
      </text:list>
      <text:section text:style-name="Sect1" text:name="comment-2917">
        <text:list xml:id="list225409270208611" text:continue-numbering="true" text:style-name="L1">
          <text:list-item>
            <text:p text:style-name="P3"/>
          </text:list-item>
        </text:list>
      </text:section>
      <text:list xml:id="list225408298223140" text:continue-numbering="true" text:style-name="L1">
        <text:list-item>
          <text:p text:style-name="P7"><draw:frame draw:style-name="fr2" draw:name="Frame21" text:anchor-type="paragraph" svg:width="0.2602in" draw:z-index="20"><draw:text-box fo:min-height="0.0161in"><text:p text:style-name="P5">+3</text:p></draw:text-box></draw:frame><text:a xlink:type="simple" xlink:href="http://rosalind.info/users/mtadd/" text:style-name="Internet_20_link" text:visited-style-name="Visited_20_Internet_20_Link"><text:span text:style-name="T29">Matthew Tadd</text:span></text:a></text:p>
          <text:p text:style-name="P6">March 9, 2013, 3:28 a.m.</text:p>
          <text:p text:style-name="P7"><text:a xlink:type="simple" xlink:href="http://rosalind.info/comments/2917/" text:style-name="Internet_20_link" text:visited-style-name="Visited_20_Internet_20_Link"><text:span text:style-name="T33">#</text:span></text:a><text:span text:style-name="T35">  </text:span><text:a xlink:type="simple" xlink:href="http://rosalind.info/comments/2917/reply/" text:style-name="Internet_20_link" text:visited-style-name="Visited_20_Internet_20_Link"><text:span text:style-name="T33">reply</text:span></text:a></text:p>
          <text:p text:style-name="P8">Using matrix exponentiation, doing basically the same thing as abeliangrape's solution.</text:p>
          <text:p text:style-name="P27">import numpy as np</text:p>
          <text:p text:style-name="P42"/>
          <text:p text:style-name="P37">n, m = map(int,raw_input().split())</text:p>
          <text:p text:style-name="P37">mat = np.matrix(np.<text:span text:style-name="T1">eye</text:span>(m,k=1,dtype=np.int))</text:p>
          <text:p text:style-name="P37">mat[1:,0] = 1</text:p>
          <text:p text:style-name="P42"/>
          <text:p text:style-name="P37"><text:soft-page-break/>print (mat<text:span text:style-name="T12">**</text:span>(n<text:span text:style-name="T12">-</text:span>1))[0].sum()</text:p>
        </text:list-item>
      </text:list>
      <text:section text:style-name="Sect1" text:name="comment-5052">
        <text:list xml:id="list225407912108907" text:continue-numbering="true" text:style-name="L1">
          <text:list-item>
            <text:list>
              <text:list-item>
                <text:p text:style-name="P7"/>
              </text:list-item>
            </text:list>
          </text:list-item>
        </text:list>
      </text:section>
      <text:list xml:id="list225407639324888" text:continue-numbering="true" text:style-name="L1">
        <text:list-item>
          <text:list>
            <text:list-item>
              <text:p text:style-name="P7"><draw:frame draw:style-name="fr1" draw:name="Frame22" text:anchor-type="paragraph" svg:width="0.2602in" draw:z-index="21"><draw:text-box fo:min-height="0.0161in"><text:p text:style-name="P5">0</text:p></draw:text-box></draw:frame><text:a xlink:type="simple" xlink:href="http://rosalind.info/users/aleciten/" text:style-name="Internet_20_link" text:visited-style-name="Visited_20_Internet_20_Link"><text:span text:style-name="T29">aleciten</text:span></text:a></text:p>
              <text:p text:style-name="P6">Nov. 8, 2013, 12:41 p.m.</text:p>
              <text:p text:style-name="P7"><text:a xlink:type="simple" xlink:href="http://rosalind.info/comments/5052/" text:style-name="Internet_20_link" text:visited-style-name="Visited_20_Internet_20_Link"><text:span text:style-name="T33">#</text:span></text:a><text:span text:style-name="T35">  </text:span><text:a xlink:type="simple" xlink:href="http://rosalind.info/comments/2917/reply/" text:style-name="Internet_20_link" text:visited-style-name="Visited_20_Internet_20_Link"><text:span text:style-name="T33">reply</text:span></text:a></text:p>
              <text:p text:style-name="P8">Nice. Could you explain it a bit further?</text:p>
              <text:p text:style-name="P8">Thank you!</text:p>
            </text:list-item>
          </text:list>
        </text:list-item>
      </text:list>
      <text:section text:style-name="Sect1" text:name="comment-4704">
        <text:list xml:id="list225408925396365" text:continue-numbering="true" text:style-name="L1">
          <text:list-item>
            <text:p text:style-name="P3"/>
          </text:list-item>
        </text:list>
      </text:section>
      <text:list xml:id="list225408223361931" text:continue-numbering="true" text:style-name="L1">
        <text:list-item>
          <text:p text:style-name="P7"><draw:frame draw:style-name="fr2" draw:name="Frame23" text:anchor-type="paragraph" svg:width="0.2602in" draw:z-index="22"><draw:text-box fo:min-height="0.0161in"><text:p text:style-name="P5">+3</text:p></draw:text-box></draw:frame><text:a xlink:type="simple" xlink:href="http://rosalind.info/users/dvolk/" text:style-name="Internet_20_link" text:visited-style-name="Visited_20_Internet_20_Link"><text:span text:style-name="T29">Denis Volk</text:span></text:a></text:p>
          <text:p text:style-name="P6">Oct. 8, 2013, 3:03 p.m.</text:p>
          <text:p text:style-name="P7"><text:a xlink:type="simple" xlink:href="http://rosalind.info/comments/4704/" text:style-name="Internet_20_link" text:visited-style-name="Visited_20_Internet_20_Link"><text:span text:style-name="T33">#</text:span></text:a><text:span text:style-name="T35">  </text:span><text:a xlink:type="simple" xlink:href="http://rosalind.info/comments/4704/reply/" text:style-name="Internet_20_link" text:visited-style-name="Visited_20_Internet_20_Link"><text:span text:style-name="T33">reply</text:span></text:a></text:p>
          <text:p text:style-name="P8">Haskell</text:p>
          <text:p text:style-name="P27">nextgen gs <text:span text:style-name="T12">=</text:span> sum (tail gs) : (init gs)</text:p>
          <text:p text:style-name="P42"/>
          <text:p text:style-name="P37">main <text:span text:style-name="T12">=</text:span> do</text:p>
          <text:p text:style-name="P36"><text:s text:c="2"/><text:span text:style-name="T17">[m,n] </text:span><text:span text:style-name="T14">&lt;-</text:span><text:span text:style-name="T17"> (fmap (map read </text:span><text:span text:style-name="T14">.</text:span><text:span text:style-name="T17"> words)) getLine</text:span></text:p>
          <text:p text:style-name="P36"><text:s text:c="2"/><text:span text:style-name="T17">let gs </text:span><text:span text:style-name="T14">=</text:span><text:span text:style-name="T17"> iterate nextgen (</text:span><text:span text:style-name="T14">1</text:span><text:span text:style-name="T17">:(replicate (n</text:span><text:span text:style-name="T14">-1</text:span><text:span text:style-name="T17">) </text:span><text:span text:style-name="T14">0</text:span><text:span text:style-name="T17">))</text:span></text:p>
          <text:p text:style-name="P36"><text:s text:c="2"/><text:span text:style-name="T17">print $ sum $ last $ take m gs</text:span></text:p>
        </text:list-item>
      </text:list>
      <text:section text:style-name="Sect1" text:name="comment-5353">
        <text:list xml:id="list225408591723884" text:continue-numbering="true" text:style-name="L1">
          <text:list-item>
            <text:p text:style-name="P3"/>
          </text:list-item>
        </text:list>
      </text:section>
      <text:list xml:id="list225407453106471" text:continue-numbering="true" text:style-name="L1">
        <text:list-item>
          <text:p text:style-name="P7"><draw:frame draw:style-name="fr2" draw:name="Frame24" text:anchor-type="paragraph" svg:width="0.2602in" draw:z-index="23"><draw:text-box fo:min-height="0.0161in"><text:p text:style-name="P5">+3</text:p></draw:text-box></draw:frame><text:a xlink:type="simple" xlink:href="http://rosalind.info/users/algorithmshark/" text:style-name="Internet_20_link" text:visited-style-name="Visited_20_Internet_20_Link"><text:span text:style-name="T29">algorithmshark</text:span></text:a></text:p>
          <text:p text:style-name="P6"><text:soft-page-break/>Dec. 25, 2013, 6:18 p.m.</text:p>
          <text:p text:style-name="P7"><text:a xlink:type="simple" xlink:href="http://rosalind.info/comments/5353/" text:style-name="Internet_20_link" text:visited-style-name="Visited_20_Internet_20_Link"><text:span text:style-name="T33">#</text:span></text:a><text:span text:style-name="T35">  </text:span><text:a xlink:type="simple" xlink:href="http://rosalind.info/comments/5353/reply/" text:style-name="Internet_20_link" text:visited-style-name="Visited_20_Internet_20_Link"><text:span text:style-name="T33">reply</text:span></text:a></text:p>
          <text:p text:style-name="P9"><text:span text:style-name="T36">A simple solution in J (from </text:span><text:a xlink:type="simple" xlink:href="http://jsoftware.com/" office:target-frame-name="_blank" xlink:show="new" text:style-name="Internet_20_link" text:visited-style-name="Visited_20_Internet_20_Link"><text:span text:style-name="T31">jsoftware.com</text:span></text:a><text:span text:style-name="T36">):</text:span></text:p>
          <text:p text:style-name="P27"><text:span text:style-name="T12">+/</text:span> <text:s/>(<text:span text:style-name="T12">+/</text:span>@:}. , }:)^:N <text:s/>1 ,<text:span text:style-name="T12">~</text:span> 0x #<text:span text:style-name="T12">~</text:span> <text:span text:style-name="T12">&lt;</text:span>: M</text:p>
          <text:p text:style-name="P8">for N the number of months and M the lifespan.</text:p>
          <text:p text:style-name="P9"><text:span text:style-name="T36">This is essentially the same as most of the Python solutions, but an explanation follows, for the curious. Keep in mind that J is read from right to left, and verbs (functions) are either monadic, taking a single argument like </text:span><text:span text:style-name="Source_20_Text"><text:span text:style-name="T48">f y</text:span></text:span><text:span text:style-name="T36">, or dyadic, taking two arguments on the left and right like </text:span><text:span text:style-name="Source_20_Text"><text:span text:style-name="T48">x g y</text:span></text:span><text:span text:style-name="T36">.</text:span></text:p>
          <text:p text:style-name="P9"><text:span text:style-name="Source_20_Text"><text:span text:style-name="T48">0x #~ &lt;: M</text:span></text:span><text:span text:style-name="T36"> is a list of extended precision zeros with length M-1: </text:span><text:span text:style-name="Source_20_Text"><text:span text:style-name="T48">x #~ y</text:span></text:span><text:span text:style-name="T36"> can be read as </text:span><text:span text:style-name="Source_20_Text"><text:span text:style-name="T48">y</text:span></text:span><text:span text:style-name="T36"> copies of </text:span><text:span text:style-name="Source_20_Text"><text:span text:style-name="T48">x</text:span></text:span><text:span text:style-name="T36">, and </text:span><text:span text:style-name="Source_20_Text"><text:span text:style-name="T48">&lt;:</text:span></text:span><text:span text:style-name="T36"> is decrement. The </text:span><text:span text:style-name="Source_20_Text"><text:span text:style-name="T48">1 ,~</text:span></text:span><text:span text:style-name="T36"> portion in front appends a 1 to the end of that. This array represents a record of how many rabbits of each age there are, so at "month 0" we </text:span><text:soft-page-break/><text:span text:style-name="T36">assume we have a single rabbit couple on the verge of death, which will deliver a single newborn for month 1.</text:span></text:p>
          <text:p text:style-name="P9"><text:span text:style-name="T36">The construction </text:span><text:span text:style-name="Source_20_Text"><text:span text:style-name="T48">u^:N</text:span></text:span><text:span text:style-name="T36"> is the verb </text:span><text:span text:style-name="Source_20_Text"><text:span text:style-name="T48">u</text:span></text:span><text:span text:style-name="T36"> applied N times to its argument. The actual function </text:span><text:span text:style-name="Source_20_Text"><text:span text:style-name="T48">u</text:span></text:span><text:span text:style-name="T36"> here is </text:span><text:span text:style-name="Source_20_Text"><text:span text:style-name="T48">(+/@:}. , }:)</text:span></text:span><text:span text:style-name="T36">, and this can be read as the sum </text:span><text:span text:style-name="Source_20_Text"><text:span text:style-name="T48">+/</text:span></text:span><text:span text:style-name="T36"> of </text:span><text:span text:style-name="Source_20_Text"><text:span text:style-name="T48">@:</text:span></text:span><text:span text:style-name="T36">the array without its first element </text:span><text:span text:style-name="Source_20_Text"><text:span text:style-name="T48">}.</text:span></text:span><text:span text:style-name="T36"> appended </text:span><text:span text:style-name="Source_20_Text"><text:span text:style-name="T48">,</text:span></text:span><text:span text:style-name="T36"> to the entire array missing its last element </text:span><text:span text:style-name="Source_20_Text"><text:span text:style-name="T48">}:</text:span></text:span><text:span text:style-name="T36">. This function is an example of a fork, which for monadic verbs </text:span><text:span text:style-name="Source_20_Text"><text:span text:style-name="T48">f h</text:span></text:span><text:span text:style-name="T36">, dyadic verb </text:span><text:span text:style-name="Source_20_Text"><text:span text:style-name="T48">g</text:span></text:span><text:span text:style-name="T36">, and argument </text:span><text:span text:style-name="Source_20_Text"><text:span text:style-name="T48">y</text:span></text:span><text:span text:style-name="T36">, has the equivalence </text:span><text:span text:style-name="Source_20_Text"><text:span text:style-name="T48">(f g h) y &lt;=&gt; (f y) g (h y)</text:span></text:span><text:span text:style-name="T36">.</text:span></text:p>
          <text:p text:style-name="P9"><text:span text:style-name="T36">At each application of </text:span><text:span text:style-name="Source_20_Text"><text:span text:style-name="T48">(+/@:}. , }:)</text:span></text:span><text:span text:style-name="T36">, then, we have the entire array shift one to the left, losing the oldest rabbits, and filling in </text:span><text:soft-page-break/><text:span text:style-name="T36">the vacant space on the left with a set of newborns from each set of mature rabbits.</text:span></text:p>
          <text:p text:style-name="P9"><text:span text:style-name="T36">Finally, at the end of the N months, we sum </text:span><text:span text:style-name="Source_20_Text"><text:span text:style-name="T48">+/</text:span></text:span><text:span text:style-name="T36"> the living rabbits. (The monadic construction </text:span><text:span text:style-name="Source_20_Text"><text:span text:style-name="T48">u/</text:span></text:span><text:span text:style-name="T36"> with dyadic </text:span><text:span text:style-name="Source_20_Text"><text:span text:style-name="T48">u</text:span></text:span><text:span text:style-name="T36"> means to fold </text:span><text:span text:style-name="Source_20_Text"><text:span text:style-name="T48">u</text:span></text:span><text:span text:style-name="T36"> over the items of the argument, like 'foldr' in most functional languages.)</text:span></text:p>
        </text:list-item>
      </text:list>
      <text:section text:style-name="Sect1" text:name="comment-2938">
        <text:list xml:id="list225407387140287" text:continue-numbering="true" text:style-name="L1">
          <text:list-item>
            <text:p text:style-name="P3"/>
          </text:list-item>
        </text:list>
      </text:section>
      <text:list xml:id="list225407488492467" text:continue-numbering="true" text:style-name="L1">
        <text:list-item>
          <text:p text:style-name="P7"><draw:frame draw:style-name="fr2" draw:name="Frame25" text:anchor-type="paragraph" svg:width="0.2602in" draw:z-index="24"><draw:text-box fo:min-height="0.0161in"><text:p text:style-name="P5">+2</text:p></draw:text-box></draw:frame><text:a xlink:type="simple" xlink:href="http://rosalind.info/users/KhorneNagibator/" text:style-name="Internet_20_link" text:visited-style-name="Visited_20_Internet_20_Link"><text:span text:style-name="T29">KhorneNagibator</text:span></text:a></text:p>
          <text:p text:style-name="P6">March 11, 2013, 10:45 a.m.</text:p>
          <text:p text:style-name="P7"><text:a xlink:type="simple" xlink:href="http://rosalind.info/comments/2938/" text:style-name="Internet_20_link" text:visited-style-name="Visited_20_Internet_20_Link"><text:span text:style-name="T33">#</text:span></text:a><text:span text:style-name="T35">  </text:span><text:a xlink:type="simple" xlink:href="http://rosalind.info/comments/2938/reply/" text:style-name="Internet_20_link" text:visited-style-name="Visited_20_Internet_20_Link"><text:span text:style-name="T33">reply</text:span></text:a></text:p>
          <text:p text:style-name="P8">C++. Using __int64 because int is too weak to keep WABBIT POWAH.</text:p>
          <text:p text:style-name="P27">int main()</text:p>
          <text:p text:style-name="P37">{</text:p>
          <text:p text:style-name="P36"><text:s text:c="4"/><text:span text:style-name="T17">std::stringstream sstr = Ros::LoadFileDialog_sstr();</text:span></text:p>
          <text:p text:style-name="P36"><text:s text:c="4"/><text:span text:style-name="T17">int lifeLength, nGenerations;</text:span></text:p>
          <text:p text:style-name="P36"><text:s text:c="4"/><text:span text:style-name="T17">sstr </text:span><text:span text:style-name="T14">&gt;&gt;</text:span><text:span text:style-name="T17"> nGenerations </text:span><text:span text:style-name="T14">&gt;&gt;</text:span><text:span text:style-name="T17"> lifeLength;</text:span></text:p>
          <text:p text:style-name="P42"><text:soft-page-break/></text:p>
          <text:p text:style-name="P36"><text:s text:c="4"/><text:span text:style-name="T17">std::vector</text:span><text:span text:style-name="T14">&lt;</text:span><text:span text:style-name="T17">__int64</text:span><text:span text:style-name="T14">&gt;</text:span><text:span text:style-name="T17"> youngVec(nGenerations), matureVec(nGenerations);</text:span></text:p>
          <text:p text:style-name="P36"><text:s text:c="4"/><text:span text:style-name="T17">youngVec[0] = 1;</text:span></text:p>
          <text:p text:style-name="P36"><text:s text:c="4"/><text:span text:style-name="T17">matureVec[0] = 0;</text:span></text:p>
          <text:p text:style-name="P42"/>
          <text:p text:style-name="P36"><text:s text:c="4"/><text:span text:style-name="T5">for</text:span><text:span text:style-name="T17">(int </text:span><text:span text:style-name="T6">i</text:span><text:span text:style-name="T17"> = 1; </text:span><text:span text:style-name="T6">i</text:span><text:span text:style-name="T17"> </text:span><text:span text:style-name="T14">&lt;</text:span><text:span text:style-name="T17"> nGenerations; </text:span><text:span text:style-name="T14">++</text:span><text:span text:style-name="T6">i</text:span><text:span text:style-name="T17">)</text:span></text:p>
          <text:p text:style-name="P36"><text:s text:c="4"/><text:span text:style-name="T17">{</text:span></text:p>
          <text:p text:style-name="P36"><text:s text:c="8"/><text:span text:style-name="T17">__int64 newborn = matureVec[</text:span><text:span text:style-name="T6">i</text:span><text:span text:style-name="T17"> </text:span><text:span text:style-name="T14">-</text:span><text:span text:style-name="T17"> 1];</text:span></text:p>
          <text:p text:style-name="P36"><text:s text:c="8"/><text:span text:style-name="T17">__int64 grownup = youngVec[</text:span><text:span text:style-name="T6">i</text:span><text:span text:style-name="T17"> </text:span><text:span text:style-name="T14">-</text:span><text:span text:style-name="T17"> 1];</text:span></text:p>
          <text:p text:style-name="P36"><text:s text:c="8"/><text:span text:style-name="T17">__int64 dead <text:s text:c="3"/>= (</text:span><text:span text:style-name="T6">i</text:span><text:span text:style-name="T17"> </text:span><text:span text:style-name="T14">&gt;</text:span><text:span text:style-name="T17">= lifeLength) ? youngVec[</text:span><text:span text:style-name="T6">i</text:span><text:span text:style-name="T17"> </text:span><text:span text:style-name="T14">-</text:span><text:span text:style-name="T17"> lifeLength] : 0;</text:span></text:p>
          <text:p text:style-name="P42"/>
          <text:p text:style-name="P36"><text:s text:c="8"/><text:span text:style-name="T17">youngVec[</text:span><text:span text:style-name="T6">i</text:span><text:span text:style-name="T17">] = newborn;</text:span></text:p>
          <text:p text:style-name="P36"><text:s text:c="8"/><text:span text:style-name="T17">matureVec[</text:span><text:span text:style-name="T6">i</text:span><text:span text:style-name="T17">] = matureVec[</text:span><text:span text:style-name="T6">i</text:span><text:span text:style-name="T17"> </text:span><text:span text:style-name="T14">-</text:span><text:span text:style-name="T17"> 1] </text:span><text:span text:style-name="T14">+</text:span><text:span text:style-name="T17"> grownup </text:span><text:span text:style-name="T14">-</text:span><text:span text:style-name="T17"> dead;</text:span></text:p>
          <text:p text:style-name="P36"><text:soft-page-break/><text:s text:c="4"/><text:span text:style-name="T17">}</text:span></text:p>
          <text:p text:style-name="P42"/>
          <text:p text:style-name="P36"><text:s text:c="4"/><text:span text:style-name="T17">std::stringstream sstr_out;</text:span></text:p>
          <text:p text:style-name="P36"><text:s text:c="4"/><text:span text:style-name="T17">__int64 res = youngVec.back() </text:span><text:span text:style-name="T14">+</text:span><text:span text:style-name="T17"> matureVec.back();</text:span></text:p>
          <text:p text:style-name="P36"><text:s text:c="4"/><text:span text:style-name="T17">sstr_out </text:span><text:span text:style-name="T14">&lt;&lt;</text:span><text:span text:style-name="T17"> res;</text:span></text:p>
          <text:p text:style-name="P42"/>
          <text:p text:style-name="P36"><text:s text:c="4"/><text:span text:style-name="T17">Ros::SaveStringToFile("fibd_out.txt", sstr_out.str());</text:span></text:p>
          <text:p text:style-name="P36"><text:s text:c="4"/><text:span text:style-name="T17">std::cout </text:span><text:span text:style-name="T14">&lt;&lt;</text:span><text:span text:style-name="T17"> sstr_out.str() </text:span><text:span text:style-name="T14">&lt;&lt;</text:span><text:span text:style-name="T17"> std::endl;</text:span></text:p>
          <text:p text:style-name="P42"/>
          <text:p text:style-name="P36"><text:s text:c="4"/><text:span text:style-name="T17">system("pause");</text:span></text:p>
          <text:p text:style-name="P36"><text:s text:c="4"/><text:span text:style-name="T5">return</text:span><text:span text:style-name="T17"> 0;</text:span></text:p>
          <text:p text:style-name="P37">}</text:p>
        </text:list-item>
      </text:list>
      <text:section text:style-name="Sect1" text:name="comment-3178">
        <text:list xml:id="list225409208340091" text:continue-numbering="true" text:style-name="L1">
          <text:list-item>
            <text:p text:style-name="P3"/>
          </text:list-item>
        </text:list>
      </text:section>
      <text:list xml:id="list225409513976932" text:continue-numbering="true" text:style-name="L1">
        <text:list-item>
          <text:p text:style-name="P7"><draw:frame draw:style-name="fr2" draw:name="Frame26" text:anchor-type="paragraph" svg:width="0.2602in" draw:z-index="25"><draw:text-box fo:min-height="0.0161in"><text:p text:style-name="P5">+2</text:p></draw:text-box></draw:frame><text:a xlink:type="simple" xlink:href="http://rosalind.info/users/eduarc/" text:style-name="Internet_20_link" text:visited-style-name="Visited_20_Internet_20_Link"><text:span text:style-name="T29">Eduar Castrillo Velilla</text:span></text:a></text:p>
          <text:p text:style-name="P6">April 4, 2013, 8:05 p.m.</text:p>
          <text:p text:style-name="P7"><text:a xlink:type="simple" xlink:href="http://rosalind.info/comments/3178/" text:style-name="Internet_20_link" text:visited-style-name="Visited_20_Internet_20_Link"><text:span text:style-name="T33">#</text:span></text:a><text:span text:style-name="T35">  </text:span><text:a xlink:type="simple" xlink:href="http://rosalind.info/comments/3178/reply/" text:style-name="Internet_20_link" text:visited-style-name="Visited_20_Internet_20_Link"><text:span text:style-name="T33">reply</text:span></text:a></text:p>
          <text:p text:style-name="P8">O(n*m) implementation in C++.</text:p>
          <text:p text:style-name="P28">// dp[i][j] = # rabbit pairs in month i with age j</text:p>
          <text:p text:style-name="P37"><text:soft-page-break/>dp[<text:span text:style-name="T12">1</text:span>][<text:span text:style-name="T12">1</text:span>] <text:span text:style-name="T12">=</text:span> <text:span text:style-name="T12">1</text:span>;</text:p>
          <text:p text:style-name="P37"><text:span text:style-name="T2">for</text:span>(<text:span text:style-name="T2">int</text:span> i <text:span text:style-name="T12">=</text:span> <text:span text:style-name="T12">2</text:span>; i <text:span text:style-name="T12">&lt;=</text:span> n; <text:span text:style-name="T12">++</text:span>i) {</text:p>
          <text:p text:style-name="P36"><text:s text:c="2"/><text:span text:style-name="T5">for</text:span><text:span text:style-name="T17">(</text:span><text:span text:style-name="T5">int</text:span><text:span text:style-name="T17"> j </text:span><text:span text:style-name="T14">=</text:span><text:span text:style-name="T17"> </text:span><text:span text:style-name="T14">2</text:span><text:span text:style-name="T17">; j </text:span><text:span text:style-name="T14">&lt;=</text:span><text:span text:style-name="T17"> m; </text:span><text:span text:style-name="T14">++</text:span><text:span text:style-name="T17">j) {</text:span></text:p>
          <text:p text:style-name="P36"><text:s text:c="4"/><text:span text:style-name="T17">dp[i][j] </text:span><text:span text:style-name="T14">=</text:span><text:span text:style-name="T17"> dp[i </text:span><text:span text:style-name="T14">-</text:span><text:span text:style-name="T17"> </text:span><text:span text:style-name="T14">1</text:span><text:span text:style-name="T17">][j </text:span><text:span text:style-name="T14">-</text:span><text:span text:style-name="T17"> </text:span><text:span text:style-name="T14">1</text:span><text:span text:style-name="T17">];</text:span></text:p>
          <text:p text:style-name="P36"><text:s text:c="4"/><text:span text:style-name="T17">dp[i][</text:span><text:span text:style-name="T14">1</text:span><text:span text:style-name="T17">] </text:span><text:span text:style-name="T14">+=</text:span><text:span text:style-name="T17"> dp[i </text:span><text:span text:style-name="T14">-</text:span><text:span text:style-name="T17"> </text:span><text:span text:style-name="T14">1</text:span><text:span text:style-name="T17">][j];</text:span></text:p>
          <text:p text:style-name="P36"><text:s text:c="2"/><text:span text:style-name="T17">}</text:span></text:p>
          <text:p text:style-name="P37">}</text:p>
          <text:p text:style-name="P37">long long cnt <text:span text:style-name="T12">=</text:span> <text:span text:style-name="T12">0</text:span>;</text:p>
          <text:p text:style-name="P37"><text:span text:style-name="T2">for</text:span>(<text:span text:style-name="T2">int</text:span> i <text:span text:style-name="T12">=</text:span> <text:span text:style-name="T12">1</text:span>; i <text:span text:style-name="T12">&lt;=</text:span> m; <text:span text:style-name="T12">++</text:span>i) {</text:p>
          <text:p text:style-name="P36"><text:s text:c="2"/><text:span text:style-name="T17">cnt </text:span><text:span text:style-name="T14">+=</text:span><text:span text:style-name="T17"> dp[n][i];</text:span></text:p>
          <text:p text:style-name="P37">}</text:p>
        </text:list-item>
      </text:list>
      <text:section text:style-name="Sect1" text:name="comment-4631">
        <text:list xml:id="list225408707896776" text:continue-numbering="true" text:style-name="L1">
          <text:list-item>
            <text:p text:style-name="P3"/>
          </text:list-item>
        </text:list>
      </text:section>
      <text:list xml:id="list225409092102705" text:continue-numbering="true" text:style-name="L1">
        <text:list-item>
          <text:p text:style-name="P7"><draw:frame draw:style-name="fr2" draw:name="Frame27" text:anchor-type="paragraph" svg:width="0.2602in" draw:z-index="26"><draw:text-box fo:min-height="0.0161in"><text:p text:style-name="P5">+2</text:p></draw:text-box></draw:frame><text:a xlink:type="simple" xlink:href="http://rosalind.info/users/ppflrs/" text:style-name="Internet_20_link" text:visited-style-name="Visited_20_Internet_20_Link"><text:span text:style-name="T29">ppflrs</text:span></text:a></text:p>
          <text:p text:style-name="P6">Oct. 4, 2013, 11:55 a.m.</text:p>
          <text:p text:style-name="P7"><text:a xlink:type="simple" xlink:href="http://rosalind.info/comments/4631/" text:style-name="Internet_20_link" text:visited-style-name="Visited_20_Internet_20_Link"><text:span text:style-name="T33">#</text:span></text:a><text:span text:style-name="T35">  </text:span><text:a xlink:type="simple" xlink:href="http://rosalind.info/comments/4631/reply/" text:style-name="Internet_20_link" text:visited-style-name="Visited_20_Internet_20_Link"><text:span text:style-name="T33">reply</text:span></text:a></text:p>
          <text:p text:style-name="P27"><text:soft-page-break/>n=90</text:p>
          <text:p text:style-name="P37">m=20</text:p>
          <text:p text:style-name="P37">F=range(n)</text:p>
          <text:p text:style-name="P37">F[0]=1</text:p>
          <text:p text:style-name="P37">F[1]=1</text:p>
          <text:p text:style-name="P37"><text:span text:style-name="T2">for</text:span> <text:span text:style-name="T1">i</text:span> in range(2,n):</text:p>
          <text:p text:style-name="P36"><text:s text:c="4"/><text:span text:style-name="T5">if</text:span><text:span text:style-name="T17"> </text:span><text:span text:style-name="T6">i</text:span><text:span text:style-name="T17"> </text:span><text:span text:style-name="T14">&lt;</text:span><text:span text:style-name="T17"> m:</text:span></text:p>
          <text:p text:style-name="P36"><text:s text:c="8"/><text:span text:style-name="T17">F[</text:span><text:span text:style-name="T6">i</text:span><text:span text:style-name="T17">] = F[</text:span><text:span text:style-name="T6">i</text:span><text:span text:style-name="T14">-</text:span><text:span text:style-name="T17">1]</text:span><text:span text:style-name="T14">+</text:span><text:span text:style-name="T17">F[</text:span><text:span text:style-name="T6">i</text:span><text:span text:style-name="T14">-</text:span><text:span text:style-name="T17">2]</text:span></text:p>
          <text:p text:style-name="P36"><text:s text:c="4"/><text:span text:style-name="T5">else</text:span><text:span text:style-name="T17">:</text:span></text:p>
          <text:p text:style-name="P36"><text:s text:c="8"/><text:span text:style-name="T5">if</text:span><text:span text:style-name="T17"> </text:span><text:span text:style-name="T6">i</text:span><text:span text:style-name="T17"> </text:span><text:span text:style-name="T14">==</text:span><text:span text:style-name="T17"> m:</text:span></text:p>
          <text:p text:style-name="P36"><text:s text:c="12"/><text:span text:style-name="T17">F[</text:span><text:span text:style-name="T6">i</text:span><text:span text:style-name="T17">]=F[</text:span><text:span text:style-name="T6">i</text:span><text:span text:style-name="T14">-</text:span><text:span text:style-name="T17">1]</text:span><text:span text:style-name="T14">+</text:span><text:span text:style-name="T17">F[</text:span><text:span text:style-name="T6">i</text:span><text:span text:style-name="T14">-</text:span><text:span text:style-name="T17">2]</text:span><text:span text:style-name="T14">-</text:span><text:span text:style-name="T17">F[</text:span><text:span text:style-name="T6">i</text:span><text:span text:style-name="T14">-</text:span><text:span text:style-name="T17">m]</text:span></text:p>
          <text:p text:style-name="P36"><text:s text:c="8"/><text:span text:style-name="T5">else</text:span><text:span text:style-name="T17">:</text:span></text:p>
          <text:p text:style-name="P36"><text:s text:c="12"/><text:span text:style-name="T17">F[</text:span><text:span text:style-name="T6">i</text:span><text:span text:style-name="T17">]=F[</text:span><text:span text:style-name="T6">i</text:span><text:span text:style-name="T14">-</text:span><text:span text:style-name="T17">1]</text:span><text:span text:style-name="T14">+</text:span><text:span text:style-name="T17">F[</text:span><text:span text:style-name="T6">i</text:span><text:span text:style-name="T14">-</text:span><text:span text:style-name="T17">2]</text:span><text:span text:style-name="T14">-</text:span><text:span text:style-name="T17">F[</text:span><text:span text:style-name="T6">i</text:span><text:span text:style-name="T14">-</text:span><text:span text:style-name="T17">m</text:span><text:span text:style-name="T14">-</text:span><text:span text:style-name="T17">1]</text:span></text:p>
          <text:p text:style-name="P37"><text:soft-page-break/>print F[<text:span text:style-name="T1">i</text:span>]</text:p>
        </text:list-item>
      </text:list>
      <text:section text:style-name="Sect1" text:name="comment-8362">
        <text:list xml:id="list225408911733357" text:continue-numbering="true" text:style-name="L1">
          <text:list-item>
            <text:p text:style-name="P3"/>
          </text:list-item>
        </text:list>
      </text:section>
      <text:list xml:id="list225409081701891" text:continue-numbering="true" text:style-name="L1">
        <text:list-item>
          <text:p text:style-name="P7"><draw:frame draw:style-name="fr2" draw:name="Frame28" text:anchor-type="paragraph" svg:width="0.2602in" draw:z-index="27"><draw:text-box fo:min-height="0.0161in"><text:p text:style-name="P5">+2</text:p></draw:text-box></draw:frame><text:a xlink:type="simple" xlink:href="http://rosalind.info/users/galois.fermat/" text:style-name="Internet_20_link" text:visited-style-name="Visited_20_Internet_20_Link"><text:span text:style-name="T29">galois.fermat</text:span></text:a></text:p>
          <text:p text:style-name="P6">Jan. 4, 2015, 6:28 p.m.</text:p>
          <text:p text:style-name="P7"><text:a xlink:type="simple" xlink:href="http://rosalind.info/comments/8362/" text:style-name="Internet_20_link" text:visited-style-name="Visited_20_Internet_20_Link"><text:span text:style-name="T33">#</text:span></text:a><text:span text:style-name="T35">  </text:span><text:a xlink:type="simple" xlink:href="http://rosalind.info/comments/8362/reply/" text:style-name="Internet_20_link" text:visited-style-name="Visited_20_Internet_20_Link"><text:span text:style-name="T33">reply</text:span></text:a></text:p>
          <text:p text:style-name="P8">hi this is my solution as a mathematician, if you think it is good or you can improve it please tell me :) pacotin3@hotmail.com</text:p>
        </text:list-item>
      </text:list>
      <table:table table:name="Table4" table:style-name="Table4">
        <table:table-column table:style-name="Table4.A"/>
        <table:table-column table:style-name="Table4.B"/>
        <table:table-row>
          <table:table-cell table:style-name="Table4.A1" office:value-type="string">
            <text:p text:style-name="P25"><text:s/><text:span text:style-name="T16">1</text:span></text:p>
            <text:p text:style-name="P35"><text:s/><text:span text:style-name="T16">2</text:span></text:p>
            <text:p text:style-name="P35"><text:s/><text:span text:style-name="T16">3</text:span></text:p>
            <text:p text:style-name="P35"><text:s/><text:span text:style-name="T16">4</text:span></text:p>
            <text:p text:style-name="P35"><text:s/><text:span text:style-name="T16">5</text:span></text:p>
            <text:p text:style-name="P35"><text:s/><text:span text:style-name="T16">6</text:span></text:p>
            <text:p text:style-name="P35"><text:s/><text:span text:style-name="T16">7</text:span></text:p>
            <text:p text:style-name="P35"><text:s/><text:span text:style-name="T16">8</text:span></text:p>
            <text:p text:style-name="P35"><text:s/><text:span text:style-name="T16">9</text:span></text:p>
            <text:p text:style-name="P32">10</text:p>
            <text:p text:style-name="P32">11</text:p>
            <text:p text:style-name="P32">12</text:p>
            <text:p text:style-name="P32">13</text:p>
            <text:p text:style-name="P32">1<text:soft-page-break/>4</text:p>
            <text:p text:style-name="P32">15</text:p>
          </table:table-cell>
          <table:table-cell table:style-name="Table4.A1" office:value-type="string">
            <text:p text:style-name="P26">#!/usr/bin/env python</text:p>
            <text:p text:style-name="P33"><text:span text:style-name="T2">def</text:span> <text:span text:style-name="T8">fib</text:span>(k,f):</text:p>
            <text:p text:style-name="P33">m<text:span text:style-name="T12">=</text:span>[]</text:p>
            <text:p text:style-name="P33">a<text:span text:style-name="T12">=1</text:span></text:p>
            <text:p text:style-name="P33">b<text:span text:style-name="T12">=1</text:span></text:p>
            <text:p text:style-name="P33"><text:span text:style-name="T2">for</text:span> i <text:span text:style-name="T21">in</text:span> <text:span text:style-name="T1">range</text:span>(f):</text:p>
            <text:p text:style-name="P34"><text:s text:c="4"/><text:span text:style-name="T16">m</text:span><text:span text:style-name="T13">.</text:span><text:span text:style-name="T16">append(a)</text:span></text:p>
            <text:p text:style-name="P34"><text:s text:c="4"/><text:span text:style-name="T16">c</text:span><text:span text:style-name="T13">=</text:span><text:span text:style-name="T16">a</text:span><text:span text:style-name="T13">+</text:span><text:span text:style-name="T16">b</text:span></text:p>
            <text:p text:style-name="P34"><text:s text:c="4"/><text:span text:style-name="T16">a</text:span><text:span text:style-name="T13">=</text:span><text:span text:style-name="T16">b</text:span></text:p>
            <text:p text:style-name="P34"><text:s text:c="4"/><text:span text:style-name="T16">b</text:span><text:span text:style-name="T13">=</text:span><text:span text:style-name="T16">c</text:span></text:p>
            <text:p text:style-name="P44"/>
            <text:p text:style-name="P33"><text:span text:style-name="T2">for</text:span> i <text:span text:style-name="T21">in</text:span> <text:span text:style-name="T1">range</text:span>(k<text:span text:style-name="T12">-1</text:span>):</text:p>
            <text:p text:style-name="P34"><text:s text:c="4"/><text:span text:style-name="T16">m</text:span><text:span text:style-name="T13">.</text:span><text:span text:style-name="T16">append(</text:span><text:span text:style-name="T3">sum</text:span><text:span text:style-name="T16">(m[:</text:span><text:span text:style-name="T3">len</text:span><text:span text:style-name="T16">(m)</text:span><text:span text:style-name="T13">-1</text:span><text:span text:style-name="T16">]))</text:span></text:p>
            <text:p text:style-name="P34"><text:s text:c="4"/><text:span text:style-name="T4">del</text:span><text:span text:style-name="T16"> m[</text:span><text:span text:style-name="T13">0</text:span><text:span text:style-name="T16">]</text:span></text:p>
            <text:p text:style-name="P33"><text:span text:style-name="T2">print</text:span>(m[<text:span text:style-name="T12">0</text:span>])</text:p>
          </table:table-cell>
        </table:table-row>
      </table:table>
      <text:section text:style-name="Sect1" text:name="comment-10317">
        <text:list xml:id="list225408986761865" text:continue-numbering="true" text:style-name="L1">
          <text:list-item>
            <text:p text:style-name="P1"/>
          </text:list-item>
        </text:list>
      </text:section>
      <text:list xml:id="list225409467548367" text:continue-numbering="true" text:style-name="L1">
        <text:list-item>
          <text:p text:style-name="P7"><draw:frame draw:style-name="fr2" draw:name="Frame29" text:anchor-type="paragraph" svg:width="0.2602in" draw:z-index="28"><draw:text-box fo:min-height="0.0161in"><text:p text:style-name="P5">+2</text:p></draw:text-box></draw:frame><text:a xlink:type="simple" xlink:href="http://rosalind.info/users/jaminka/" text:style-name="Internet_20_link" text:visited-style-name="Visited_20_Internet_20_Link"><text:span text:style-name="T29">jaminka</text:span></text:a></text:p>
          <text:p text:style-name="P6">Oct. 2, 2015, 11:06 a.m.</text:p>
          <text:p text:style-name="P7"><text:a xlink:type="simple" xlink:href="http://rosalind.info/comments/10317/" text:style-name="Internet_20_link" text:visited-style-name="Visited_20_Internet_20_Link"><text:span text:style-name="T33">#</text:span></text:a><text:span text:style-name="T35">  </text:span><text:a xlink:type="simple" xlink:href="http://rosalind.info/comments/10317/reply/" text:style-name="Internet_20_link" text:visited-style-name="Visited_20_Internet_20_Link"><text:span text:style-name="T33">reply</text:span></text:a></text:p>
          <text:p text:style-name="P8">First, I realised the shifting in the age:</text:p>
          <text:p text:style-name="P27">1 <text:span text:style-name="T12">|</text:span> 2 <text:span text:style-name="T12">|</text:span> 3 ... month old</text:p>
          <text:p text:style-name="P42"/>
          <text:p text:style-name="P37">1 <text:span text:style-name="T12">|</text:span> 0 <text:span text:style-name="T12">|</text:span> 0 ... initial number of rabbit pairs</text:p>
          <text:p text:style-name="P37">0 <text:span text:style-name="T12">|</text:span> 1 <text:span text:style-name="T12">|</text:span> 0 ... number of rabbit pairs 2.month</text:p>
          <text:p text:style-name="P37">1 <text:span text:style-name="T12">|</text:span> 0 <text:span text:style-name="T12">|</text:span> 1 ... number of rabbit pairs 3.month</text:p>
          <text:p text:style-name="P37">1 <text:span text:style-name="T12">|</text:span> 1 <text:span text:style-name="T12">|</text:span> 0 ... number of rabbit pairs 4.month</text:p>
          <text:p text:style-name="P37">1 <text:span text:style-name="T12">|</text:span> 1 <text:span text:style-name="T12">|</text:span> 1 ... number of rabbit pairs 5.month</text:p>
          <text:p text:style-name="P37">2 <text:span text:style-name="T12">|</text:span> 1 <text:span text:style-name="T12">|</text:span> 1 ... number of rabbit pairs 6.month</text:p>
          <text:p text:style-name="P37">2 <text:span text:style-name="T12">|</text:span> 2 <text:span text:style-name="T12">|</text:span> 1 ... number of rabbit pairs 7.month</text:p>
          <text:p text:style-name="P8"><text:soft-page-break/>The list is as long, as a rabbit lives and shifts as the month counts.</text:p>
          <text:list>
            <text:list-item>
              <text:p text:style-name="P20"><text:span text:style-name="Source_20_Text"><text:span text:style-name="T48">sum(l[1:len(l)])</text:span></text:span><text:span text:style-name="T36"> : all rabbits older than 1 month create offspring</text:span></text:p>
            </text:list-item>
            <text:list-item>
              <text:p text:style-name="P7"><text:span text:style-name="Source_20_Text"><text:span text:style-name="T48">l[0:(len(l)-1)]</text:span></text:span><text:span text:style-name="T36"> : the oldest rabbits die with the shift</text:span></text:p>
            </text:list-item>
          </text:list>
          <text:p text:style-name="P8">in code:</text:p>
          <text:p text:style-name="P27">def mortal_fib(n,m):</text:p>
          <text:p text:style-name="P37">l = [1] <text:span text:style-name="T12">+</text:span> [0] <text:span text:style-name="T12">*</text:span> (m<text:span text:style-name="T12">-</text:span>1)</text:p>
          <text:p text:style-name="P37"><text:span text:style-name="T2">for</text:span> month in range(0,n):</text:p>
          <text:p text:style-name="P36"><text:s text:c="4"/><text:span text:style-name="T5">if</text:span><text:span text:style-name="T17"> month </text:span><text:span text:style-name="T14">==</text:span><text:span text:style-name="T17"> n</text:span><text:span text:style-name="T14">-</text:span><text:span text:style-name="T17">1:</text:span></text:p>
          <text:p text:style-name="P36"><text:s text:c="8"/><text:span text:style-name="T5">return</text:span><text:span text:style-name="T17"> sum(l)</text:span></text:p>
          <text:p text:style-name="P36"><text:s text:c="4"/><text:span text:style-name="T17">l = [sum(l[1:len(l)])] </text:span><text:span text:style-name="T14">+</text:span><text:span text:style-name="T17"> l[0:(len(l)</text:span><text:span text:style-name="T14">-</text:span><text:span text:style-name="T17">1)]</text:span></text:p>
        </text:list-item>
      </text:list>
      <text:section text:style-name="Sect1" text:name="comment-10952">
        <text:list xml:id="list225408432639564" text:continue-numbering="true" text:style-name="L1">
          <text:list-item>
            <text:p text:style-name="P3"/>
          </text:list-item>
        </text:list>
      </text:section>
      <text:list xml:id="list225407608967194" text:continue-numbering="true" text:style-name="L1">
        <text:list-item>
          <text:p text:style-name="P7"><draw:frame draw:style-name="fr2" draw:name="Frame30" text:anchor-type="paragraph" svg:width="0.2602in" draw:z-index="29"><draw:text-box fo:min-height="0.0161in"><text:p text:style-name="P5">+2</text:p></draw:text-box></draw:frame><text:a xlink:type="simple" xlink:href="http://rosalind.info/users/james91823/" text:style-name="Internet_20_link" text:visited-style-name="Visited_20_Internet_20_Link"><text:span text:style-name="T29">james91823</text:span></text:a></text:p>
          <text:p text:style-name="P6">Jan. 5, 2016, 8:54 p.m.</text:p>
          <text:p text:style-name="P7"><text:a xlink:type="simple" xlink:href="http://rosalind.info/comments/10952/" text:style-name="Internet_20_link" text:visited-style-name="Visited_20_Internet_20_Link"><text:span text:style-name="T33">#</text:span></text:a><text:span text:style-name="T35">  </text:span><text:a xlink:type="simple" xlink:href="http://rosalind.info/comments/10952/reply/" text:style-name="Internet_20_link" text:visited-style-name="Visited_20_Internet_20_Link"><text:span text:style-name="T33">reply</text:span></text:a></text:p>
          <text:p text:style-name="P8">My python solution:</text:p>
          <text:p text:style-name="P27">def <text:span text:style-name="T8">mrabbits</text:span>(m, n):</text:p>
          <text:p text:style-name="P36"><text:soft-page-break/><text:s text:c="4"/><text:span text:style-name="T17">r </text:span><text:span text:style-name="T14">=</text:span><text:span text:style-name="T17"> [</text:span><text:span text:style-name="T14">1</text:span><text:span text:style-name="T17">] </text:span><text:span text:style-name="T14">+</text:span><text:span text:style-name="T17"> [</text:span><text:span text:style-name="T14">0</text:span><text:span text:style-name="T17">] </text:span><text:span text:style-name="T14">*</text:span><text:span text:style-name="T17"> (n</text:span><text:span text:style-name="T14">-1</text:span><text:span text:style-name="T17">)</text:span></text:p>
          <text:p text:style-name="P36"><text:s text:c="4"/><text:span text:style-name="T17">for i in </text:span><text:span text:style-name="T9">range</text:span><text:span text:style-name="T17">(</text:span><text:span text:style-name="T14">2</text:span><text:span text:style-name="T17">, m</text:span><text:span text:style-name="T14">+1</text:span><text:span text:style-name="T17">):</text:span></text:p>
          <text:p text:style-name="P36"><text:s text:c="8"/><text:span text:style-name="T17">r </text:span><text:span text:style-name="T14">=</text:span><text:span text:style-name="T17"> [</text:span><text:span text:style-name="T9">sum</text:span><text:span text:style-name="T17">(r[</text:span><text:span text:style-name="T14">1</text:span><text:span text:style-name="T17">:])] </text:span><text:span text:style-name="T14">+</text:span><text:span text:style-name="T17"> r[:-</text:span><text:span text:style-name="T14">1</text:span><text:span text:style-name="T17">]</text:span></text:p>
          <text:p text:style-name="P36"><text:s text:c="4"/><text:span text:style-name="T17">return </text:span><text:span text:style-name="T9">sum</text:span><text:span text:style-name="T17">(r)</text:span></text:p>
        </text:list-item>
      </text:list>
      <text:section text:style-name="Sect1" text:name="comment-14866">
        <text:list xml:id="list225409270055616" text:continue-numbering="true" text:style-name="L1">
          <text:list-item>
            <text:list>
              <text:list-item>
                <text:p text:style-name="P7"/>
              </text:list-item>
            </text:list>
          </text:list-item>
        </text:list>
      </text:section>
      <text:list xml:id="list225409073781164" text:continue-numbering="true" text:style-name="L1">
        <text:list-item>
          <text:list>
            <text:list-item>
              <text:p text:style-name="P7"><draw:frame draw:style-name="fr1" draw:name="Frame31" text:anchor-type="paragraph" svg:width="0.2602in" draw:z-index="30"><draw:text-box fo:min-height="0.0161in"><text:p text:style-name="P5">0</text:p></draw:text-box></draw:frame><text:a xlink:type="simple" xlink:href="http://rosalind.info/users/PavlicicMarko1607/" text:style-name="Internet_20_link" text:visited-style-name="Visited_20_Internet_20_Link"><text:span text:style-name="T29">PavlicicMarko1607</text:span></text:a></text:p>
              <text:p text:style-name="P6">April 25, 2018, 12:48 p.m.</text:p>
              <text:p text:style-name="P7"><text:a xlink:type="simple" xlink:href="http://rosalind.info/comments/14866/" text:style-name="Internet_20_link" text:visited-style-name="Visited_20_Internet_20_Link"><text:span text:style-name="T33">#</text:span></text:a><text:span text:style-name="T35">  </text:span><text:a xlink:type="simple" xlink:href="http://rosalind.info/comments/10952/reply/" text:style-name="Internet_20_link" text:visited-style-name="Visited_20_Internet_20_Link"><text:span text:style-name="T33">reply</text:span></text:a></text:p>
              <text:p text:style-name="P8">for i in range(1, m):</text:p>
            </text:list-item>
          </text:list>
        </text:list-item>
      </text:list>
      <text:section text:style-name="Sect1" text:name="comment-13909">
        <text:list xml:id="list225407586052052" text:continue-numbering="true" text:style-name="L1">
          <text:list-item>
            <text:p text:style-name="P3"/>
          </text:list-item>
        </text:list>
      </text:section>
      <text:list xml:id="list225408524721720" text:continue-numbering="true" text:style-name="L1">
        <text:list-item>
          <text:p text:style-name="P7"><draw:frame draw:style-name="fr2" draw:name="Frame32" text:anchor-type="paragraph" svg:width="0.2602in" draw:z-index="31"><draw:text-box fo:min-height="0.0161in"><text:p text:style-name="P5">+2</text:p></draw:text-box></draw:frame><text:a xlink:type="simple" xlink:href="http://rosalind.info/users/emlyn/" text:style-name="Internet_20_link" text:visited-style-name="Visited_20_Internet_20_Link"><text:span text:style-name="T29">Emlyn Corrin</text:span></text:a></text:p>
          <text:p text:style-name="P6">Sept. 11, 2017, 3:49 a.m.</text:p>
          <text:p text:style-name="P7"><text:a xlink:type="simple" xlink:href="http://rosalind.info/comments/13909/" text:style-name="Internet_20_link" text:visited-style-name="Visited_20_Internet_20_Link"><text:span text:style-name="T33">#</text:span></text:a><text:span text:style-name="T35">  </text:span><text:a xlink:type="simple" xlink:href="http://rosalind.info/comments/13909/reply/" text:style-name="Internet_20_link" text:visited-style-name="Visited_20_Internet_20_Link"><text:span text:style-name="T33">reply</text:span></text:a></text:p>
          <text:p text:style-name="P8">My python3 solution:</text:p>
          <text:p text:style-name="P27">n, m <text:span text:style-name="T12">=</text:span> <text:span text:style-name="T8">map</text:span>(int, <text:span text:style-name="T8">input</text:span>().<text:span text:style-name="T8">split</text:span>())</text:p>
          <text:p text:style-name="P42"/>
          <text:p text:style-name="P37">gens <text:span text:style-name="T12">=</text:span> [<text:span text:style-name="T12">1</text:span>]</text:p>
          <text:p text:style-name="P37">for i in <text:span text:style-name="T8">range</text:span>(<text:span text:style-name="T12">1</text:span>, n):</text:p>
          <text:p text:style-name="P36"><text:soft-page-break/><text:s text:c="4"/><text:span text:style-name="T17">gens.</text:span><text:span text:style-name="T9">append</text:span><text:span text:style-name="T17">(</text:span><text:span text:style-name="T9">sum</text:span><text:span text:style-name="T17">(gens[:-</text:span><text:span text:style-name="T14">1</text:span><text:span text:style-name="T17">]))</text:span></text:p>
          <text:p text:style-name="P36"><text:s text:c="4"/><text:span text:style-name="T17">gens </text:span><text:span text:style-name="T14">=</text:span><text:span text:style-name="T17"> gens[</text:span><text:span text:style-name="T14">-</text:span><text:span text:style-name="T10">m</text:span><text:span text:style-name="T17">:]</text:span></text:p>
          <text:p text:style-name="P42"/>
          <text:p text:style-name="P37"><text:span text:style-name="T8">print</text:span>(<text:span text:style-name="T8">sum</text:span>(gens))</text:p>
        </text:list-item>
      </text:list>
      <text:section text:style-name="Sect1" text:name="comment-2909">
        <text:list xml:id="list225408533902779" text:continue-numbering="true" text:style-name="L1">
          <text:list-item>
            <text:p text:style-name="P3"/>
          </text:list-item>
        </text:list>
      </text:section>
      <text:list xml:id="list225409639024805" text:continue-numbering="true" text:style-name="L1">
        <text:list-item>
          <text:p text:style-name="P7"><draw:frame draw:style-name="fr2" draw:name="Frame33" text:anchor-type="paragraph" svg:width="0.2602in" draw:z-index="32"><draw:text-box fo:min-height="0.0161in"><text:p text:style-name="P5">+1</text:p></draw:text-box></draw:frame><text:a xlink:type="simple" xlink:href="http://rosalind.info/users/E.Choroba/" text:style-name="Internet_20_link" text:visited-style-name="Visited_20_Internet_20_Link"><text:span text:style-name="T29">E. Choroba</text:span></text:a></text:p>
          <text:p text:style-name="P6">March 8, 2013, 4:20 p.m.</text:p>
          <text:p text:style-name="P7"><text:a xlink:type="simple" xlink:href="http://rosalind.info/comments/2909/" text:style-name="Internet_20_link" text:visited-style-name="Visited_20_Internet_20_Link"><text:span text:style-name="T33">#</text:span></text:a><text:span text:style-name="T35">  </text:span><text:a xlink:type="simple" xlink:href="http://rosalind.info/comments/2909/reply/" text:style-name="Internet_20_link" text:visited-style-name="Visited_20_Internet_20_Link"><text:span text:style-name="T33">reply</text:span></text:a></text:p>
          <text:p text:style-name="P8">Perl simulation:</text:p>
        </text:list-item>
      </text:list>
      <table:table table:name="Table5" table:style-name="Table5">
        <table:table-column table:style-name="Table5.A"/>
        <table:table-column table:style-name="Table5.B"/>
        <table:table-row>
          <table:table-cell table:style-name="Table5.A1" office:value-type="string">
            <text:p text:style-name="P25"><text:s/><text:span text:style-name="T16">1</text:span></text:p>
            <text:p text:style-name="P35"><text:s/><text:span text:style-name="T16">2</text:span></text:p>
            <text:p text:style-name="P35"><text:s/><text:span text:style-name="T16">3</text:span></text:p>
            <text:p text:style-name="P35"><text:s/><text:span text:style-name="T16">4</text:span></text:p>
            <text:p text:style-name="P35"><text:s/><text:span text:style-name="T16">5</text:span></text:p>
            <text:p text:style-name="P35"><text:s/><text:span text:style-name="T16">6</text:span></text:p>
            <text:p text:style-name="P35"><text:s/><text:span text:style-name="T16">7</text:span></text:p>
            <text:p text:style-name="P35"><text:s/><text:span text:style-name="T16">8</text:span></text:p>
            <text:p text:style-name="P35"><text:s/><text:span text:style-name="T16">9</text:span></text:p>
            <text:p text:style-name="P32">10</text:p>
            <text:p text:style-name="P32"><text:soft-page-break/>11</text:p>
            <text:p text:style-name="P32">12</text:p>
            <text:p text:style-name="P32">13</text:p>
            <text:p text:style-name="P32">14</text:p>
            <text:p text:style-name="P32">15</text:p>
            <text:p text:style-name="P32">16</text:p>
            <text:p text:style-name="P32">17</text:p>
            <text:p text:style-name="P32">18</text:p>
            <text:p text:style-name="P32">19</text:p>
          </table:table-cell>
          <table:table-cell table:style-name="Table5.A1" office:value-type="string">
            <text:p text:style-name="P26">#!/usr/bin/perl</text:p>
            <text:p text:style-name="P33"><text:span text:style-name="T2">use</text:span> warnings;</text:p>
            <text:p text:style-name="P33"><text:span text:style-name="T2">use</text:span> strict;</text:p>
            <text:p text:style-name="P33"><text:span text:style-name="T2">use</text:span> bigint;</text:p>
            <text:p text:style-name="P44"/>
            <text:p text:style-name="P33"><text:span text:style-name="T2">my</text:span> (<text:span text:style-name="T56">$months</text:span>, <text:span text:style-name="T56">$live</text:span>) <text:span text:style-name="T12">=</text:span> <text:span text:style-name="T1">split</text:span> <text:span text:style-name="T59">' '</text:span>, <text:span text:style-name="T12">&lt;&gt;</text:span>;</text:p>
            <text:p text:style-name="P44"/>
            <text:p text:style-name="P33"><text:span text:style-name="T2">my</text:span> <text:span text:style-name="T56">@rabbits</text:span> <text:span text:style-name="T12">=</text:span> (<text:span text:style-name="T12">0</text:span>) x <text:span text:style-name="T56">$live</text:span>;</text:p>
            <text:p text:style-name="P33"><text:span text:style-name="T56">$rabbits</text:span>[<text:span text:style-name="T12">0</text:span>] <text:span text:style-name="T12">=</text:span> <text:span text:style-name="T12">1</text:span>;</text:p>
            <text:p text:style-name="P44"/>
            <text:p text:style-name="P33"><text:span text:style-name="T2">for</text:span> (<text:span text:style-name="T12">2</text:span> <text:span text:style-name="T12">..</text:span> <text:span text:style-name="T56">$months</text:span>) {</text:p>
            <text:p text:style-name="P34"><text:s text:c="4"/><text:span text:style-name="T4">my</text:span><text:span text:style-name="T16"> </text:span><text:span text:style-name="T57">@next</text:span><text:span text:style-name="T16">;</text:span></text:p>
            <text:p text:style-name="P34"><text:s text:c="4"/><text:span text:style-name="T57">$next</text:span><text:span text:style-name="T16">[</text:span><text:span text:style-name="T13">0</text:span><text:span text:style-name="T16">] </text:span><text:span text:style-name="T13">+=</text:span><text:span text:style-name="T16"> </text:span><text:span text:style-name="T57">$_</text:span><text:span text:style-name="T16"> </text:span><text:span text:style-name="T4">for</text:span><text:span text:style-name="T16"> </text:span><text:span text:style-name="T57">@rabbits</text:span><text:span text:style-name="T16">[</text:span><text:span text:style-name="T13">1</text:span><text:span text:style-name="T16"> </text:span><text:span text:style-name="T13">..</text:span><text:span text:style-name="T16"> </text:span><text:span text:style-name="T57">$#rabbits</text:span><text:span text:style-name="T16">];</text:span></text:p>
            <text:p text:style-name="P34"><text:s text:c="4"/><text:span text:style-name="T57">$next</text:span><text:span text:style-name="T16">[</text:span><text:span text:style-name="T57">$_</text:span><text:span text:style-name="T16"> </text:span><text:span text:style-name="T13">+</text:span><text:span text:style-name="T16"> </text:span><text:span text:style-name="T13">1</text:span><text:span text:style-name="T16">] </text:span><text:span text:style-name="T13">=</text:span><text:span text:style-name="T16"> </text:span><text:span text:style-name="T57">$rabbits</text:span><text:span text:style-name="T16">[</text:span><text:span text:style-name="T57">$_</text:span><text:span text:style-name="T16">] </text:span><text:span text:style-name="T4">for</text:span><text:span text:style-name="T16"> </text:span><text:span text:style-name="T13">0</text:span><text:span text:style-name="T16"> </text:span><text:span text:style-name="T13">..</text:span><text:span text:style-name="T16"> </text:span><text:span text:style-name="T57">$#rabbits</text:span><text:span text:style-name="T16"> </text:span><text:span text:style-name="T13">-</text:span><text:span text:style-name="T16"> </text:span><text:span text:style-name="T13">1</text:span><text:span text:style-name="T16">;</text:span></text:p>
            <text:p text:style-name="P34"><text:s text:c="4"/><text:span text:style-name="T57">@rabbits</text:span><text:span text:style-name="T16"> </text:span><text:span text:style-name="T13">=</text:span><text:span text:style-name="T16"> </text:span><text:span text:style-name="T57">@next</text:span><text:span text:style-name="T16">;</text:span></text:p>
            <text:p text:style-name="P33">}</text:p>
            <text:p text:style-name="P33"><text:soft-page-break/><text:span text:style-name="T2">my</text:span> <text:span text:style-name="T56">$sum</text:span> <text:span text:style-name="T12">=</text:span> <text:span text:style-name="T12">0</text:span>;</text:p>
            <text:p text:style-name="P33"><text:span text:style-name="T56">$sum</text:span> <text:span text:style-name="T12">+=</text:span> <text:span text:style-name="T56">$_</text:span> <text:span text:style-name="T2">for</text:span> <text:span text:style-name="T56">@rabbits</text:span>;</text:p>
            <text:p text:style-name="P33"><text:span text:style-name="T2">print</text:span> <text:span text:style-name="T59">"$sum\n"</text:span>;</text:p>
          </table:table-cell>
        </table:table-row>
      </table:table>
      <text:section text:style-name="Sect1" text:name="comment-2935">
        <text:list xml:id="list225407600040634" text:continue-numbering="true" text:style-name="L1">
          <text:list-item>
            <text:p text:style-name="P1"/>
          </text:list-item>
        </text:list>
      </text:section>
      <text:list xml:id="list225409169039710" text:continue-numbering="true" text:style-name="L1">
        <text:list-item>
          <text:p text:style-name="P7"><draw:frame draw:style-name="fr2" draw:name="Frame34" text:anchor-type="paragraph" svg:width="0.2602in" draw:z-index="33"><draw:text-box fo:min-height="0.0161in"><text:p text:style-name="P5">+1</text:p></draw:text-box></draw:frame><text:a xlink:type="simple" xlink:href="http://rosalind.info/users/grondilu/" text:style-name="Internet_20_link" text:visited-style-name="Visited_20_Internet_20_Link"><text:span text:style-name="T29">grondilu</text:span></text:a></text:p>
          <text:p text:style-name="P6">March 11, 2013, 5:03 a.m.</text:p>
          <text:p text:style-name="P7"><text:a xlink:type="simple" xlink:href="http://rosalind.info/comments/2935/" text:style-name="Internet_20_link" text:visited-style-name="Visited_20_Internet_20_Link"><text:span text:style-name="T33">#</text:span></text:a><text:span text:style-name="T35">  </text:span><text:a xlink:type="simple" xlink:href="http://rosalind.info/comments/2935/reply/" text:style-name="Internet_20_link" text:visited-style-name="Visited_20_Internet_20_Link"><text:span text:style-name="T33">reply</text:span></text:a></text:p>
          <text:p text:style-name="P27"><text:span text:style-name="T2">use</text:span> v6;</text:p>
          <text:p text:style-name="P37"><text:span text:style-name="T2">my</text:span> (<text:span text:style-name="T56">$n</text:span>, <text:span text:style-name="T56">$m</text:span>) <text:span text:style-name="T12">=</text:span> get<text:span text:style-name="T12">.</text:span>words;</text:p>
          <text:p text:style-name="P42"/>
          <text:p text:style-name="P37"><text:span text:style-name="T2">my</text:span> <text:span text:style-name="T56">@population</text:span> <text:span text:style-name="T12">=</text:span> <text:span text:style-name="T12">1</text:span>, slip <text:span text:style-name="T12">0</text:span> xx <text:span text:style-name="T56">$m</text:span><text:span text:style-name="T12">-1</text:span>;</text:p>
          <text:p text:style-name="P37"><text:span text:style-name="T2">for</text:span> <text:span text:style-name="T12">1</text:span> <text:span text:style-name="T12">..</text:span> <text:span text:style-name="T56">$n</text:span><text:span text:style-name="T12">-1</text:span> {</text:p>
          <text:p text:style-name="P36"><text:soft-page-break/><text:s text:c="4"/><text:span text:style-name="T58">@population</text:span><text:span text:style-name="T14">.</text:span><text:span text:style-name="T6">unshift</text:span><text:span text:style-name="T17">: [</text:span><text:span text:style-name="T14">+</text:span><text:span text:style-name="T17">] </text:span><text:span text:style-name="T58">@population</text:span><text:span text:style-name="T17">[</text:span><text:span text:style-name="T14">1..*-1</text:span><text:span text:style-name="T17">]; <text:s/></text:span><text:span text:style-name="T60"># reproduction</text:span></text:p>
          <text:p text:style-name="P36"><text:s text:c="4"/><text:span text:style-name="T58">@population</text:span><text:span text:style-name="T14">.</text:span><text:span text:style-name="T6">pop</text:span><text:span text:style-name="T17">; <text:s text:c="30"/></text:span><text:span text:style-name="T60"># death</text:span></text:p>
          <text:p text:style-name="P37">}</text:p>
          <text:p text:style-name="P42"/>
          <text:p text:style-name="P37">say [<text:span text:style-name="T12">+</text:span>] <text:span text:style-name="T56">@population</text:span>;</text:p>
        </text:list-item>
      </text:list>
      <text:section text:style-name="Sect1" text:name="comment-11843">
        <text:list xml:id="list225407919950906" text:continue-numbering="true" text:style-name="L1">
          <text:list-item>
            <text:list>
              <text:list-item>
                <text:p text:style-name="P7"/>
              </text:list-item>
            </text:list>
          </text:list-item>
        </text:list>
      </text:section>
      <text:list xml:id="list225408456628273" text:continue-numbering="true" text:style-name="L1">
        <text:list-item>
          <text:list>
            <text:list-item>
              <text:p text:style-name="P7"><draw:frame draw:style-name="fr1" draw:name="Frame35" text:anchor-type="paragraph" svg:width="0.2602in" draw:z-index="34"><draw:text-box fo:min-height="0.0161in"><text:p text:style-name="P5">0</text:p></draw:text-box></draw:frame><text:a xlink:type="simple" xlink:href="http://rosalind.info/users/ramillies/" text:style-name="Internet_20_link" text:visited-style-name="Visited_20_Internet_20_Link"><text:span text:style-name="T29">ramillies</text:span></text:a></text:p>
              <text:p text:style-name="P6">June 30, 2016, 5:01 a.m.</text:p>
              <text:p text:style-name="P7"><text:a xlink:type="simple" xlink:href="http://rosalind.info/comments/11843/" text:style-name="Internet_20_link" text:visited-style-name="Visited_20_Internet_20_Link"><text:span text:style-name="T33">#</text:span></text:a><text:span text:style-name="T35">  </text:span><text:a xlink:type="simple" xlink:href="http://rosalind.info/comments/2935/reply/" text:style-name="Internet_20_link" text:visited-style-name="Visited_20_Internet_20_Link"><text:span text:style-name="T33">reply</text:span></text:a></text:p>
              <text:p text:style-name="P27"><text:span text:style-name="T2">sub </text:span><text:span text:style-name="T8">MAIN</text:span>(Int $time, Int $ttl) { say [<text:span text:style-name="T12">+</text:span>] ((<text:span text:style-name="T12">1</text:span>,<text:span text:style-name="T12">|</text:span>(<text:span text:style-name="T12">0</text:span> xx (<text:span text:style-name="T56">$ttl</text:span><text:span text:style-name="T12">-1</text:span>))), { ([<text:span text:style-name="T12">+</text:span>] <text:span text:style-name="T12">.</text:span>[<text:span text:style-name="T12">1..*-1</text:span>]), <text:span text:style-name="T12">|.</text:span>[<text:span text:style-name="T12">0..*-2</text:span>] } <text:span text:style-name="T12">...</text:span> <text:span text:style-name="T12">*</text:span>)<text:span text:style-name="T12">.</text:span>[<text:span text:style-name="T56">$time</text:span><text:span text:style-name="T12">-1</text:span>] }</text:p>
              <text:p text:style-name="P8">(Same approach, but passed the population list around in an infinite sequence (because I love them).)</text:p>
            </text:list-item>
          </text:list>
        </text:list-item>
      </text:list>
      <text:section text:style-name="Sect1" text:name="comment-2963">
        <text:list xml:id="list225408869879061" text:continue-numbering="true" text:style-name="L1">
          <text:list-item>
            <text:p text:style-name="P3"/>
          </text:list-item>
        </text:list>
      </text:section>
      <text:list xml:id="list225407947943011" text:continue-numbering="true" text:style-name="L1">
        <text:list-item>
          <text:p text:style-name="P7"><draw:frame draw:style-name="fr2" draw:name="Frame36" text:anchor-type="paragraph" svg:width="0.2602in" draw:z-index="35"><draw:text-box fo:min-height="0.0161in"><text:p text:style-name="P5">+1</text:p></draw:text-box></draw:frame><text:a xlink:type="simple" xlink:href="http://rosalind.info/users/slava/" text:style-name="Internet_20_link" text:visited-style-name="Visited_20_Internet_20_Link"><text:span text:style-name="T29">slava</text:span></text:a></text:p>
          <text:p text:style-name="P6">March 14, 2013, 7:08 a.m.</text:p>
          <text:p text:style-name="P7"><text:a xlink:type="simple" xlink:href="http://rosalind.info/comments/2963/" text:style-name="Internet_20_link" text:visited-style-name="Visited_20_Internet_20_Link"><text:span text:style-name="T33">#</text:span></text:a><text:span text:style-name="T35">  </text:span><text:a xlink:type="simple" xlink:href="http://rosalind.info/comments/2963/reply/" text:style-name="Internet_20_link" text:visited-style-name="Visited_20_Internet_20_Link"><text:span text:style-name="T33">reply</text:span></text:a></text:p>
          <text:p text:style-name="P8"><text:soft-page-break/>Haskell:</text:p>
          <text:p text:style-name="P27"><text:span text:style-name="T8">main</text:span> <text:span text:style-name="T21">=</text:span> <text:span text:style-name="T2">do</text:span></text:p>
          <text:p text:style-name="P36"><text:s text:c="4"/><text:span text:style-name="T17">[n, m] </text:span><text:span text:style-name="T20">&lt;-</text:span><text:span text:style-name="T17"> fmap (map read </text:span><text:span text:style-name="T14">.</text:span><text:span text:style-name="T17"> words) getLine</text:span></text:p>
          <text:p text:style-name="P36"><text:s text:c="4"/><text:span text:style-name="T17">print </text:span><text:span text:style-name="T14">$</text:span><text:span text:style-name="T17"> solve m n</text:span></text:p>
          <text:p text:style-name="P42"/>
          <text:p text:style-name="P37"><text:span text:style-name="T8">solve</text:span> <text:span text:style-name="T21">::</text:span> <text:span text:style-name="T50">Integral</text:span> a <text:span text:style-name="T21">=&gt;</text:span> <text:span text:style-name="T50">Int</text:span> <text:span text:style-name="T21">-&gt;</text:span> <text:span text:style-name="T50">Int</text:span> <text:span text:style-name="T21">-&gt;</text:span> a</text:p>
          <text:p text:style-name="P37"><text:span text:style-name="T8">solve</text:span> m n <text:span text:style-name="T21">=</text:span> mature n <text:span text:style-name="T12">+</text:span> young n</text:p>
          <text:p text:style-name="P36"><text:s text:c="4"/><text:span text:style-name="T5">where</text:span></text:p>
          <text:p text:style-name="P36"><text:s text:c="8"/><text:span text:style-name="T17">mature </text:span><text:span text:style-name="T20">=</text:span><text:span text:style-name="T17"> (map mature' [</text:span><text:span text:style-name="T14">0..</text:span><text:span text:style-name="T17">] </text:span><text:span text:style-name="T14">!!</text:span><text:span text:style-name="T17">)</text:span></text:p>
          <text:p text:style-name="P36"><text:s text:c="8"/><text:span text:style-name="T17">mature' </text:span><text:span text:style-name="T14">1</text:span><text:span text:style-name="T17"> </text:span><text:span text:style-name="T20">=</text:span><text:span text:style-name="T17"> </text:span><text:span text:style-name="T14">0</text:span></text:p>
          <text:p text:style-name="P36"><text:s text:c="8"/><text:span text:style-name="T17">mature' x </text:span><text:span text:style-name="T20">=</text:span><text:span text:style-name="T17"> sum </text:span><text:span text:style-name="T14">.</text:span><text:span text:style-name="T17"> map young </text:span><text:span text:style-name="T14">$</text:span><text:span text:style-name="T17"> [x </text:span><text:span text:style-name="T14">-</text:span><text:span text:style-name="T17"> m </text:span><text:span text:style-name="T14">+</text:span><text:span text:style-name="T17"> </text:span><text:span text:style-name="T14">1</text:span><text:span text:style-name="T17"> </text:span><text:span text:style-name="T14">..</text:span><text:span text:style-name="T17"> x </text:span><text:span text:style-name="T14">-</text:span><text:span text:style-name="T17"> </text:span><text:span text:style-name="T14">1</text:span><text:span text:style-name="T17">]</text:span></text:p>
          <text:p text:style-name="P42"/>
          <text:p text:style-name="P36"><text:s text:c="8"/><text:span text:style-name="T17">young x</text:span></text:p>
          <text:p text:style-name="P36"><text:s text:c="12"/><text:span text:style-name="T14">|</text:span><text:span text:style-name="T17"> x </text:span><text:span text:style-name="T14">&lt;=</text:span><text:span text:style-name="T17"> </text:span><text:span text:style-name="T14">0</text:span><text:span text:style-name="T17"> <text:s text:c="3"/></text:span><text:span text:style-name="T20">=</text:span><text:span text:style-name="T17"> </text:span><text:span text:style-name="T14">0</text:span></text:p>
          <text:p text:style-name="P36"><text:soft-page-break/><text:s text:c="12"/><text:span text:style-name="T14">|</text:span><text:span text:style-name="T17"> x </text:span><text:span text:style-name="T14">==</text:span><text:span text:style-name="T17"> </text:span><text:span text:style-name="T14">1</text:span><text:span text:style-name="T17"> <text:s text:c="3"/></text:span><text:span text:style-name="T20">=</text:span><text:span text:style-name="T17"> </text:span><text:span text:style-name="T14">1</text:span></text:p>
          <text:p text:style-name="P36"><text:s text:c="12"/><text:span text:style-name="T14">|</text:span><text:span text:style-name="T17"> otherwise </text:span><text:span text:style-name="T20">=</text:span><text:span text:style-name="T17"> mature (x </text:span><text:span text:style-name="T14">-</text:span><text:span text:style-name="T17"> </text:span><text:span text:style-name="T14">1</text:span><text:span text:style-name="T17">)</text:span></text:p>
        </text:list-item>
      </text:list>
      <text:section text:style-name="Sect1" text:name="comment-3250">
        <text:list xml:id="list225409441251659" text:continue-numbering="true" text:style-name="L1">
          <text:list-item>
            <text:p text:style-name="P3"/>
          </text:list-item>
        </text:list>
      </text:section>
      <text:list xml:id="list225408881279361" text:continue-numbering="true" text:style-name="L1">
        <text:list-item>
          <text:p text:style-name="P7"><draw:frame draw:style-name="fr2" draw:name="Frame37" text:anchor-type="paragraph" svg:width="0.2602in" draw:z-index="36"><draw:text-box fo:min-height="0.0161in"><text:p text:style-name="P5">+1</text:p></draw:text-box></draw:frame><text:a xlink:type="simple" xlink:href="http://rosalind.info/users/gsatas7/" text:style-name="Internet_20_link" text:visited-style-name="Visited_20_Internet_20_Link"><text:span text:style-name="T29">Gryte Satas</text:span></text:a></text:p>
          <text:p text:style-name="P6">April 12, 2013, 2:41 p.m.</text:p>
          <text:p text:style-name="P7"><text:a xlink:type="simple" xlink:href="http://rosalind.info/comments/3250/" text:style-name="Internet_20_link" text:visited-style-name="Visited_20_Internet_20_Link"><text:span text:style-name="T33">#</text:span></text:a><text:span text:style-name="T35">  </text:span><text:a xlink:type="simple" xlink:href="http://rosalind.info/comments/3250/reply/" text:style-name="Internet_20_link" text:visited-style-name="Visited_20_Internet_20_Link"><text:span text:style-name="T33">reply</text:span></text:a></text:p>
          <text:p text:style-name="P27">n = int(sys.argv[1])</text:p>
          <text:p text:style-name="P37">m = int(sys.argv[2])</text:p>
          <text:p text:style-name="P42"/>
          <text:p text:style-name="P37">gens = [0]<text:span text:style-name="T12">*</text:span>m</text:p>
          <text:p text:style-name="P37">gens[0] = 1</text:p>
          <text:p text:style-name="P37"><text:span text:style-name="T2">for</text:span> <text:span text:style-name="T1">i</text:span> in range(1,n):</text:p>
          <text:p text:style-name="P36"><text:s text:c="4"/><text:span text:style-name="T17">births = sum(gens[1:])</text:span></text:p>
          <text:p text:style-name="P36"><text:s text:c="4"/><text:span text:style-name="T5">for</text:span><text:span text:style-name="T17"> </text:span><text:span text:style-name="T6">i</text:span><text:span text:style-name="T17"> in reversed(range(0, len(gens)</text:span><text:span text:style-name="T14">-</text:span><text:span text:style-name="T17">1)):</text:span></text:p>
          <text:p text:style-name="P36"><text:s text:c="8"/><text:span text:style-name="T17">gens[</text:span><text:span text:style-name="T6">i</text:span><text:span text:style-name="T14">+</text:span><text:span text:style-name="T17">1] = gens[</text:span><text:span text:style-name="T6">i</text:span><text:span text:style-name="T17">]</text:span></text:p>
          <text:p text:style-name="P36"><text:s text:c="4"/><text:span text:style-name="T17">gens[0] = births</text:span></text:p>
          <text:p text:style-name="P42"/>
          <text:p text:style-name="P37"><text:soft-page-break/>print sum(gens)</text:p>
          <text:p text:style-name="P8">Rather simple python implementation. Keeps the number of rabbits alive at each age in a queue of sorts</text:p>
        </text:list-item>
      </text:list>
      <text:section text:style-name="Sect1" text:name="comment-3952">
        <text:list xml:id="list225407831715800" text:continue-numbering="true" text:style-name="L1">
          <text:list-item>
            <text:list>
              <text:list-item>
                <text:p text:style-name="P7"/>
              </text:list-item>
            </text:list>
          </text:list-item>
        </text:list>
      </text:section>
      <text:list xml:id="list225409347130735" text:continue-numbering="true" text:style-name="L1">
        <text:list-item>
          <text:list>
            <text:list-item>
              <text:p text:style-name="P7"><draw:frame draw:style-name="fr1" draw:name="Frame38" text:anchor-type="paragraph" svg:width="0.2602in" draw:z-index="37"><draw:text-box fo:min-height="0.0161in"><text:p text:style-name="P5">0</text:p></draw:text-box></draw:frame><text:a xlink:type="simple" xlink:href="http://rosalind.info/users/nic.eggert/" text:style-name="Internet_20_link" text:visited-style-name="Visited_20_Internet_20_Link"><text:span text:style-name="T29">nic.eggert</text:span></text:a></text:p>
              <text:p text:style-name="P6">July 17, 2013, 12:12 p.m.</text:p>
              <text:p text:style-name="P7"><text:a xlink:type="simple" xlink:href="http://rosalind.info/comments/3952/" text:style-name="Internet_20_link" text:visited-style-name="Visited_20_Internet_20_Link"><text:span text:style-name="T33">#</text:span></text:a><text:span text:style-name="T35">  </text:span><text:a xlink:type="simple" xlink:href="http://rosalind.info/comments/3250/reply/" text:style-name="Internet_20_link" text:visited-style-name="Visited_20_Internet_20_Link"><text:span text:style-name="T33">reply</text:span></text:a></text:p>
              <text:p text:style-name="P8">I did almost exactly the same thing in Clojure</text:p>
              <text:p text:style-name="P27">(<text:span text:style-name="T2">defn </text:span><text:span text:style-name="T56">fibd</text:span> [<text:span text:style-name="T56">n</text:span> <text:span text:style-name="T56">m</text:span>]</text:p>
              <text:p text:style-name="P36"><text:s text:c="2"/><text:span text:style-name="T17">(</text:span><text:span text:style-name="T5">loop </text:span><text:span text:style-name="T17">[</text:span><text:span text:style-name="T58">b</text:span><text:span text:style-name="T17"> (</text:span><text:span text:style-name="T6">cons </text:span><text:span text:style-name="T14">1</text:span><text:span text:style-name="T17"> (</text:span><text:span text:style-name="T6">repeat </text:span><text:span text:style-name="T17">(</text:span><text:span text:style-name="T6">dec </text:span><text:span text:style-name="T58">m</text:span><text:span text:style-name="T17">) </text:span><text:span text:style-name="T14">0</text:span><text:span text:style-name="T17">)) </text:span><text:span text:style-name="T58">i</text:span><text:span text:style-name="T17"> </text:span><text:span text:style-name="T14">2</text:span><text:span text:style-name="T17">] </text:span><text:span text:style-name="T60">; b holds number *born* in each round</text:span></text:p>
              <text:p text:style-name="P36"><text:s text:c="4"/><text:span text:style-name="T17">(</text:span><text:span text:style-name="T5">let </text:span><text:span text:style-name="T17">[</text:span><text:span text:style-name="T58">nborn</text:span><text:span text:style-name="T17"> (</text:span><text:span text:style-name="T6">apply + </text:span><text:span text:style-name="T17">(</text:span><text:span text:style-name="T6">rest </text:span><text:span text:style-name="T58">b</text:span><text:span text:style-name="T17">))]</text:span></text:p>
              <text:p text:style-name="P36"><text:s text:c="6"/><text:span text:style-name="T17">(</text:span><text:span text:style-name="T5">if </text:span><text:span text:style-name="T17">(</text:span><text:span text:style-name="T6">= </text:span><text:span text:style-name="T58">i</text:span><text:span text:style-name="T17"> </text:span><text:span text:style-name="T58">n</text:span><text:span text:style-name="T17">)</text:span></text:p>
              <text:p text:style-name="P36"><text:s text:c="8"/><text:span text:style-name="T17">(</text:span><text:span text:style-name="T6">apply + </text:span><text:span text:style-name="T58">nborn</text:span><text:span text:style-name="T17"> (</text:span><text:span text:style-name="T6">butlast </text:span><text:span text:style-name="T58">b</text:span><text:span text:style-name="T17">))</text:span></text:p>
              <text:p text:style-name="P36"><text:s text:c="8"/><text:span text:style-name="T17">(</text:span><text:span text:style-name="T9">recur</text:span><text:span text:style-name="T17"> (</text:span><text:span text:style-name="T6">cons </text:span><text:span text:style-name="T58">nborn</text:span><text:span text:style-name="T17"> (</text:span><text:span text:style-name="T6">butlast </text:span><text:span text:style-name="T58">b</text:span><text:span text:style-name="T17">)) (</text:span><text:span text:style-name="T6">inc </text:span><text:span text:style-name="T58">i</text:span><text:span text:style-name="T17">))))))</text:span></text:p>
            </text:list-item>
          </text:list>
        </text:list-item>
      </text:list>
      <text:section text:style-name="Sect1" text:name="comment-4143">
        <text:list xml:id="list225409417251894" text:continue-numbering="true" text:style-name="L1">
          <text:list-item>
            <text:p text:style-name="P3"/>
          </text:list-item>
        </text:list>
      </text:section>
      <text:list xml:id="list225409250956259" text:continue-numbering="true" text:style-name="L1">
        <text:list-item>
          <text:p text:style-name="P7"><draw:frame draw:style-name="fr2" draw:name="Frame39" text:anchor-type="paragraph" svg:width="0.2602in" draw:z-index="38"><draw:text-box fo:min-height="0.0161in"><text:p text:style-name="P5">+1</text:p></draw:text-box></draw:frame><text:soft-page-break/><text:a xlink:type="simple" xlink:href="http://rosalind.info/users/khang.tsung.fei/" text:style-name="Internet_20_link" text:visited-style-name="Visited_20_Internet_20_Link"><text:span text:style-name="T29">khang.tsung.fei</text:span></text:a></text:p>
          <text:p text:style-name="P6">Aug. 9, 2013, 11:17 a.m.</text:p>
          <text:p text:style-name="P7"><text:a xlink:type="simple" xlink:href="http://rosalind.info/comments/4143/" text:style-name="Internet_20_link" text:visited-style-name="Visited_20_Internet_20_Link"><text:span text:style-name="T33">#</text:span></text:a><text:span text:style-name="T35">  </text:span><text:a xlink:type="simple" xlink:href="http://rosalind.info/comments/4143/reply/" text:style-name="Internet_20_link" text:visited-style-name="Visited_20_Internet_20_Link"><text:span text:style-name="T33">reply</text:span></text:a></text:p>
          <text:p text:style-name="P8">Analytically, it can be proved that</text:p>
          <text:p text:style-name="P14"><draw:frame draw:style-name="fr3" draw:name="Frame40" text:anchor-type="char" svg:width="10.0311in" draw:z-index="39"><draw:text-box fo:min-height="0.0161in"><text:p text:style-name="P18"><text:bookmark text:name="MathJax-Span-16"/><text:bookmark text:name="MathJax-Span-17"/><text:span text:style-name="T52">F</text:span><text:bookmark text:name="MathJax-Span-18"/><text:span text:style-name="T54">(</text:span><text:bookmark text:name="MathJax-Span-19"/><text:span text:style-name="T52">n</text:span><text:bookmark text:name="MathJax-Span-20"/><text:span text:style-name="T54">)</text:span><text:bookmark text:name="MathJax-Span-21"/><text:span text:style-name="T54">=</text:span><text:bookmark text:name="MathJax-Span-22"/><text:bookmark text:name="MathJax-Span-23"/>∑<text:bookmark text:name="MathJax-Span-24"/><text:bookmark text:name="MathJax-Span-25"/><text:bookmark text:name="MathJax-Span-26"/><text:span text:style-name="T53">i</text:span><text:bookmark text:name="MathJax-Span-27"/><text:span text:style-name="T55">=</text:span><text:bookmark text:name="MathJax-Span-28"/><text:span text:style-name="T55">2</text:span><text:bookmark text:name="MathJax-Span-29"/><text:bookmark text:name="MathJax-Span-30"/><text:bookmark text:name="MathJax-Span-31"/><text:span text:style-name="T53">m</text:span><text:bookmark text:name="MathJax-Span-32"/><text:span text:style-name="T52">F</text:span><text:bookmark text:name="MathJax-Span-33"/><text:span text:style-name="T54">(</text:span><text:bookmark text:name="MathJax-Span-34"/><text:span text:style-name="T52">n</text:span><text:bookmark text:name="MathJax-Span-35"/>−<text:bookmark text:name="MathJax-Span-36"/><text:span text:style-name="T52">i</text:span><text:bookmark text:name="MathJax-Span-37"/><text:span text:style-name="T54">)</text:span><text:bookmark text:name="MathJax-Span-38"/><text:span text:style-name="T54">,</text:span><text:bookmark text:name="MathJax-Span-39"/><text:bookmark text:name="MathJax-Span-40"/><text:bookmark text:name="MathJax-Span-41"/><text:bookmark text:name="MathJax-Span-42"/><text:span text:style-name="T54">for</text:span><text:bookmark text:name="MathJax-Span-43"/> <text:bookmark text:name="MathJax-Span-44"/><text:span text:style-name="T52">n</text:span><text:bookmark text:name="MathJax-Span-45"/><text:span text:style-name="T54">=</text:span><text:bookmark text:name="MathJax-Span-46"/><text:span text:style-name="T52">m</text:span><text:bookmark text:name="MathJax-Span-47"/><text:span text:style-name="T54">+</text:span><text:bookmark text:name="MathJax-Span-48"/><text:span text:style-name="T54">1</text:span><text:bookmark text:name="MathJax-Span-49"/><text:span text:style-name="T54">,</text:span><text:bookmark text:name="MathJax-Span-50"/><text:span text:style-name="T54">.</text:span><text:bookmark text:name="MathJax-Span-51"/><text:span text:style-name="T54">.</text:span><text:bookmark text:name="MathJax-Span-52"/><text:span text:style-name="T54">.</text:span></text:p></draw:text-box></draw:frame><text:bookmark text:name="MathJax-Element-5-Frame"/><text:bookmark text:name="MathJax-Span-15"/>It's nice to know that the total number of rabbits in the nth generation depends on the sum of the total rabbits from two to m generations back, where m is the life-span. For <text:bookmark text:name="MathJax-Element-6-Frame"/><text:bookmark text:name="MathJax-Span-53"/><text:bookmark text:name="MathJax-Span-54"/><text:bookmark text:name="MathJax-Span-55"/><text:span text:style-name="T22">n</text:span><text:bookmark text:name="MathJax-Span-56"/><text:span text:style-name="T24">=</text:span><text:bookmark text:name="MathJax-Span-57"/><text:span text:style-name="T24">1</text:span><text:bookmark text:name="MathJax-Span-58"/><text:span text:style-name="T24">,</text:span><text:bookmark text:name="MathJax-Span-59"/><text:span text:style-name="T24">2</text:span><text:bookmark text:name="MathJax-Span-60"/><text:span text:style-name="T24">,</text:span><text:bookmark text:name="MathJax-Span-61"/><text:span text:style-name="T24">.</text:span><text:bookmark text:name="MathJax-Span-62"/><text:span text:style-name="T24">.</text:span><text:bookmark text:name="MathJax-Span-63"/><text:span text:style-name="T24">.</text:span><text:bookmark text:name="MathJax-Span-64"/><text:span text:style-name="T24">,</text:span><text:bookmark text:name="MathJax-Span-65"/><text:span text:style-name="T22">m</text:span>, one has the usual Fibonacci relationship. To solve this problem, we initialize the required "mortal rabbit sequence" using the latter for some <text:bookmark text:name="MathJax-Element-7-Frame"/><text:bookmark text:name="MathJax-Span-66"/><text:bookmark text:name="MathJax-Span-67"/><text:bookmark text:name="MathJax-Span-68"/><text:span text:style-name="T22">m</text:span>, and then begin to expand the it using the relation <text:bookmark text:name="MathJax-Element-8-Frame"/><text:bookmark text:name="MathJax-Span-69"/><text:bookmark text:name="MathJax-Span-70"/><text:bookmark text:name="MathJax-Span-71"/><text:span text:style-name="T22">F</text:span><text:bookmark text:name="MathJax-Span-72"/><text:span text:style-name="T24">(</text:span><text:bookmark text:name="MathJax-Span-73"/><text:span text:style-name="T22">n</text:span><text:bookmark text:name="MathJax-Span-74"/><text:span text:style-name="T24">)</text:span>.</text:p>
          <text:p text:style-name="P31"><text:span text:style-name="Source_20_Text"><text:span text:style-name="T41"><text:s/></text:span></text:span></text:p>
          <text:p text:style-name="P42"><text:span text:style-name="Source_20_Text"><text:span text:style-name="T42">library(gmp) #R's solution for operations using very large integers</text:span></text:span></text:p>
          <text:p text:style-name="P42"><text:span text:style-name="Source_20_Text"><text:span text:style-name="T42">F &lt;- as.vector.bigz(c(as.bigz("1"), as.bigz("1")))</text:span></text:span></text:p>
          <text:p text:style-name="P42"/>
          <text:p text:style-name="P42"><text:span text:style-name="Source_20_Text"><text:span text:style-name="T42">fibonacci &lt;- function(n) {</text:span></text:span></text:p>
          <text:p text:style-name="P42"><text:span text:style-name="Source_20_Text"><text:span text:style-name="T42">for(i in 3:n){</text:span></text:span></text:p>
          <text:p text:style-name="P42"><text:span text:style-name="Source_20_Text"><text:span text:style-name="T42">F&lt;- as.vector.bigz(c(F, add.bigz(F[i-1], F[i-2])))</text:span></text:span></text:p>
          <text:p text:style-name="P42"><text:span text:style-name="Source_20_Text"><text:span text:style-name="T42">}</text:span></text:span></text:p>
          <text:p text:style-name="P42"><text:span text:style-name="Source_20_Text"><text:span text:style-name="T42">return(F)</text:span></text:span></text:p>
          <text:p text:style-name="P42"><text:span text:style-name="Source_20_Text"><text:span text:style-name="T42">}</text:span></text:span></text:p>
          <text:p text:style-name="P42"/>
          <text:p text:style-name="P42"><text:span text:style-name="Source_20_Text"><text:span text:style-name="T42">wabbit &lt;- function(n,m){</text:span></text:span></text:p>
          <text:p text:style-name="P42"><text:span text:style-name="Source_20_Text"><text:span text:style-name="T42">W &lt;- fibonacci(m)</text:span></text:span></text:p>
          <text:p text:style-name="P42"><text:span text:style-name="Source_20_Text"><text:span text:style-name="T42">for(i in (m+1):n){</text:span></text:span></text:p>
          <text:p text:style-name="P42"><text:span text:style-name="Source_20_Text"><text:span text:style-name="T42">W[i] &lt;- sum(W[(i-2):(i-m)])</text:span></text:span></text:p>
          <text:p text:style-name="P42"><text:span text:style-name="Source_20_Text"><text:span text:style-name="T42">}</text:span></text:span></text:p>
          <text:p text:style-name="P42"><text:span text:style-name="Source_20_Text"><text:span text:style-name="T42">return(W)</text:span></text:span></text:p>
          <text:p text:style-name="P42"><text:span text:style-name="Source_20_Text"><text:span text:style-name="T42">}</text:span></text:span></text:p>
        </text:list-item>
      </text:list>
      <text:section text:style-name="Sect1" text:name="comment-5317">
        <text:list xml:id="list225409687578228" text:continue-numbering="true" text:style-name="L1">
          <text:list-item>
            <text:p text:style-name="P3"><text:soft-page-break/></text:p>
          </text:list-item>
        </text:list>
      </text:section>
      <text:list xml:id="list225408520338951" text:continue-numbering="true" text:style-name="L1">
        <text:list-item>
          <text:p text:style-name="P7"><draw:frame draw:style-name="fr2" draw:name="Frame41" text:anchor-type="paragraph" svg:width="0.2602in" draw:z-index="40"><draw:text-box fo:min-height="0.0161in"><text:p text:style-name="P5">+1</text:p></draw:text-box></draw:frame><text:a xlink:type="simple" xlink:href="http://rosalind.info/users/Morkar/" text:style-name="Internet_20_link" text:visited-style-name="Visited_20_Internet_20_Link"><text:span text:style-name="T29">Morkar</text:span></text:a></text:p>
          <text:p text:style-name="P6">Dec. 23, 2013, 7:14 a.m.</text:p>
          <text:p text:style-name="P7"><text:a xlink:type="simple" xlink:href="http://rosalind.info/comments/5317/" text:style-name="Internet_20_link" text:visited-style-name="Visited_20_Internet_20_Link"><text:span text:style-name="T33">#</text:span></text:a><text:span text:style-name="T35">  </text:span><text:a xlink:type="simple" xlink:href="http://rosalind.info/comments/5317/reply/" text:style-name="Internet_20_link" text:visited-style-name="Visited_20_Internet_20_Link"><text:span text:style-name="T33">reply</text:span></text:a></text:p>
          <text:p text:style-name="P8">With Python:</text:p>
          <text:p text:style-name="P27">n=6</text:p>
          <text:p text:style-name="P37">m=3</text:p>
          <text:p text:style-name="P37">fib=[1,1]</text:p>
          <text:p text:style-name="P42"/>
          <text:p text:style-name="P37"><text:span text:style-name="T2">for</text:span> <text:span text:style-name="T1">i</text:span> in range(2,n):</text:p>
          <text:p text:style-name="P36"><text:s text:c="4"/><text:span text:style-name="T5">if</text:span><text:span text:style-name="T17"> (len(fib)</text:span><text:span text:style-name="T14">&lt;</text:span><text:span text:style-name="T17">m):</text:span></text:p>
          <text:p text:style-name="P36"><text:s text:c="8"/><text:span text:style-name="T17">fib.append(fib[</text:span><text:span text:style-name="T6">i</text:span><text:span text:style-name="T14">-</text:span><text:span text:style-name="T17">1]</text:span><text:span text:style-name="T14">+</text:span><text:span text:style-name="T17">fib[</text:span><text:span text:style-name="T6">i</text:span><text:span text:style-name="T14">-</text:span><text:span text:style-name="T17">2]) <text:s text:c="7"/></text:span></text:p>
          <text:p text:style-name="P36"><text:s text:c="4"/><text:span text:style-name="T5">else</text:span><text:span text:style-name="T17">: <text:s text:c="6"/></text:span></text:p>
          <text:p text:style-name="P36"><text:s text:c="8"/><text:span text:style-name="T17">fib.append(sum([fib[</text:span><text:span text:style-name="T6">i</text:span><text:span text:style-name="T14">-</text:span><text:span text:style-name="T17">x] </text:span><text:span text:style-name="T5">for</text:span><text:span text:style-name="T17"> x in range(2,m</text:span><text:span text:style-name="T14">+</text:span><text:span text:style-name="T17">1)]))</text:span></text:p>
          <text:p text:style-name="P42"/>
          <text:p text:style-name="P37">print fib[len(fib)<text:span text:style-name="T12">-</text:span>1]</text:p>
        </text:list-item>
      </text:list>
      <text:section text:style-name="Sect1" text:name="comment-5982">
        <text:list xml:id="list225409387454479" text:continue-numbering="true" text:style-name="L1">
          <text:list-item>
            <text:p text:style-name="P3"/>
          </text:list-item>
        </text:list>
      </text:section>
      <text:list xml:id="list225407779237817" text:continue-numbering="true" text:style-name="L1">
        <text:list-item>
          <text:p text:style-name="P7"><draw:frame draw:style-name="fr2" draw:name="Frame42" text:anchor-type="paragraph" svg:width="0.2602in" draw:z-index="41"><draw:text-box fo:min-height="0.0161in"><text:p text:style-name="P5">+1</text:p></draw:text-box></draw:frame><text:a xlink:type="simple" xlink:href="http://rosalind.info/users/otto/" text:style-name="Internet_20_link" text:visited-style-name="Visited_20_Internet_20_Link"><text:span text:style-name="T29">Otto Schnurr</text:span></text:a></text:p>
          <text:p text:style-name="P6"><text:soft-page-break/>March 2, 2014, 1:19 p.m.</text:p>
          <text:p text:style-name="P7"><text:a xlink:type="simple" xlink:href="http://rosalind.info/comments/5982/" text:style-name="Internet_20_link" text:visited-style-name="Visited_20_Internet_20_Link"><text:span text:style-name="T33">#</text:span></text:a><text:span text:style-name="T35">  </text:span><text:a xlink:type="simple" xlink:href="http://rosalind.info/comments/5982/reply/" text:style-name="Internet_20_link" text:visited-style-name="Visited_20_Internet_20_Link"><text:span text:style-name="T33">reply</text:span></text:a></text:p>
        </text:list-item>
      </text:list>
      <table:table table:name="Table6" table:style-name="Table6">
        <table:table-column table:style-name="Table6.A"/>
        <table:table-column table:style-name="Table6.B"/>
        <table:table-row>
          <table:table-cell table:style-name="Table6.A1" office:value-type="string">
            <text:p text:style-name="P25"><text:s/><text:span text:style-name="T16">1</text:span></text:p>
            <text:p text:style-name="P35"><text:s/><text:span text:style-name="T16">2</text:span></text:p>
            <text:p text:style-name="P35"><text:s/><text:span text:style-name="T16">3</text:span></text:p>
            <text:p text:style-name="P35"><text:s/><text:span text:style-name="T16">4</text:span></text:p>
            <text:p text:style-name="P35"><text:s/><text:span text:style-name="T16">5</text:span></text:p>
            <text:p text:style-name="P35"><text:s/><text:span text:style-name="T16">6</text:span></text:p>
            <text:p text:style-name="P35"><text:s/><text:span text:style-name="T16">7</text:span></text:p>
            <text:p text:style-name="P35"><text:s/><text:span text:style-name="T16">8</text:span></text:p>
            <text:p text:style-name="P35"><text:s/><text:span text:style-name="T16">9</text:span></text:p>
            <text:p text:style-name="P32">10</text:p>
            <text:p text:style-name="P32">11</text:p>
            <text:p text:style-name="P32">12</text:p>
          </table:table-cell>
          <table:table-cell table:style-name="Table6.A1" office:value-type="string">
            <text:p text:style-name="P26">#!/usr/bin/env python</text:p>
            <text:p text:style-name="P33"><text:span text:style-name="T2">from</text:span> <text:span text:style-name="T11">collections</text:span> <text:span text:style-name="T2">import</text:span> deque</text:p>
            <text:p text:style-name="P33"><text:span text:style-name="T2">from</text:span> <text:span text:style-name="T11">fileinput</text:span> <text:span text:style-name="T2">import</text:span> <text:span text:style-name="T1">input</text:span> <text:span text:style-name="T2">as</text:span> data</text:p>
            <text:p text:style-name="P44"/>
            <text:p text:style-name="P33">months, agelimit <text:span text:style-name="T12">=</text:span> <text:span text:style-name="T1">map</text:span>(<text:span text:style-name="T1">int</text:span>, data()<text:span text:style-name="T12">.</text:span>next()<text:span text:style-name="T12">.</text:span>split())</text:p>
            <text:p text:style-name="P33">ages <text:span text:style-name="T12">=</text:span> deque([<text:span text:style-name="T12">1</text:span>], agelimit)</text:p>
            <text:p text:style-name="P44"/>
            <text:p text:style-name="P33"><text:span text:style-name="T2">for</text:span> month <text:span text:style-name="T21">in</text:span> <text:span text:style-name="T1">range</text:span>(<text:span text:style-name="T12">1</text:span>, months):</text:p>
            <text:p text:style-name="P34"><text:s text:c="4"/><text:span text:style-name="T16">offspring </text:span><text:span text:style-name="T13">=</text:span><text:span text:style-name="T16"> </text:span><text:span text:style-name="T3">sum</text:span><text:span text:style-name="T16">(</text:span><text:span text:style-name="T3">list</text:span><text:span text:style-name="T16">(ages)[:</text:span><text:span text:style-name="T13">-1</text:span><text:span text:style-name="T16">])</text:span></text:p>
            <text:p text:style-name="P34"><text:s text:c="4"/><text:span text:style-name="T16">ages</text:span><text:span text:style-name="T13">.</text:span><text:span text:style-name="T16">append(offspring)</text:span></text:p>
            <text:p text:style-name="P44"/>
            <text:p text:style-name="P33"><text:span text:style-name="T2">print</text:span> <text:span text:style-name="T1">sum</text:span>(ages)</text:p>
          </table:table-cell>
        </table:table-row>
      </table:table>
      <text:section text:style-name="Sect1" text:name="comment-10779">
        <text:list xml:id="list225409184328594" text:continue-numbering="true" text:style-name="L1">
          <text:list-item>
            <text:p text:style-name="P1"/>
          </text:list-item>
        </text:list>
      </text:section>
      <text:list xml:id="list225408694452280" text:continue-numbering="true" text:style-name="L1">
        <text:list-item>
          <text:p text:style-name="P7"><draw:frame draw:style-name="fr2" draw:name="Frame43" text:anchor-type="paragraph" svg:width="0.2602in" draw:z-index="42"><draw:text-box fo:min-height="0.0161in"><text:p text:style-name="P5">+1</text:p></draw:text-box></draw:frame><text:a xlink:type="simple" xlink:href="http://rosalind.info/users/jose_castro_arnaud/" text:style-name="Internet_20_link" text:visited-style-name="Visited_20_Internet_20_Link"><text:span text:style-name="T29">José de Castro Arnaud</text:span></text:a></text:p>
          <text:p text:style-name="P6">Dec. 7, 2015, 2:08 p.m.</text:p>
          <text:p text:style-name="P7"><text:a xlink:type="simple" xlink:href="http://rosalind.info/comments/10779/" text:style-name="Internet_20_link" text:visited-style-name="Visited_20_Internet_20_Link"><text:span text:style-name="T33">#</text:span></text:a><text:span text:style-name="T35">  </text:span><text:a xlink:type="simple" xlink:href="http://rosalind.info/comments/10779/reply/" text:style-name="Internet_20_link" text:visited-style-name="Visited_20_Internet_20_Link"><text:span text:style-name="T33">reply</text:span></text:a></text:p>
          <text:p text:style-name="P9"><text:span text:style-name="T36">A somewhat clunky solution in Ruby. </text:span><text:span text:style-name="Source_20_Text"><text:span text:style-name="T48">data</text:span></text:span><text:span text:style-name="T36"> contains the dataset.</text:span></text:p>
          <text:p text:style-name="P27"><text:soft-page-break/>n, m <text:span text:style-name="T12">=</text:span> data<text:span text:style-name="T12">.</text:span>split(<text:span text:style-name="T59">" "</text:span>)<text:span text:style-name="T12">.</text:span>map { <text:span text:style-name="T12">|</text:span>n<text:span text:style-name="T12">|</text:span> n<text:span text:style-name="T12">.</text:span>to_i }</text:p>
          <text:p text:style-name="P37">rabbit_ages <text:span text:style-name="T12">=</text:span> <text:span text:style-name="T12">[]</text:span></text:p>
          <text:p text:style-name="P37">rabbit_ages<text:span text:style-name="T12">[1]</text:span> <text:span text:style-name="T12">=</text:span> { <text:span text:style-name="T12">0</text:span> <text:span text:style-name="T12">=&gt;</text:span> <text:span text:style-name="T12">1</text:span> }</text:p>
          <text:p text:style-name="P42"/>
          <text:p text:style-name="P37"><text:span text:style-name="T12">2.</text:span>upto(n) <text:span text:style-name="T2">do</text:span> <text:span text:style-name="T12">|</text:span>i<text:span text:style-name="T12">|</text:span></text:p>
          <text:p text:style-name="P42"/>
          <text:p text:style-name="P36"><text:s text:c="3"/><text:span text:style-name="T60"># Só coelhos com idade de 1 a m-1 se reproduzem. Seus filhotes </text:span></text:p>
          <text:p text:style-name="P36"><text:s text:c="3"/><text:span text:style-name="T60"># terão idade 0.</text:span></text:p>
          <text:p text:style-name="P36"><text:s text:c="3"/><text:span text:style-name="T17">rabbit_ages</text:span><text:span text:style-name="T14">[</text:span><text:span text:style-name="T17">i</text:span><text:span text:style-name="T14">]</text:span><text:span text:style-name="T17"> </text:span><text:span text:style-name="T14">=</text:span><text:span text:style-name="T17"> {}</text:span></text:p>
          <text:p text:style-name="P36"><text:s text:c="3"/><text:span text:style-name="T17">soma </text:span><text:span text:style-name="T14">=</text:span><text:span text:style-name="T17"> (</text:span><text:span text:style-name="T14">1.</text:span><text:span text:style-name="T17">.(m</text:span><text:span text:style-name="T14">-1</text:span><text:span text:style-name="T17">))</text:span><text:span text:style-name="T14">.</text:span><text:span text:style-name="T17">inject(</text:span><text:span text:style-name="T14">0</text:span><text:span text:style-name="T17">) </text:span><text:span text:style-name="T5">do</text:span><text:span text:style-name="T17"> </text:span><text:span text:style-name="T14">|</text:span><text:span text:style-name="T17">acum, j</text:span><text:span text:style-name="T14">|</text:span><text:span text:style-name="T17"> </text:span></text:p>
          <text:p text:style-name="P36"><text:s text:c="6"/><text:span text:style-name="T17">acum </text:span><text:span text:style-name="T14">+</text:span><text:span text:style-name="T17"> (rabbit_ages</text:span><text:span text:style-name="T14">[</text:span><text:span text:style-name="T17">i</text:span><text:span text:style-name="T14">-1].</text:span><text:span text:style-name="T17">has_key?(j) ? rabbit_ages</text:span><text:span text:style-name="T14">[</text:span><text:span text:style-name="T17">i</text:span><text:span text:style-name="T14">-1][</text:span><text:span text:style-name="T17">j</text:span><text:span text:style-name="T14">]</text:span><text:span text:style-name="T17"> : </text:span><text:span text:style-name="T14">0</text:span><text:span text:style-name="T17">)</text:span></text:p>
          <text:p text:style-name="P36"><text:s text:c="3"/><text:span text:style-name="T5">end</text:span></text:p>
          <text:p text:style-name="P36"><text:s text:c="3"/><text:span text:style-name="T17">rabbit_ages</text:span><text:span text:style-name="T14">[</text:span><text:span text:style-name="T17">i</text:span><text:span text:style-name="T14">][0]</text:span><text:span text:style-name="T17"> </text:span><text:span text:style-name="T14">=</text:span><text:span text:style-name="T17"> soma</text:span></text:p>
          <text:p text:style-name="P42"><text:soft-page-break/></text:p>
          <text:p text:style-name="P36"><text:s text:c="3"/><text:span text:style-name="T60"># Avança idades dos coelhos.</text:span></text:p>
          <text:p text:style-name="P36"><text:s text:c="3"/><text:span text:style-name="T17">rabbit_ages</text:span><text:span text:style-name="T14">[</text:span><text:span text:style-name="T17">i</text:span><text:span text:style-name="T14">-1].</text:span><text:span text:style-name="T17">each </text:span><text:span text:style-name="T5">do</text:span><text:span text:style-name="T17"> </text:span><text:span text:style-name="T14">|</text:span><text:span text:style-name="T17">k, v</text:span><text:span text:style-name="T14">|</text:span></text:p>
          <text:p text:style-name="P36"><text:s text:c="6"/><text:span text:style-name="T17">rabbit_ages</text:span><text:span text:style-name="T14">[</text:span><text:span text:style-name="T17">i</text:span><text:span text:style-name="T14">][</text:span><text:span text:style-name="T17">k </text:span><text:span text:style-name="T14">+</text:span><text:span text:style-name="T17"> </text:span><text:span text:style-name="T14">1]</text:span><text:span text:style-name="T17"> </text:span><text:span text:style-name="T14">=</text:span><text:span text:style-name="T17"> v</text:span></text:p>
          <text:p text:style-name="P36"><text:s text:c="3"/><text:span text:style-name="T5">end</text:span></text:p>
          <text:p text:style-name="P42"/>
          <text:p text:style-name="P39">end</text:p>
          <text:p text:style-name="P42"/>
          <text:p text:style-name="P37"><text:span text:style-name="T2">return</text:span> rabbit_ages<text:span text:style-name="T12">.</text:span>last<text:span text:style-name="T12">.</text:span>select { <text:span text:style-name="T12">|</text:span>k, v<text:span text:style-name="T12">|</text:span> k <text:span text:style-name="T12">&lt;</text:span> m }<text:span text:style-name="T12">.</text:span>values<text:span text:style-name="T12">.</text:span>inject(<text:span text:style-name="T56">:+</text:span>)</text:p>
        </text:list-item>
      </text:list>
      <text:section text:style-name="Sect1" text:name="comment-14560">
        <text:list xml:id="list225408698211535" text:continue-numbering="true" text:style-name="L1">
          <text:list-item>
            <text:p text:style-name="P3"/>
          </text:list-item>
        </text:list>
      </text:section>
      <text:list xml:id="list225408647648041" text:continue-numbering="true" text:style-name="L1">
        <text:list-item>
          <text:p text:style-name="P7"><draw:frame draw:style-name="fr2" draw:name="Frame44" text:anchor-type="paragraph" svg:width="0.2602in" draw:z-index="43"><draw:text-box fo:min-height="0.0161in"><text:p text:style-name="P5">+1</text:p></draw:text-box></draw:frame><text:a xlink:type="simple" xlink:href="http://rosalind.info/users/esopsis/" text:style-name="Internet_20_link" text:visited-style-name="Visited_20_Internet_20_Link"><text:span text:style-name="T29">esopsis</text:span></text:a></text:p>
          <text:p text:style-name="P6">Feb. 15, 2018, 1:02 a.m.</text:p>
          <text:p text:style-name="P7"><text:a xlink:type="simple" xlink:href="http://rosalind.info/comments/14560/" text:style-name="Internet_20_link" text:visited-style-name="Visited_20_Internet_20_Link"><text:span text:style-name="T33">#</text:span></text:a><text:span text:style-name="T35">  </text:span><text:a xlink:type="simple" xlink:href="http://rosalind.info/comments/14560/reply/" text:style-name="Internet_20_link" text:visited-style-name="Visited_20_Internet_20_Link"><text:span text:style-name="T33">reply</text:span></text:a></text:p>
          <text:p text:style-name="P8">My Mathematica code, which defines the number of rabbits in a given step as the number of adults on that step plus the number born on that step. (The number of adults on that step is the number of rabbits on the previous step minus the number of rabbits that died on the current step. The number of rabbits that died on a step is equal to the number of rabbits that were born m steps ago.) (The number of rabbits born on a step is equal to the number of adults on a step before.) If you add to this that the number of rabbits on step one is 1, <text:soft-page-break/>and fudge that the number of rabbits born on step one is also 1, and specify that the number of rabbits and rabbits born before step one is always zero, these definitions which rely on each other all work out and give you good answers. Writing something like f[n_]:=(f[n]=f[n-1]) instead of just f[n_]:=f[n-1] is a way in Mathematica of getting the computer to store solutions to f[n] that it has calculated once already, without re-calculating everything recursively every time.</text:p>
          <text:p text:style-name="P27">born[n_, _] := 0 <text:span text:style-name="T12">/</text:span>; n <text:span text:style-name="T12">&lt;</text:span> 1</text:p>
          <text:p text:style-name="P37">born[1, _] = 1;</text:p>
          <text:p text:style-name="P37">born[n_, m_] := adults[n <text:span text:style-name="T12">-</text:span> 1, m]</text:p>
          <text:p text:style-name="P37">dead[n_, m_] := born[n <text:span text:style-name="T12">-</text:span> m, m]</text:p>
          <text:p text:style-name="P37">adults[n_, m_] := (adults[n, m] = f[n <text:span text:style-name="T12">-</text:span> 1, m] <text:span text:style-name="T12">-</text:span> dead[n, m])</text:p>
          <text:p text:style-name="P37">f[n_, _] := 0 <text:span text:style-name="T12">/</text:span>; n <text:span text:style-name="T12">&lt;</text:span> 1</text:p>
          <text:p text:style-name="P37">f[1, _] = 1;</text:p>
          <text:p text:style-name="P37">f[n_, m_] := (f[n, m] = adults[n, m] <text:span text:style-name="T12">+</text:span> born[n, m])</text:p>
        </text:list-item>
      </text:list>
      <text:section text:style-name="Sect1" text:name="comment-15099">
        <text:list xml:id="list225409266984829" text:continue-numbering="true" text:style-name="L1">
          <text:list-item>
            <text:p text:style-name="P3"/>
          </text:list-item>
        </text:list>
      </text:section>
      <text:list xml:id="list225409705037574" text:continue-numbering="true" text:style-name="L1">
        <text:list-item>
          <text:p text:style-name="P7"><draw:frame draw:style-name="fr2" draw:name="Frame45" text:anchor-type="paragraph" svg:width="0.2602in" draw:z-index="44"><draw:text-box fo:min-height="0.0161in"><text:p text:style-name="P5">+1</text:p></draw:text-box></draw:frame><text:a xlink:type="simple" xlink:href="http://rosalind.info/users/jesvedberg/" text:style-name="Internet_20_link" text:visited-style-name="Visited_20_Internet_20_Link"><text:span text:style-name="T29">Jesper Svedberg</text:span></text:a></text:p>
          <text:p text:style-name="P6">July 28, 2018, 9:07 a.m.</text:p>
          <text:p text:style-name="P7"><text:soft-page-break/><text:a xlink:type="simple" xlink:href="http://rosalind.info/comments/15099/" text:style-name="Internet_20_link" text:visited-style-name="Visited_20_Internet_20_Link"><text:span text:style-name="T33">#</text:span></text:a><text:span text:style-name="T35">  </text:span><text:a xlink:type="simple" xlink:href="http://rosalind.info/comments/15099/reply/" text:style-name="Internet_20_link" text:visited-style-name="Visited_20_Internet_20_Link"><text:span text:style-name="T33">reply</text:span></text:a></text:p>
          <text:p text:style-name="P8">Python. Similar to the top voted solution:</text:p>
          <text:p text:style-name="P27"><text:span text:style-name="T2">def</text:span> <text:span text:style-name="T8">rabbits</text:span>(n,m):</text:p>
          <text:p text:style-name="P36"><text:s text:c="4"/><text:span text:style-name="T17">start </text:span><text:span text:style-name="T14">=</text:span><text:span text:style-name="T17"> [</text:span><text:span text:style-name="T14">0</text:span><text:span text:style-name="T17">]</text:span><text:span text:style-name="T14">*</text:span><text:span text:style-name="T17">(m</text:span><text:span text:style-name="T14">-1</text:span><text:span text:style-name="T17">) </text:span><text:span text:style-name="T14">+</text:span><text:span text:style-name="T17"> [</text:span><text:span text:style-name="T14">1</text:span><text:span text:style-name="T17">]</text:span></text:p>
          <text:p text:style-name="P36"><text:s text:c="4"/><text:span text:style-name="T5">for</text:span><text:span text:style-name="T17"> i </text:span><text:span text:style-name="T20">in</text:span><text:span text:style-name="T17"> </text:span><text:span text:style-name="T6">range</text:span><text:span text:style-name="T17">(n</text:span><text:span text:style-name="T14">-1</text:span><text:span text:style-name="T17">):</text:span></text:p>
          <text:p text:style-name="P36"><text:s text:c="8"/><text:span text:style-name="T17">start</text:span><text:span text:style-name="T14">.</text:span><text:span text:style-name="T17">append(</text:span><text:span text:style-name="T6">sum</text:span><text:span text:style-name="T17">(start[:</text:span><text:span text:style-name="T14">-1</text:span><text:span text:style-name="T17">]))</text:span></text:p>
          <text:p text:style-name="P36"><text:s text:c="8"/><text:span text:style-name="T17">start</text:span><text:span text:style-name="T14">.</text:span><text:span text:style-name="T17">pop(</text:span><text:span text:style-name="T14">0</text:span><text:span text:style-name="T17">)</text:span></text:p>
          <text:p text:style-name="P36"><text:s text:c="4"/><text:span text:style-name="T5">return</text:span><text:span text:style-name="T17"> </text:span><text:span text:style-name="T6">sum</text:span><text:span text:style-name="T17">(start)</text:span></text:p>
        </text:list-item>
      </text:list>
      <text:section text:style-name="Sect1" text:name="pagination">
        <text:list xml:id="list3663535573" text:style-name="L2">
          <text:list-item>
            <text:p text:style-name="P15">‹‹ <text:span text:style-name="T28">previous</text:span></text:p>
          </text:list-item>
          <text:list-item>
            <text:p text:style-name="P2">1</text:p>
          </text:list-item>
          <text:list-item>
            <text:p text:style-name="P4"><text:a xlink:type="simple" xlink:href="http://rosalind.info/problems/fibd/solutions/?page=2" text:style-name="Internet_20_link" text:visited-style-name="Visited_20_Internet_20_Link"><text:span text:style-name="T32">2</text:span></text:a></text:p>
          </text:list-item>
          <text:list-item>
            <text:p text:style-name="P4"><text:a xlink:type="simple" xlink:href="http://rosalind.info/problems/fibd/solutions/?page=3" text:style-name="Internet_20_link" text:visited-style-name="Visited_20_Internet_20_Link"><text:span text:style-name="T32">3</text:span></text:a></text:p>
          </text:list-item>
          <text:list-item>
            <text:p text:style-name="P4"><text:a xlink:type="simple" xlink:href="http://rosalind.info/problems/fibd/solutions/?page=4" text:style-name="Internet_20_link" text:visited-style-name="Visited_20_Internet_20_Link"><text:span text:style-name="T32">4</text:span></text:a></text:p>
          </text:list-item>
          <text:list-item>
            <text:p text:style-name="P4"><text:a xlink:type="simple" xlink:href="http://rosalind.info/problems/fibd/solutions/?page=5" text:style-name="Internet_20_link" text:visited-style-name="Visited_20_Internet_20_Link"><text:span text:style-name="T32">5</text:span></text:a></text:p>
          </text:list-item>
          <text:list-item>
            <text:p text:style-name="P4"><text:a xlink:type="simple" xlink:href="http://rosalind.info/problems/fibd/solutions/?page=6" text:style-name="Internet_20_link" text:visited-style-name="Visited_20_Internet_20_Link"><text:span text:style-name="T32">6</text:span></text:a></text:p>
          </text:list-item>
          <text:list-item>
            <text:p text:style-name="P4"><text:a xlink:type="simple" xlink:href="http://rosalind.info/problems/fibd/solutions/?page=7" text:style-name="Internet_20_link" text:visited-style-name="Visited_20_Internet_20_Link"><text:span text:style-name="T32">7</text:span></text:a></text:p>
          </text:list-item>
          <text:list-item>
            <text:p text:style-name="P4"><text:a xlink:type="simple" xlink:href="http://rosalind.info/problems/fibd/solutions/?page=8" text:style-name="Internet_20_link" text:visited-style-name="Visited_20_Internet_20_Link"><text:span text:style-name="T32">8</text:span></text:a></text:p>
          </text:list-item>
          <text:list-item>
            <text:p text:style-name="P4"><text:a xlink:type="simple" xlink:href="http://rosalind.info/problems/fibd/solutions/?page=9" text:style-name="Internet_20_link" text:visited-style-name="Visited_20_Internet_20_Link"><text:span text:style-name="T32">9</text:span></text:a></text:p>
          </text:list-item>
          <text:list-item>
            <text:p text:style-name="P4"><text:soft-page-break/><text:a xlink:type="simple" xlink:href="http://rosalind.info/problems/fibd/solutions/?page=2" text:style-name="Internet_20_link" text:visited-style-name="Visited_20_Internet_20_Link"><text:span text:style-name="T32">next ››</text:span></text:a></text:p>
          </text:list-item>
        </text:list>
      </text:section>
      <text:p text:style-name="P12"><draw:frame draw:style-name="fr4" draw:name="Frame46" text:anchor-type="paragraph" svg:width="8.0209in" draw:z-index="45"><draw:text-box fo:min-height="0.0161in"><text:section text:style-name="Sect1" text:name="id_comment_wmd_button_bar"><text:list xml:id="list1526484216" text:style-name="L3"><text:list-item><text:p text:style-name="P23"><draw:frame draw:style-name="fr5" draw:name="wmd-code-button" text:anchor-type="char" svg:x="1.302in" svg:width="0.2083in" draw:z-index="51"><draw:text-box fo:min-height="0.2083in"><text:p text:style-name="P22"/></draw:text-box></draw:frame><draw:frame draw:style-name="fr5" draw:name="wmd-quote-button" text:anchor-type="char" svg:x="1.0417in" svg:width="0.2083in" draw:z-index="50"><draw:text-box fo:min-height="0.2083in"><text:p text:style-name="P22"/></draw:text-box></draw:frame><draw:frame draw:style-name="fr5" draw:name="wmd-link-button" text:anchor-type="char" svg:x="0.7811in" svg:width="0.2083in" draw:z-index="49"><draw:text-box fo:min-height="0.2083in"><text:p text:style-name="P22"/></draw:text-box></draw:frame><draw:frame draw:style-name="fr6" draw:name="wmd-spacer1" text:anchor-type="char" svg:x="0.6665in" svg:width="0.0161in" draw:z-index="48"><draw:text-box fo:min-height="0.2083in"><text:p text:style-name="P22"/></draw:text-box></draw:frame><draw:frame draw:style-name="fr5" draw:name="wmd-italic-button" text:anchor-type="char" svg:x="0.2602in" svg:width="0.2083in" draw:z-index="47"><draw:text-box fo:min-height="0.2083in"><text:p text:style-name="P22"/></draw:text-box></draw:frame><draw:frame draw:style-name="fr5" draw:name="wmd-bold-button" text:anchor-type="char" svg:x="0in" svg:width="0.2083in" draw:z-index="46"><draw:text-box fo:min-height="0.2083in"><text:p text:style-name="P22"/></draw:text-box></draw:frame><text:bookmark text:name="wmd-button-row"/></text:p></text:list-item></text:list></text:section></draw:text-box></draw:frame><text:line-break/><text:bookmark text:name="given"/><text:span text:style-name="T49">Given:</text:span></text:p>
      <text:p text:style-name="P16">Positive integers <text:bookmark text:name="MathJax-Element-1-Frame1"/><text:bookmark text:name="MathJax-Span-110"/><text:bookmark text:name="MathJax-Span-210"/><text:bookmark text:name="MathJax-Span-310"/><text:span text:style-name="T22">n</text:span><text:bookmark text:name="MathJax-Span-410"/><text:span text:style-name="T26">≤</text:span><text:bookmark text:name="MathJax-Span-510"/><text:span text:style-name="T24">100</text:span> and <text:bookmark text:name="MathJax-Element-2-Frame1"/><text:bookmark text:name="MathJax-Span-610"/><text:bookmark text:name="MathJax-Span-75"/><text:bookmark text:name="MathJax-Span-81"/><text:span text:style-name="T22">m</text:span><text:bookmark text:name="MathJax-Span-91"/><text:span text:style-name="T26">≤</text:span><text:bookmark text:name="MathJax-Span-101"/><text:span text:style-name="T24">20</text:span>.</text:p>
      <text:h text:style-name="P47" text:outline-level="3"><text:bookmark text:name="return"/>Return:</text:h>
      <text:p text:style-name="P16">The total number of pairs of rabbits that will remain after the <text:bookmark text:name="MathJax-Element-3-Frame1"/><text:bookmark text:name="MathJax-Span-111"/><text:bookmark text:name="MathJax-Span-121"/><text:bookmark text:name="MathJax-Span-131"/><text:span text:style-name="T22">n</text:span>-th month if all rabbits live for <text:bookmark text:name="MathJax-Element-4-Frame1"/><text:bookmark text:name="MathJax-Span-141"/><text:bookmark text:name="MathJax-Span-151"/><text:bookmark text:name="MathJax-Span-161"/><text:span text:style-name="T22">m</text:span> months.</text:p>
      <text:h text:style-name="P48" text:outline-level="3"><text:bookmark text:name="problem-summary"/>Problem summary</text:h>
      <text:p text:style-name="P16">The Mortal Fibonacci problem is somewhat tricky, but the main point to remember is that, from a certain generation, you need to remove all of the rabbits, of age <text:bookmark text:name="MathJax-Element-5-Frame1"/><text:bookmark text:name="MathJax-Span-171"/><text:bookmark text:name="MathJax-Span-181"/><text:bookmark text:name="MathJax-Span-191"/><text:span text:style-name="T22">m</text:span> from the total population. Note that each pair of rabbits give birth to another pair and reproduce one last time before they die (in their <text:bookmark text:name="MathJax-Element-6-Frame1"/><text:bookmark text:name="MathJax-Span-201"/><text:bookmark text:name="MathJax-Span-211"/><text:bookmark text:name="MathJax-Span-221"/><text:span text:style-name="T22">m</text:span>-th month).</text:p>
      <text:h text:style-name="P48" text:outline-level="3"><text:bookmark text:name="algorithm-idea"/>Algorithm idea</text:h>
      <text:p text:style-name="P16">For the months before month <text:bookmark text:name="MathJax-Element-7-Frame1"/><text:bookmark text:name="MathJax-Span-231"/><text:bookmark text:name="MathJax-Span-241"/><text:bookmark text:name="MathJax-Span-251"/><text:span text:style-name="T22">m</text:span>, no rabbits die and therefore the growth pattern is identical to the regular Fibonacci series. From there on, the dead rabbits must be 'disposed of'. One way to achieve this is to write a program that keeps track of the number of rabbits born in each generation, or the ages of the rabbits and use this information to remove any elderly rabbits from their burrows.</text:p>
      <text:p text:style-name="P16">Another alternative solution can be found if we examine the population sequences for different mortality values (<text:bookmark text:name="MathJax-Element-8-Frame1"/><text:bookmark text:name="MathJax-Span-261"/><text:bookmark text:name="MathJax-Span-271"/><text:bookmark text:name="MathJax-Span-281"/><text:span text:style-name="T22">m</text:span>), and generalise the patterns we observe.</text:p>
      <text:p text:style-name="P29"><text:s/><text:span text:style-name="T18">m=3 <text:s text:c="2"/>[1, 1, 2, 2, 3, 4, 5, 7, 9, 12]</text:span></text:p>
      <text:p text:style-name="P40"><text:s/><text:span text:style-name="T18">m=4 <text:s text:c="2"/>[1, 1, 2, 3, 4, 6, 9, 13, 19, 28]</text:span></text:p>
      <text:p text:style-name="P40"><text:s/><text:span text:style-name="T18">m=5 <text:s text:c="2"/>[1, 1, 2, 3, 5, 7, 11, 17, 26, 40]</text:span></text:p>
      <text:p text:style-name="P40"><text:s/><text:span text:style-name="T18">m=6 <text:s text:c="2"/>[1, 1, 2, 3, 5, 8, 12, 19, 30, 47]</text:span></text:p>
      <text:p text:style-name="P40"><text:s/><text:span text:style-name="T18">m=7 <text:s text:c="2"/>[1, 1, 2, 3, 5, 8, 13, 20, 32, 51]</text:span></text:p>
      <text:p text:style-name="P16">For each sequence, if we add the terms from <text:bookmark text:name="MathJax-Element-9-Frame"/><text:bookmark text:name="MathJax-Span-291"/><text:bookmark text:name="MathJax-Span-301"/><text:bookmark text:name="MathJax-Span-311"/><text:span text:style-name="T24">(</text:span><text:bookmark text:name="MathJax-Span-321"/><text:span text:style-name="T22">k</text:span><text:bookmark text:name="MathJax-Span-331"/><text:span text:style-name="T26">−</text:span><text:bookmark text:name="MathJax-Span-341"/><text:span text:style-name="T22">m</text:span><text:bookmark text:name="MathJax-Span-351"/><text:span text:style-name="T24">)</text:span> to <text:bookmark text:name="MathJax-Element-10-Frame"/><text:bookmark text:name="MathJax-Span-361"/><text:bookmark text:name="MathJax-Span-371"/><text:bookmark text:name="MathJax-Span-381"/><text:span text:style-name="T24">(</text:span><text:bookmark text:name="MathJax-Span-391"/><text:span text:style-name="T22">k</text:span><text:bookmark text:name="MathJax-Span-401"/><text:span text:style-name="T26">−</text:span><text:bookmark text:name="MathJax-Span-411"/><text:span text:style-name="T24">2</text:span><text:bookmark text:name="MathJax-Span-421"/><text:span text:style-name="T24">)</text:span>, where <text:bookmark text:name="MathJax-Element-11-Frame"/><text:bookmark text:name="MathJax-Span-431"/><text:bookmark text:name="MathJax-Span-441"/><text:bookmark text:name="MathJax-Span-451"/><text:span text:style-name="T22">k</text:span> is the generation (or index position in our sequence), we can obtain the population for the <text:bookmark text:name="MathJax-Element-12-Frame"/><text:bookmark text:name="MathJax-Span-461"/><text:bookmark text:name="MathJax-Span-471"/><text:bookmark text:name="MathJax-Span-481"/><text:span text:style-name="T22">k</text:span>-th generation.</text:p>
      <text:p text:style-name="P16">Another suggested route to find the <text:bookmark text:name="MathJax-Element-13-Frame"/><text:bookmark text:name="MathJax-Span-491"/><text:bookmark text:name="MathJax-Span-501"/><text:bookmark text:name="MathJax-Span-511"/><text:span text:style-name="T22">k</text:span>-th item is to subtract the <text:bookmark text:name="MathJax-Element-14-Frame"/><text:bookmark text:name="MathJax-Span-521"/><text:bookmark text:name="MathJax-Span-531"/><text:bookmark text:name="MathJax-Span-541"/><text:span text:style-name="T22">i</text:span><text:bookmark text:name="MathJax-Span-551"/><text:span text:style-name="T26">−</text:span><text:bookmark text:name="MathJax-Span-561"/><text:span text:style-name="T22">k</text:span> element of the Fibonacci series itself. The change is in the element that is subtracted from the total <text:bookmark text:name="MathJax-Element-15-Frame"/><text:bookmark text:name="MathJax-Span-571"/><text:bookmark text:name="MathJax-Span-581"/><text:bookmark text:name="MathJax-Span-591"/><text:span text:style-name="T24">(</text:span><text:bookmark text:name="MathJax-Span-601"/><text:span text:style-name="T22">i</text:span><text:bookmark text:name="MathJax-Span-611"/><text:span text:style-name="T26">−</text:span><text:bookmark text:name="MathJax-Span-621"/><text:span text:style-name="T22">k</text:span> or <text:bookmark text:name="MathJax-Element-16-Frame"/><text:bookmark text:name="MathJax-Span-631"/><text:bookmark text:name="MathJax-Span-641"/><text:bookmark text:name="MathJax-Span-651"/><text:span text:style-name="T22">i</text:span><text:bookmark text:name="MathJax-Span-661"/><text:span text:style-name="T26">−</text:span><text:bookmark text:name="MathJax-Span-671"/><text:span text:style-name="T22">k</text:span><text:bookmark text:name="MathJax-Span-681"/><text:span text:style-name="T26">−</text:span><text:bookmark text:name="MathJax-Span-691"/><text:span text:style-name="T24">1</text:span><text:bookmark text:name="MathJax-Span-701"/><text:span text:style-name="T24">)</text:span>.</text:p>
      <text:h text:style-name="P48" text:outline-level="3"><text:bookmark text:name="matrix-solution"/>Matrix solution</text:h>
      <text:p text:style-name="P10">The transition matrix for each generation is:</text:p>
      <text:p text:style-name="P13"><text:bookmark text:name="MathJax-Element-17-Frame"/><text:bookmark text:name="MathJax-Span-711"/><text:bookmark text:name="MathJax-Span-721"/><text:bookmark text:name="MathJax-Span-731"/><text:bookmark text:name="MathJax-Span-741"/><text:span text:style-name="T52">T</text:span><text:bookmark text:name="MathJax-Span-751"/><text:bookmark text:name="MathJax-Span-76"/><text:bookmark text:name="MathJax-Span-77"/><text:span text:style-name="T53">i</text:span><text:bookmark text:name="MathJax-Span-78"/><text:span text:style-name="T53">j</text:span><text:bookmark text:name="MathJax-Span-79"/><text:span text:style-name="T54">=</text:span><text:bookmark text:name="MathJax-Span-80"/><text:bookmark text:name="MathJax-Span-811"/>⎧⎩⎨<text:bookmark text:name="MathJax-Span-82"/><text:bookmark text:name="MathJax-Span-83"/><text:bookmark text:name="MathJax-Span-84"/><text:bookmark text:name="MathJax-Span-85"/><text:span text:style-name="T54">1</text:span><text:bookmark text:name="MathJax-Span-86"/><text:span text:style-name="T54">,</text:span><text:bookmark text:name="MathJax-Span-96"/><text:bookmark text:name="MathJax-Span-97"/><text:bookmark text:name="MathJax-Span-98"/><text:span text:style-name="T54">1</text:span><text:bookmark text:name="MathJax-Span-99"/><text:span text:style-name="T54">,</text:span><text:bookmark text:name="MathJax-Span-1111"/><text:bookmark text:name="MathJax-Span-112"/><text:bookmark text:name="MathJax-Span-113"/><text:span text:style-name="T54">0</text:span><text:bookmark text:name="MathJax-Span-114"/><text:span text:style-name="T54">,</text:span><text:bookmark text:name="MathJax-Span-87"/><text:bookmark text:name="MathJax-Span-88"/><text:bookmark text:name="MathJax-Span-89"/><text:span text:style-name="T52">i</text:span><text:bookmark text:name="MathJax-Span-90"/><text:span text:style-name="T54">=</text:span><text:bookmark text:name="MathJax-Span-911"/><text:span text:style-name="T54">1</text:span><text:bookmark text:name="MathJax-Span-92"/> <text:span text:style-name="T54">and </text:span><text:bookmark text:name="MathJax-Span-93"/><text:span text:style-name="T52">j</text:span><text:bookmark text:name="MathJax-Span-94"/>≠<text:bookmark text:name="MathJax-Span-95"/><text:span text:style-name="T54">1</text:span><text:bookmark text:name="MathJax-Span-100"/><text:bookmark text:name="MathJax-Span-1011"/><text:bookmark text:name="MathJax-Span-102"/><text:span text:style-name="T52">i</text:span><text:bookmark text:name="MathJax-Span-103"/>≠<text:bookmark text:name="MathJax-Span-104"/><text:span text:style-name="T54">0</text:span><text:bookmark text:name="MathJax-Span-105"/> <text:span text:style-name="T54">and </text:span><text:bookmark text:name="MathJax-Span-106"/><text:span text:style-name="T52">j</text:span><text:bookmark text:name="MathJax-Span-107"/><text:span text:style-name="T54">=</text:span><text:bookmark text:name="MathJax-Span-108"/><text:span text:style-name="T52">i</text:span><text:bookmark text:name="MathJax-Span-109"/>−<text:bookmark text:name="MathJax-Span-1101"/><text:span text:style-name="T54">1</text:span><text:bookmark text:name="MathJax-Span-115"/><text:bookmark text:name="MathJax-Span-116"/><text:bookmark text:name="MathJax-Span-117"/><text:span text:style-name="T54">otherwise</text:span><text:bookmark text:name="MathJax-Span-118"/></text:p>
      <text:p text:style-name="P16">Its size is m-by-m. The population vector is <text:bookmark text:name="MathJax-Element-18-Frame"/><text:bookmark text:name="MathJax-Span-119"/><text:bookmark text:name="MathJax-Span-120"/><text:bookmark text:name="MathJax-Span-1211"/><text:bookmark text:name="MathJax-Span-122"/><text:span text:style-name="T22">u</text:span><text:bookmark text:name="MathJax-Span-123"/><text:span text:style-name="T23">i</text:span><text:bookmark text:name="MathJax-Span-124"/><text:span text:style-name="T24">=</text:span><text:bookmark text:name="MathJax-Span-125"/><text:bookmark text:name="MathJax-Span-126"/><text:span text:style-name="T27">{</text:span><text:bookmark text:name="MathJax-Span-127"/><text:bookmark text:name="MathJax-Span-128"/><text:bookmark text:name="MathJax-Span-129"/><text:bookmark text:name="MathJax-Span-130"/><text:span text:style-name="T24">1</text:span><text:bookmark text:name="MathJax-Span-1311"/><text:span text:style-name="T24">,</text:span><text:bookmark text:name="MathJax-Span-137"/><text:bookmark text:name="MathJax-Span-138"/><text:bookmark text:name="MathJax-Span-139"/><text:span text:style-name="T24">0</text:span><text:bookmark text:name="MathJax-Span-140"/><text:span text:style-name="T24">,</text:span><text:bookmark text:name="MathJax-Span-132"/><text:bookmark text:name="MathJax-Span-133"/><text:bookmark text:name="MathJax-Span-134"/><text:span text:style-name="T22">i</text:span><text:bookmark text:name="MathJax-Span-135"/><text:span text:style-name="T24">=</text:span><text:bookmark text:name="MathJax-Span-136"/><text:span text:style-name="T24">1</text:span><text:bookmark text:name="MathJax-Span-1411"/><text:bookmark text:name="MathJax-Span-142"/><text:bookmark text:name="MathJax-Span-143"/><text:span text:style-name="T24">otherwise</text:span><text:bookmark text:name="MathJax-Span-144"/> and it has <text:bookmark text:name="MathJax-Element-19-Frame"/><text:bookmark text:name="MathJax-Span-145"/><text:bookmark text:name="MathJax-Span-146"/><text:bookmark text:name="MathJax-Span-147"/><text:span text:style-name="T22">m</text:span> elements.</text:p>
      <text:p text:style-name="P16"><text:soft-page-break/>The solution is given by <text:bookmark text:name="MathJax-Element-20-Frame"/><text:bookmark text:name="MathJax-Span-148"/><text:bookmark text:name="MathJax-Span-149"/><text:bookmark text:name="MathJax-Span-150"/><text:bookmark text:name="MathJax-Span-1511"/><text:span text:style-name="T22">T</text:span><text:bookmark text:name="MathJax-Span-152"/><text:bookmark text:name="MathJax-Span-153"/><text:bookmark text:name="MathJax-Span-154"/><text:span text:style-name="T23">n</text:span><text:bookmark text:name="MathJax-Span-155"/><text:span text:style-name="T26">−</text:span><text:bookmark text:name="MathJax-Span-156"/><text:span text:style-name="T25">1</text:span><text:bookmark text:name="MathJax-Span-157"/><text:span text:style-name="T26">⋅</text:span><text:bookmark text:name="MathJax-Span-158"/><text:span text:style-name="T22">u</text:span>.</text:p>
      <text:h text:style-name="P48" text:outline-level="3"><text:bookmark text:name="population-simulating-solution"/>Population simulating solution</text:h>
      <text:p text:style-name="P10">In this solution we simulate the processes of birth, growth and death. For rabbit representation, we can use an integer array, where index stands for Rabbit's age, and value stands for population of Rabbits.</text:p>
      <text:p text:style-name="P11"><text:span text:style-name="Emphasis"><text:span text:style-name="T39">Initialize:</text:span></text:span></text:p>
      <text:p text:style-name="P30">A[0] = 1</text:p>
      <text:p text:style-name="P11"><text:span text:style-name="Strong_20_Emphasis"><text:span text:style-name="T37">Actions to do:</text:span></text:span></text:p>
      <text:p text:style-name="P11"><text:span text:style-name="Emphasis"><text:span text:style-name="T39">Growth:</text:span></text:span></text:p>
      <text:p text:style-name="P30">A[<text:span text:style-name="T1">i</text:span>] = A[<text:span text:style-name="T1">i</text:span><text:span text:style-name="T12">-</text:span>1]</text:p>
      <text:p text:style-name="P10">Iterate from the end of the array (m-1)</text:p>
      <text:p text:style-name="P11"><text:span text:style-name="Emphasis"><text:span text:style-name="T39">Birth:</text:span></text:span></text:p>
      <text:p text:style-name="P30">A[0] = sum(A[<text:span text:style-name="T1">j</text:span>]); m <text:span text:style-name="T12">&gt;</text:span> <text:span text:style-name="T1">j</text:span> <text:span text:style-name="T12">&gt;</text:span> 1</text:p>
      <text:p text:style-name="P10">(each rabbit pair produces exactly 1 rabbit pair after 1 month lifetime till death)</text:p>
      <text:p text:style-name="P11"><text:span text:style-name="Emphasis"><text:span text:style-name="T39">Death:</text:span></text:span></text:p>
      <text:p text:style-name="P30">A[m<text:span text:style-name="T12">-</text:span>1] = 0</text:p>
      <text:p text:style-name="P10">or just ignore this step. This value will be overwritten in the next cycle iteration.</text:p>
      <text:p text:style-name="P17"><text:bookmark text:name="MathJax-Element-21-Frame"/><text:bookmark text:name="MathJax-Span-159"/><text:bookmark text:name="MathJax-Span-160"/><text:bookmark text:name="MathJax-Span-1611"/><text:span text:style-name="T52">m</text:span><text:bookmark text:name="MathJax-Span-162"/><text:span text:style-name="T54">&gt;</text:span><text:bookmark text:name="MathJax-Span-163"/><text:span text:style-name="T52">i</text:span><text:bookmark text:name="MathJax-Span-164"/><text:span text:style-name="T54">&gt;</text:span><text:bookmark text:name="MathJax-Span-165"/><text:span text:style-name="T54">0</text:span></text:p>
      <text:p text:style-name="P19"><text:span text:style-name="Emphasis"><text:span text:style-name="T39">Repeat for</text:span></text:span><text:span text:style-name="T34"> </text:span><text:bookmark text:name="MathJax-Element-22-Frame"/><text:bookmark text:name="MathJax-Span-166"/><text:bookmark text:name="MathJax-Span-167"/><text:bookmark text:name="MathJax-Span-168"/><text:span text:style-name="T43">n</text:span><text:span text:style-name="T34"> </text:span><text:span text:style-name="Emphasis"><text:span text:style-name="T39">months</text:span></text:span></text:p>
      <text:p text:style-name="P10">The result is sum of all array elements.</text:p>
      <text:h text:style-name="P48" text:outline-level="3"><text:bookmark text:name="yet-another-recurrence-relation-solution"/>Yet another recurrence relation solution</text:h>
      <text:p text:style-name="P11"><text:span text:style-name="T34">We can also solve this problem in a manner similar to the the </text:span><text:a xlink:type="simple" xlink:href="http://rosalind.info/problems/fib/explanation/" text:style-name="Internet_20_link" text:visited-style-name="Visited_20_Internet_20_Link"><text:span text:style-name="T30">explanation of the first problem with rabbits</text:span></text:a><text:span text:style-name="T34">.</text:span></text:p>
      <text:p text:style-name="P16">With <text:bookmark text:name="MathJax-Element-23-Frame"/><text:bookmark text:name="MathJax-Span-169"/><text:bookmark text:name="MathJax-Span-170"/><text:bookmark text:name="MathJax-Span-1711"/><text:bookmark text:name="MathJax-Span-172"/><text:span text:style-name="T22">R</text:span><text:bookmark text:name="MathJax-Span-173"/><text:span text:style-name="T23">n</text:span>, <text:bookmark text:name="MathJax-Element-24-Frame"/><text:bookmark text:name="MathJax-Span-174"/><text:bookmark text:name="MathJax-Span-175"/><text:bookmark text:name="MathJax-Span-176"/><text:bookmark text:name="MathJax-Span-177"/><text:span text:style-name="T22">r</text:span><text:bookmark text:name="MathJax-Span-178"/><text:span text:style-name="T23">n</text:span> and <text:bookmark text:name="MathJax-Element-25-Frame"/><text:bookmark text:name="MathJax-Span-179"/><text:bookmark text:name="MathJax-Span-180"/><text:bookmark text:name="MathJax-Span-1811"/><text:bookmark text:name="MathJax-Span-182"/><text:span text:style-name="T22">D</text:span><text:bookmark text:name="MathJax-Span-183"/><text:span text:style-name="T23">n</text:span> being the number of mature, immature and dead pairs at the <text:bookmark text:name="MathJax-Element-26-Frame"/><text:bookmark text:name="MathJax-Span-184"/><text:bookmark text:name="MathJax-Span-185"/><text:bookmark text:name="MathJax-Span-186"/><text:bookmark text:name="MathJax-Span-187"/><text:span text:style-name="T22">n</text:span><text:bookmark text:name="MathJax-Span-188"/><text:bookmark text:name="MathJax-Span-189"/><text:bookmark text:name="MathJax-Span-190"/><text:span text:style-name="T23">t</text:span><text:bookmark text:name="MathJax-Span-1911"/><text:span text:style-name="T23">h</text:span> generation, we have:</text:p>
      <text:p text:style-name="P16"><draw:frame draw:style-name="fr3" draw:name="Frame47" text:anchor-type="char" svg:width="11.7709in" draw:z-index="52"><draw:text-box fo:min-height="0.0161in"><text:p text:style-name="P18"><text:bookmark text:name="MathJax-Span-193"/><text:bookmark text:name="MathJax-Span-194"/><text:bookmark text:name="MathJax-Span-198"/><text:bookmark text:name="MathJax-Span-199"/><text:bookmark text:name="MathJax-Span-200"/><text:bookmark text:name="MathJax-Span-2011"/><text:span text:style-name="T52">F</text:span><text:bookmark text:name="MathJax-Span-202"/><text:span text:style-name="T53">n</text:span><text:bookmark text:name="MathJax-Span-203"/><text:span text:style-name="T54">=</text:span><text:bookmark text:name="MathJax-Span-204"/><text:bookmark text:name="MathJax-Span-205"/>⎧⎩⎨<text:bookmark text:name="MathJax-Span-206"/><text:bookmark text:name="MathJax-Span-207"/><text:bookmark text:name="MathJax-Span-208"/><text:bookmark text:name="MathJax-Span-2311"/><text:bookmark text:name="MathJax-Span-232"/><text:bookmark text:name="MathJax-Span-233"/> <text:bookmark text:name="MathJax-Span-258"/><text:bookmark text:name="MathJax-Span-259"/><text:bookmark text:name="MathJax-Span-260"/> <text:bookmark text:name="MathJax-Span-209"/><text:bookmark text:name="MathJax-Span-2101"/><text:bookmark text:name="MathJax-Span-2111"/><text:bookmark text:name="MathJax-Span-212"/><text:span text:style-name="T52">R</text:span><text:bookmark text:name="MathJax-Span-213"/><text:span text:style-name="T53">n</text:span><text:bookmark text:name="MathJax-Span-214"/><text:span text:style-name="T54">+</text:span><text:bookmark text:name="MathJax-Span-215"/><text:bookmark text:name="MathJax-Span-216"/><text:span text:style-name="T52">r</text:span><text:bookmark text:name="MathJax-Span-217"/><text:span text:style-name="T53">n</text:span><text:bookmark text:name="MathJax-Span-234"/><text:bookmark text:name="MathJax-Span-235"/><text:bookmark text:name="MathJax-Span-236"/><text:bookmark text:name="MathJax-Span-237"/><text:span text:style-name="T52">R</text:span><text:bookmark text:name="MathJax-Span-238"/><text:span text:style-name="T53">n</text:span><text:bookmark text:name="MathJax-Span-239"/><text:span text:style-name="T54">+</text:span><text:bookmark text:name="MathJax-Span-240"/><text:bookmark text:name="MathJax-Span-2411"/><text:span text:style-name="T52">r</text:span><text:bookmark text:name="MathJax-Span-242"/><text:span text:style-name="T53">n</text:span><text:bookmark text:name="MathJax-Span-243"/>−<text:bookmark text:name="MathJax-Span-244"/><text:span text:style-name="T54">1</text:span><text:bookmark text:name="MathJax-Span-2611"/><text:bookmark text:name="MathJax-Span-262"/><text:bookmark text:name="MathJax-Span-263"/><text:bookmark text:name="MathJax-Span-264"/><text:span text:style-name="T52">R</text:span><text:bookmark text:name="MathJax-Span-265"/><text:span text:style-name="T53">n</text:span><text:bookmark text:name="MathJax-Span-266"/><text:span text:style-name="T54">+</text:span><text:bookmark text:name="MathJax-Span-267"/><text:bookmark text:name="MathJax-Span-268"/><text:span text:style-name="T52">r</text:span><text:bookmark text:name="MathJax-Span-269"/><text:span text:style-name="T53">n</text:span><text:bookmark text:name="MathJax-Span-270"/>−<text:bookmark text:name="MathJax-Span-2711"/><text:bookmark text:name="MathJax-Span-272"/><text:span text:style-name="T52">D</text:span><text:bookmark text:name="MathJax-Span-273"/><text:span text:style-name="T53">n</text:span><text:bookmark text:name="MathJax-Span-218"/><text:bookmark text:name="MathJax-Span-219"/><text:bookmark text:name="MathJax-Span-220"/><text:span text:style-name="T54">,</text:span><text:bookmark text:name="MathJax-Span-245"/><text:bookmark text:name="MathJax-Span-246"/><text:bookmark text:name="MathJax-Span-247"/><text:span text:style-name="T54">,</text:span><text:bookmark text:name="MathJax-Span-274"/><text:bookmark text:name="MathJax-Span-275"/><text:bookmark text:name="MathJax-Span-276"/><text:span text:style-name="T54">,</text:span><text:bookmark text:name="MathJax-Span-2211"/><text:bookmark text:name="MathJax-Span-222"/><text:bookmark text:name="MathJax-Span-248"/><text:bookmark text:name="MathJax-Span-249"/><text:bookmark text:name="MathJax-Span-277"/><text:bookmark text:name="MathJax-Span-278"/><text:bookmark text:name="MathJax-Span-223"/><text:bookmark text:name="MathJax-Span-224"/><text:bookmark text:name="MathJax-Span-225"/> <text:span text:style-name="T54">if </text:span><text:bookmark text:name="MathJax-Span-226"/><text:span text:style-name="T52">n</text:span><text:bookmark text:name="MathJax-Span-227"/><text:span text:style-name="T54">&lt;</text:span><text:bookmark text:name="MathJax-Span-228"/><text:span text:style-name="T52">m</text:span><text:bookmark text:name="MathJax-Span-229"/><text:span text:style-name="T54">+</text:span><text:bookmark text:name="MathJax-Span-230"/><text:span text:style-name="T54">1</text:span><text:bookmark text:name="MathJax-Span-250"/><text:bookmark text:name="MathJax-Span-2511"/><text:bookmark text:name="MathJax-Span-252"/> <text:span text:style-name="T54">if </text:span><text:bookmark text:name="MathJax-Span-253"/><text:span text:style-name="T52">n</text:span><text:bookmark text:name="MathJax-Span-254"/><text:span text:style-name="T54">=</text:span><text:bookmark text:name="MathJax-Span-255"/><text:span text:style-name="T52">m</text:span><text:bookmark text:name="MathJax-Span-256"/><text:span text:style-name="T54">+</text:span><text:bookmark text:name="MathJax-Span-257"/><text:span text:style-name="T54">1</text:span><text:bookmark text:name="MathJax-Span-279"/><text:bookmark text:name="MathJax-Span-280"/><text:bookmark text:name="MathJax-Span-2811"/> <text:span text:style-name="T54">if </text:span><text:bookmark text:name="MathJax-Span-282"/><text:span text:style-name="T52">n</text:span><text:bookmark text:name="MathJax-Span-283"/><text:span text:style-name="T54">&gt;</text:span><text:bookmark text:name="MathJax-Span-284"/><text:span text:style-name="T52">m</text:span><text:bookmark text:name="MathJax-Span-285"/><text:span text:style-name="T54">+</text:span><text:bookmark text:name="MathJax-Span-286"/><text:span text:style-name="T54">1</text:span><text:bookmark text:name="MathJax-Span-287"/><text:bookmark text:name="mjx-eqn-Eq. 1"/><text:bookmark text:name="MathJax-Span-196"/><text:bookmark text:name="MathJax-Span-197"/><text:span text:style-name="T54">(Eq. 1)</text:span></text:p></draw:text-box></draw:frame><text:bookmark text:name="MathJax-Element-27-Frame"/><text:bookmark text:name="MathJax-Span-192"/>Until the generation <text:bookmark text:name="MathJax-Element-28-Frame"/><text:bookmark text:name="MathJax-Span-288"/><text:bookmark text:name="MathJax-Span-289"/><text:bookmark text:name="MathJax-Span-290"/><text:span text:style-name="T22">m</text:span><text:bookmark text:name="MathJax-Span-2911"/><text:span text:style-name="T24">+</text:span><text:bookmark text:name="MathJax-Span-292"/><text:span text:style-name="T24">1</text:span>, no rabbit will die. Then the <text:bookmark text:name="MathJax-Element-29-Frame"/><text:bookmark text:name="MathJax-Span-293"/><text:bookmark text:name="MathJax-Span-294"/><text:bookmark text:name="MathJax-Span-295"/><text:bookmark text:name="MathJax-Span-296"/><text:span text:style-name="T24">1</text:span><text:bookmark text:name="MathJax-Span-297"/><text:bookmark text:name="MathJax-Span-298"/><text:bookmark text:name="MathJax-Span-299"/><text:span text:style-name="T23">s</text:span><text:bookmark text:name="MathJax-Span-300"/><text:span text:style-name="T23">t</text:span> pair will die and in all the following generations, <text:bookmark text:name="MathJax-Element-30-Frame"/><text:bookmark text:name="MathJax-Span-3011"/><text:bookmark text:name="MathJax-Span-302"/><text:bookmark text:name="MathJax-Span-303"/><text:bookmark text:name="MathJax-Span-304"/><text:span text:style-name="T22">D</text:span><text:bookmark text:name="MathJax-Span-305"/><text:span text:style-name="T23">n</text:span> pairs will always die.</text:p>
      <text:p text:style-name="P11"><text:span text:style-name="T34">We already know </text:span><text:a xlink:type="simple" xlink:href="http://rosalind.info/problems/fib/explanation/" text:style-name="Internet_20_link" text:visited-style-name="Visited_20_Internet_20_Link"><text:span text:style-name="T30">this</text:span></text:a><text:span text:style-name="T34">:</text:span></text:p>
      <text:p text:style-name="P16"><draw:frame draw:style-name="fr3" draw:name="Frame49" text:anchor-type="char" svg:width="11.7709in" draw:z-index="54"><draw:text-box fo:min-height="0.0161in"><text:p text:style-name="P18"><text:bookmark text:name="MathJax-Span-326"/><text:bookmark text:name="MathJax-Span-327"/><text:bookmark text:name="MathJax-Span-3311"/><text:bookmark text:name="MathJax-Span-332"/><text:bookmark text:name="MathJax-Span-333"/><text:bookmark text:name="MathJax-Span-334"/><text:span text:style-name="T52">r</text:span><text:bookmark text:name="MathJax-Span-335"/><text:span text:style-name="T53">n</text:span><text:bookmark text:name="MathJax-Span-336"/><text:span text:style-name="T54">=</text:span><text:bookmark text:name="MathJax-Span-337"/><text:bookmark text:name="MathJax-Span-338"/><text:span text:style-name="T52">F</text:span><text:bookmark text:name="MathJax-Span-339"/><text:bookmark text:name="MathJax-Span-340"/><text:bookmark text:name="MathJax-Span-3411"/><text:span text:style-name="T53">n</text:span><text:bookmark text:name="MathJax-Span-342"/>−<text:bookmark text:name="MathJax-Span-343"/><text:span text:style-name="T55">2</text:span><text:bookmark text:name="mjx-eqn-Eq. 3"/><text:bookmark text:name="MathJax-Span-329"/><text:bookmark text:name="MathJax-Span-330"/><text:span text:style-name="T54">(Eq. 3)</text:span></text:p></draw:text-box></draw:frame><draw:frame draw:style-name="fr3" draw:name="Frame48" text:anchor-type="char" svg:width="11.7709in" draw:z-index="53"><draw:text-box fo:min-height="0.0161in"><text:p text:style-name="P18"><text:bookmark text:name="MathJax-Span-307"/><text:bookmark text:name="MathJax-Span-308"/><text:bookmark text:name="MathJax-Span-312"/><text:bookmark text:name="MathJax-Span-313"/><text:bookmark text:name="MathJax-Span-314"/><text:bookmark text:name="MathJax-Span-315"/><text:span text:style-name="T52">R</text:span><text:bookmark text:name="MathJax-Span-316"/><text:span text:style-name="T53">n</text:span><text:bookmark text:name="MathJax-Span-317"/><text:span text:style-name="T54">=</text:span><text:bookmark text:name="MathJax-Span-318"/><text:bookmark text:name="MathJax-Span-319"/><text:span text:style-name="T52">F</text:span><text:bookmark text:name="MathJax-Span-320"/><text:bookmark text:name="MathJax-Span-3211"/><text:bookmark text:name="MathJax-Span-322"/><text:span text:style-name="T53">n</text:span><text:bookmark text:name="MathJax-Span-323"/>−<text:bookmark text:name="MathJax-Span-324"/><text:span text:style-name="T55">1</text:span><text:bookmark text:name="mjx-eqn-Eq. 2"/><text:bookmark text:name="MathJax-Span-3101"/><text:bookmark text:name="MathJax-Span-3111"/><text:span text:style-name="T54">(Eq. 2)</text:span></text:p></draw:text-box></draw:frame><text:bookmark text:name="MathJax-Element-31-Frame"/><text:bookmark text:name="MathJax-Span-306"/><text:bookmark text:name="MathJax-Element-32-Frame"/><text:bookmark text:name="MathJax-Span-325"/>The pairs fated to die are the ones born at the <text:bookmark text:name="MathJax-Element-33-Frame"/><text:bookmark text:name="MathJax-Span-344"/><text:bookmark text:name="MathJax-Span-345"/><text:bookmark text:name="MathJax-Span-346"/><text:span text:style-name="T22">n</text:span><text:bookmark text:name="MathJax-Span-347"/><text:span text:style-name="T26">−</text:span><text:bookmark text:name="MathJax-Span-348"/><text:span text:style-name="T22">m</text:span><text:bookmark text:name="MathJax-Span-349"/><text:span text:style-name="T24">+</text:span><text:bookmark text:name="MathJax-Span-350"/><text:span text:style-name="T24">1</text:span> generation,</text:p>
      <text:p text:style-name="P11"><draw:frame draw:style-name="fr3" draw:name="Frame50" text:anchor-type="char" svg:width="11.7709in" draw:z-index="55"><draw:text-box fo:min-height="0.0161in"><text:p text:style-name="P18"><text:bookmark text:name="MathJax-Span-352"/><text:bookmark text:name="MathJax-Span-353"/><text:bookmark text:name="MathJax-Span-357"/><text:bookmark text:name="MathJax-Span-358"/><text:bookmark text:name="MathJax-Span-359"/><text:bookmark text:name="MathJax-Span-360"/><text:span text:style-name="T52">D</text:span><text:bookmark text:name="MathJax-Span-3611"/><text:span text:style-name="T53">n</text:span><text:bookmark text:name="MathJax-Span-362"/><text:span text:style-name="T54">=</text:span><text:bookmark text:name="MathJax-Span-363"/><text:bookmark text:name="MathJax-Span-364"/><text:span text:style-name="T52">r</text:span><text:bookmark text:name="MathJax-Span-365"/><text:bookmark text:name="MathJax-Span-366"/><text:bookmark text:name="MathJax-Span-367"/><text:span text:style-name="T53">n</text:span><text:bookmark text:name="MathJax-Span-368"/>−<text:bookmark text:name="MathJax-Span-369"/><text:span text:style-name="T53">m</text:span><text:bookmark text:name="MathJax-Span-370"/><text:span text:style-name="T55">+</text:span><text:bookmark text:name="MathJax-Span-3711"/><text:span text:style-name="T55">1</text:span><text:bookmark text:name="mjx-eqn-Eq. 4"/><text:bookmark text:name="MathJax-Span-355"/><text:bookmark text:name="MathJax-Span-356"/><text:span text:style-name="T54">(Eq. 4)</text:span></text:p></draw:text-box></draw:frame><text:bookmark text:name="MathJax-Element-34-Frame"/><text:bookmark text:name="MathJax-Span-3511"/><text:span text:style-name="T34">Using what we know from </text:span><text:span text:style-name="Strong_20_Emphasis"><text:span text:style-name="T37">Eq. 3</text:span></text:span><text:span text:style-name="T34"> in </text:span><text:span text:style-name="Strong_20_Emphasis"><text:span text:style-name="T37">Eq. 4</text:span></text:span><text:span text:style-name="T34"> and substituting all those on </text:span><text:span text:style-name="Strong_20_Emphasis"><text:span text:style-name="T37">Eq.1</text:span></text:span><text:span text:style-name="T34">, we have:</text:span></text:p>
      <text:h text:style-name="P48" text:outline-level="3"><draw:frame draw:style-name="fr3" draw:name="Frame51" text:anchor-type="char" svg:width="11.7709in" draw:z-index="56"><draw:text-box fo:min-height="0.0161in"><text:p text:style-name="P18"><text:bookmark text:name="MathJax-Span-373"/><text:bookmark text:name="MathJax-Span-374"/><text:bookmark text:name="MathJax-Span-378"/><text:bookmark text:name="MathJax-Span-379"/><text:bookmark text:name="MathJax-Span-380"/><text:bookmark text:name="MathJax-Span-3811"/><text:span text:style-name="T52">F</text:span><text:bookmark text:name="MathJax-Span-382"/><text:span text:style-name="T53">n</text:span><text:bookmark text:name="MathJax-Span-383"/><text:span text:style-name="T54">=</text:span><text:bookmark text:name="MathJax-Span-384"/><text:bookmark text:name="MathJax-Span-385"/>⎧⎩⎨<text:bookmark text:name="MathJax-Span-386"/><text:bookmark text:name="MathJax-Span-387"/><text:bookmark text:name="MathJax-Span-388"/><text:bookmark text:name="MathJax-Span-419"/><text:bookmark text:name="MathJax-Span-420"/><text:bookmark text:name="MathJax-Span-4211"/> <text:bookmark text:name="MathJax-Span-454"/><text:bookmark text:name="MathJax-Span-455"/><text:bookmark text:name="MathJax-Span-456"/> <text:bookmark text:name="MathJax-Span-389"/><text:bookmark text:name="MathJax-Span-390"/><text:bookmark text:name="MathJax-Span-3911"/><text:bookmark text:name="MathJax-Span-392"/><text:span text:style-name="T52">F</text:span><text:bookmark text:name="MathJax-Span-393"/><text:bookmark text:name="MathJax-Span-394"/><text:bookmark text:name="MathJax-Span-395"/><text:span text:style-name="T53">n</text:span><text:bookmark text:name="MathJax-Span-396"/>−<text:bookmark text:name="MathJax-Span-397"/><text:span text:style-name="T55">1</text:span><text:bookmark text:name="MathJax-Span-398"/><text:span text:style-name="T54">+</text:span><text:bookmark text:name="MathJax-Span-399"/><text:bookmark text:name="MathJax-Span-400"/><text:span text:style-name="T52">F</text:span><text:bookmark text:name="MathJax-Span-4011"/><text:bookmark text:name="MathJax-Span-402"/><text:bookmark text:name="MathJax-Span-403"/><text:span text:style-name="T53">n</text:span><text:bookmark text:name="MathJax-Span-404"/>−<text:bookmark text:name="MathJax-Span-405"/><text:span text:style-name="T55">2</text:span><text:bookmark text:name="MathJax-Span-422"/><text:bookmark text:name="MathJax-Span-423"/><text:bookmark text:name="MathJax-Span-424"/><text:bookmark text:name="MathJax-Span-425"/><text:span text:style-name="T52">F</text:span><text:bookmark text:name="MathJax-Span-426"/><text:bookmark text:name="MathJax-Span-427"/><text:bookmark text:name="MathJax-Span-428"/><text:span text:style-name="T53">n</text:span><text:bookmark text:name="MathJax-Span-429"/>−<text:bookmark text:name="MathJax-Span-430"/><text:span text:style-name="T55">1</text:span><text:bookmark text:name="MathJax-Span-4311"/><text:span text:style-name="T54">+</text:span><text:bookmark text:name="MathJax-Span-432"/><text:bookmark text:name="MathJax-Span-433"/><text:span text:style-name="T52">F</text:span><text:bookmark text:name="MathJax-Span-434"/><text:bookmark text:name="MathJax-Span-435"/><text:bookmark text:name="MathJax-Span-436"/><text:span text:style-name="T53">n</text:span><text:bookmark text:name="MathJax-Span-437"/>−<text:bookmark text:name="MathJax-Span-438"/><text:span text:style-name="T55">2</text:span><text:bookmark text:name="MathJax-Span-439"/>−<text:bookmark text:name="MathJax-Span-440"/><text:span text:style-name="T54">1</text:span><text:bookmark text:name="MathJax-Span-457"/><text:bookmark text:name="MathJax-Span-458"/><text:bookmark text:name="MathJax-Span-459"/><text:bookmark text:name="MathJax-Span-460"/><text:span text:style-name="T52">F</text:span><text:bookmark text:name="MathJax-Span-4611"/><text:bookmark text:name="MathJax-Span-462"/><text:bookmark text:name="MathJax-Span-463"/><text:span text:style-name="T53">n</text:span><text:bookmark text:name="MathJax-Span-464"/>−<text:bookmark text:name="MathJax-Span-465"/><text:span text:style-name="T55">1</text:span><text:bookmark text:name="MathJax-Span-466"/><text:span text:style-name="T54">+</text:span><text:bookmark text:name="MathJax-Span-467"/><text:bookmark text:name="MathJax-Span-468"/><text:span text:style-name="T52">F</text:span><text:bookmark text:name="MathJax-Span-469"/><text:bookmark text:name="MathJax-Span-470"/><text:bookmark text:name="MathJax-Span-4711"/><text:span text:style-name="T53">n</text:span><text:bookmark text:name="MathJax-Span-472"/>−<text:bookmark text:name="MathJax-Span-473"/><text:span text:style-name="T55">2</text:span><text:bookmark text:name="MathJax-Span-474"/>−<text:bookmark text:name="MathJax-Span-475"/><text:bookmark text:name="MathJax-Span-476"/><text:span text:style-name="T52">F</text:span><text:bookmark text:name="MathJax-Span-477"/><text:bookmark text:name="MathJax-Span-478"/><text:bookmark text:name="MathJax-Span-479"/><text:span text:style-name="T53">n</text:span><text:bookmark text:name="MathJax-Span-480"/>−<text:bookmark text:name="MathJax-Span-4811"/><text:span text:style-name="T53">m</text:span><text:bookmark text:name="MathJax-Span-482"/>−<text:bookmark text:name="MathJax-Span-483"/><text:span text:style-name="T55">1</text:span><text:bookmark text:name="MathJax-Span-406"/><text:bookmark text:name="MathJax-Span-407"/><text:bookmark text:name="MathJax-Span-408"/><text:span text:style-name="T54">,</text:span><text:bookmark text:name="MathJax-Span-4411"/><text:bookmark text:name="MathJax-Span-442"/><text:bookmark text:name="MathJax-Span-443"/><text:span text:style-name="T54">,</text:span><text:bookmark text:name="MathJax-Span-484"/><text:bookmark text:name="MathJax-Span-485"/><text:bookmark text:name="MathJax-Span-486"/><text:span text:style-name="T54">,</text:span><text:bookmark text:name="MathJax-Span-409"/><text:bookmark text:name="MathJax-Span-4101"/><text:bookmark text:name="MathJax-Span-444"/><text:bookmark text:name="MathJax-Span-445"/><text:bookmark text:name="MathJax-Span-487"/><text:bookmark text:name="MathJax-Span-488"/><text:bookmark text:name="MathJax-Span-4111"/><text:bookmark text:name="MathJax-Span-412"/><text:bookmark text:name="MathJax-Span-413"/> <text:span text:style-name="T54">if </text:span><text:bookmark text:name="MathJax-Span-414"/><text:span text:style-name="T52">n</text:span><text:bookmark text:name="MathJax-Span-415"/><text:span text:style-name="T54">&lt;</text:span><text:bookmark text:name="MathJax-Span-416"/><text:span text:style-name="T52">m</text:span><text:bookmark text:name="MathJax-Span-417"/><text:span text:style-name="T54">+</text:span><text:bookmark text:name="MathJax-Span-418"/><text:span text:style-name="T54">1</text:span><text:bookmark text:name="MathJax-Span-446"/><text:bookmark text:name="MathJax-Span-447"/><text:bookmark text:name="MathJax-Span-448"/> <text:span text:style-name="T54">if </text:span><text:bookmark text:name="MathJax-Span-449"/><text:span text:style-name="T52">n</text:span><text:bookmark text:name="MathJax-Span-450"/><text:span text:style-name="T54">=</text:span><text:bookmark text:name="MathJax-Span-4511"/><text:span text:style-name="T52">m</text:span><text:bookmark text:name="MathJax-Span-452"/><text:span text:style-name="T54">+</text:span><text:bookmark text:name="MathJax-Span-453"/><text:span text:style-name="T54">1</text:span><text:bookmark text:name="MathJax-Span-489"/><text:bookmark text:name="MathJax-Span-490"/><text:bookmark text:name="MathJax-Span-4911"/> <text:span text:style-name="T54">if </text:span><text:bookmark text:name="MathJax-Span-492"/><text:span text:style-name="T52">n</text:span><text:bookmark text:name="MathJax-Span-493"/><text:span text:style-name="T54">&gt;</text:span><text:bookmark text:name="MathJax-Span-494"/><text:span text:style-name="T52">m</text:span><text:bookmark text:name="MathJax-Span-495"/><text:span text:style-name="T54">+</text:span><text:bookmark text:name="MathJax-Span-496"/><text:span text:style-name="T54">1</text:span><text:bookmark text:name="MathJax-Span-497"/><text:bookmark text:name="mjx-eqn-Eq. 5"/><text:bookmark text:name="MathJax-Span-376"/><text:bookmark text:name="MathJax-Span-377"/><text:span text:style-name="T54">(Eq. 5)</text:span></text:p></draw:text-box></draw:frame><text:bookmark text:name="MathJax-Element-35-Frame"/><text:bookmark text:name="MathJax-Span-372"/><text:bookmark text:name="alternative-simple-recurrence-solution"/><text:soft-page-break/>Alternative Simple Recurrence Solution</text:h>
      <text:p text:style-name="P10">For every generation of rabbits, we all know that :</text:p>
      <text:p text:style-name="P12"><draw:frame draw:style-name="fr3" draw:name="Frame52" text:anchor-type="char" svg:width="11.7709in" draw:z-index="57"><draw:text-box fo:min-height="0.0161in"><text:p text:style-name="P18"><text:bookmark text:name="MathJax-Span-499"/><text:bookmark text:name="MathJax-Span-500"/><text:bookmark text:name="MathJax-Span-504"/><text:bookmark text:name="MathJax-Span-505"/><text:bookmark text:name="MathJax-Span-506"/><text:bookmark text:name="MathJax-Span-507"/><text:span text:style-name="T52">F</text:span><text:bookmark text:name="MathJax-Span-508"/><text:span text:style-name="T53">n</text:span><text:bookmark text:name="MathJax-Span-509"/><text:span text:style-name="T54">=</text:span><text:bookmark text:name="MathJax-Span-5101"/><text:bookmark text:name="MathJax-Span-5111"/><text:span text:style-name="T52">A</text:span><text:bookmark text:name="MathJax-Span-512"/><text:bookmark text:name="MathJax-Span-513"/><text:bookmark text:name="MathJax-Span-514"/><text:span text:style-name="T53">n</text:span><text:bookmark text:name="MathJax-Span-515"/><text:span text:style-name="T54">+</text:span><text:bookmark text:name="MathJax-Span-516"/><text:bookmark text:name="MathJax-Span-517"/><text:span text:style-name="T52">C</text:span><text:bookmark text:name="MathJax-Span-518"/><text:bookmark text:name="MathJax-Span-519"/><text:bookmark text:name="MathJax-Span-520"/><text:span text:style-name="T53">n</text:span><text:bookmark text:name="mjx-eqn-1"/><text:bookmark text:name="MathJax-Span-502"/><text:bookmark text:name="MathJax-Span-503"/><text:span text:style-name="T54">(1)</text:span></text:p></draw:text-box></draw:frame><text:bookmark text:name="MathJax-Element-36-Frame"/><text:bookmark text:name="MathJax-Span-498"/>Where:</text:p>
      <text:p text:style-name="P19"><draw:frame draw:style-name="fr3" draw:name="Frame53" text:anchor-type="char" svg:width="11.7709in" draw:z-index="58"><draw:text-box fo:min-height="0.0161in"><text:p text:style-name="P18"><text:bookmark text:name="MathJax-Span-522"/><text:bookmark text:name="MathJax-Span-523"/><text:bookmark text:name="MathJax-Span-524"/><text:span text:style-name="T52">F</text:span><text:bookmark text:name="MathJax-Span-525"/><text:span text:style-name="T53">n</text:span><text:bookmark text:name="MathJax-Span-526"/> <text:span text:style-name="T54">: Total population of rabbits in month </text:span><text:bookmark text:name="MathJax-Span-527"/><text:bookmark text:name="MathJax-Span-528"/><text:bookmark text:name="MathJax-Span-529"/><text:span text:style-name="T52">n</text:span><text:bookmark text:name="MathJax-Span-530"/><text:bookmark text:name="MathJax-Span-5311"/> <text:bookmark text:name="MathJax-Span-532"/><text:bookmark text:name="MathJax-Span-533"/><text:span text:style-name="T52">A</text:span><text:bookmark text:name="MathJax-Span-534"/><text:span text:style-name="T53">n</text:span><text:bookmark text:name="MathJax-Span-535"/> <text:span text:style-name="T54">: Total population of adult rabbits in month </text:span><text:bookmark text:name="MathJax-Span-536"/><text:bookmark text:name="MathJax-Span-537"/><text:bookmark text:name="MathJax-Span-538"/><text:span text:style-name="T52">n</text:span><text:bookmark text:name="MathJax-Span-539"/><text:bookmark text:name="MathJax-Span-540"/> <text:bookmark text:name="MathJax-Span-5411"/><text:bookmark text:name="MathJax-Span-542"/><text:span text:style-name="T52">C</text:span><text:bookmark text:name="MathJax-Span-543"/><text:span text:style-name="T53">n</text:span><text:bookmark text:name="MathJax-Span-544"/> <text:span text:style-name="T54">: Total population of child rabbits in month </text:span><text:bookmark text:name="MathJax-Span-545"/><text:bookmark text:name="MathJax-Span-546"/><text:bookmark text:name="MathJax-Span-547"/><text:span text:style-name="T52">n</text:span><text:bookmark text:name="MathJax-Span-548"/><text:bookmark text:name="MathJax-Span-549"/> </text:p></draw:text-box></draw:frame><text:bookmark text:name="MathJax-Element-37-Frame"/><text:bookmark text:name="MathJax-Span-5211"/><text:span text:style-name="T34">From a simple observation, we also know that the population of child rabbits in current generation </text:span><text:bookmark text:name="MathJax-Element-38-Frame"/><text:bookmark text:name="MathJax-Span-550"/><text:bookmark text:name="MathJax-Span-5511"/><text:bookmark text:name="MathJax-Span-552"/><text:span text:style-name="T45">(</text:span><text:bookmark text:name="MathJax-Span-553"/><text:bookmark text:name="MathJax-Span-554"/><text:span text:style-name="T43">C</text:span><text:bookmark text:name="MathJax-Span-555"/><text:bookmark text:name="MathJax-Span-556"/><text:bookmark text:name="MathJax-Span-557"/><text:span text:style-name="T44">n</text:span><text:bookmark text:name="MathJax-Span-558"/><text:span text:style-name="T45">)</text:span><text:span text:style-name="T34"> is </text:span><text:span text:style-name="Emphasis"><text:span text:style-name="T39">directly proportional</text:span></text:span><text:span text:style-name="T34"> to the population of adult rabbits in the generation before </text:span><text:bookmark text:name="MathJax-Element-39-Frame"/><text:bookmark text:name="MathJax-Span-559"/><text:bookmark text:name="MathJax-Span-560"/><text:bookmark text:name="MathJax-Span-5611"/><text:span text:style-name="T45">(</text:span><text:bookmark text:name="MathJax-Span-562"/><text:bookmark text:name="MathJax-Span-563"/><text:span text:style-name="T43">A</text:span><text:bookmark text:name="MathJax-Span-564"/><text:bookmark text:name="MathJax-Span-565"/><text:bookmark text:name="MathJax-Span-566"/><text:span text:style-name="T44">n</text:span><text:bookmark text:name="MathJax-Span-567"/><text:span text:style-name="T47">−</text:span><text:bookmark text:name="MathJax-Span-568"/><text:span text:style-name="T46">1</text:span><text:bookmark text:name="MathJax-Span-569"/><text:span text:style-name="T45">)</text:span><text:span text:style-name="T34">, which can be calculated by tracing the number of rabbits born between </text:span><text:bookmark text:name="MathJax-Element-40-Frame"/><text:bookmark text:name="MathJax-Span-570"/><text:bookmark text:name="MathJax-Span-5711"/><text:bookmark text:name="MathJax-Span-572"/><text:bookmark text:name="MathJax-Span-573"/><text:bookmark text:name="MathJax-Span-574"/><text:span text:style-name="T45">(</text:span><text:bookmark text:name="MathJax-Span-575"/><text:span text:style-name="T43">n</text:span><text:bookmark text:name="MathJax-Span-576"/><text:span text:style-name="T47">−</text:span><text:bookmark text:name="MathJax-Span-577"/><text:span text:style-name="T43">m</text:span><text:bookmark text:name="MathJax-Span-578"/><text:span text:style-name="T45">)</text:span><text:span text:style-name="T34"> and </text:span><text:bookmark text:name="MathJax-Element-41-Frame"/><text:bookmark text:name="MathJax-Span-579"/><text:bookmark text:name="MathJax-Span-580"/><text:bookmark text:name="MathJax-Span-5811"/><text:bookmark text:name="MathJax-Span-582"/><text:bookmark text:name="MathJax-Span-583"/><text:span text:style-name="T45">(</text:span><text:bookmark text:name="MathJax-Span-584"/><text:span text:style-name="T43">n</text:span><text:bookmark text:name="MathJax-Span-585"/><text:span text:style-name="T47">−</text:span><text:bookmark text:name="MathJax-Span-586"/><text:span text:style-name="T45">2</text:span><text:bookmark text:name="MathJax-Span-587"/><text:span text:style-name="T45">)</text:span><text:span text:style-name="T34"> (since you need 1 month for a rabbit to grow from child to adult, and the rabbit will still gave birth in it's final month), so:</text:span></text:p>
      <text:p text:style-name="P19"><draw:frame draw:style-name="fr3" draw:name="Frame54" text:anchor-type="char" svg:width="11.7709in" draw:z-index="59"><draw:text-box fo:min-height="0.0161in"><text:p text:style-name="P18"><text:bookmark text:name="MathJax-Span-589"/><text:bookmark text:name="MathJax-Span-590"/><text:bookmark text:name="MathJax-Span-594"/><text:bookmark text:name="MathJax-Span-595"/><text:bookmark text:name="MathJax-Span-596"/><text:bookmark text:name="MathJax-Span-597"/><text:span text:style-name="T52">C</text:span><text:bookmark text:name="MathJax-Span-598"/><text:span text:style-name="T53">n</text:span><text:bookmark text:name="MathJax-Span-599"/><text:span text:style-name="T54">=</text:span><text:bookmark text:name="MathJax-Span-600"/><text:bookmark text:name="MathJax-Span-6011"/>⎧⎩⎨<text:bookmark text:name="MathJax-Span-602"/><text:bookmark text:name="MathJax-Span-603"/><text:bookmark text:name="MathJax-Span-604"/><text:bookmark text:name="MathJax-Span-619"/><text:bookmark text:name="MathJax-Span-620"/><text:bookmark text:name="MathJax-Span-6211"/> <text:bookmark text:name="MathJax-Span-636"/><text:bookmark text:name="MathJax-Span-637"/><text:bookmark text:name="MathJax-Span-638"/> <text:bookmark text:name="MathJax-Span-605"/><text:bookmark text:name="MathJax-Span-606"/><text:bookmark text:name="MathJax-Span-607"/><text:span text:style-name="T54">0</text:span><text:bookmark text:name="MathJax-Span-622"/><text:bookmark text:name="MathJax-Span-623"/><text:bookmark text:name="MathJax-Span-624"/><text:span text:style-name="T54">1</text:span><text:bookmark text:name="MathJax-Span-639"/><text:bookmark text:name="MathJax-Span-640"/><text:bookmark text:name="MathJax-Span-6411"/><text:bookmark text:name="MathJax-Span-642"/>∑<text:bookmark text:name="MathJax-Span-643"/><text:bookmark text:name="MathJax-Span-644"/><text:bookmark text:name="MathJax-Span-645"/><text:span text:style-name="T53">m</text:span><text:bookmark text:name="MathJax-Span-646"/><text:bookmark text:name="MathJax-Span-647"/><text:bookmark text:name="MathJax-Span-648"/><text:span text:style-name="T53">i</text:span><text:bookmark text:name="MathJax-Span-649"/><text:span text:style-name="T55">=</text:span><text:bookmark text:name="MathJax-Span-650"/><text:span text:style-name="T55">2</text:span><text:bookmark text:name="MathJax-Span-6511"/><text:bookmark text:name="MathJax-Span-652"/><text:span text:style-name="T52">C</text:span><text:bookmark text:name="MathJax-Span-653"/><text:bookmark text:name="MathJax-Span-654"/><text:bookmark text:name="MathJax-Span-655"/><text:span text:style-name="T55">(</text:span><text:bookmark text:name="MathJax-Span-656"/><text:span text:style-name="T53">n</text:span><text:bookmark text:name="MathJax-Span-657"/>−<text:bookmark text:name="MathJax-Span-658"/><text:span text:style-name="T55">1</text:span><text:bookmark text:name="MathJax-Span-659"/><text:span text:style-name="T55">)</text:span><text:bookmark text:name="MathJax-Span-608"/><text:bookmark text:name="MathJax-Span-609"/><text:bookmark text:name="MathJax-Span-6101"/><text:span text:style-name="T54">,</text:span><text:bookmark text:name="MathJax-Span-625"/><text:bookmark text:name="MathJax-Span-626"/><text:bookmark text:name="MathJax-Span-627"/><text:span text:style-name="T54">,</text:span><text:bookmark text:name="MathJax-Span-660"/><text:bookmark text:name="MathJax-Span-6611"/><text:bookmark text:name="MathJax-Span-662"/><text:span text:style-name="T54">,</text:span><text:bookmark text:name="MathJax-Span-6111"/><text:bookmark text:name="MathJax-Span-612"/><text:bookmark text:name="MathJax-Span-628"/><text:bookmark text:name="MathJax-Span-629"/><text:bookmark text:name="MathJax-Span-663"/><text:bookmark text:name="MathJax-Span-664"/><text:bookmark text:name="MathJax-Span-613"/><text:bookmark text:name="MathJax-Span-614"/><text:bookmark text:name="MathJax-Span-615"/> <text:span text:style-name="T54">if </text:span><text:bookmark text:name="MathJax-Span-616"/><text:span text:style-name="T52">n</text:span><text:bookmark text:name="MathJax-Span-617"/><text:span text:style-name="T54">&lt;</text:span><text:bookmark text:name="MathJax-Span-618"/><text:span text:style-name="T54">1</text:span><text:bookmark text:name="MathJax-Span-630"/><text:bookmark text:name="MathJax-Span-6311"/><text:bookmark text:name="MathJax-Span-632"/> <text:span text:style-name="T54">if </text:span><text:bookmark text:name="MathJax-Span-633"/><text:span text:style-name="T52">n</text:span><text:bookmark text:name="MathJax-Span-634"/><text:span text:style-name="T54">=</text:span><text:bookmark text:name="MathJax-Span-635"/><text:span text:style-name="T54">1</text:span><text:bookmark text:name="MathJax-Span-665"/><text:bookmark text:name="MathJax-Span-666"/><text:bookmark text:name="MathJax-Span-667"/> <text:span text:style-name="T54">if </text:span><text:bookmark text:name="MathJax-Span-668"/><text:span text:style-name="T52">n</text:span><text:bookmark text:name="MathJax-Span-669"/><text:span text:style-name="T54">&gt;</text:span><text:bookmark text:name="MathJax-Span-670"/><text:span text:style-name="T54">1</text:span><text:bookmark text:name="MathJax-Span-6711"/><text:bookmark text:name="mjx-eqn-2"/><text:bookmark text:name="MathJax-Span-592"/><text:bookmark text:name="MathJax-Span-593"/><text:span text:style-name="T54">(2)</text:span></text:p></draw:text-box></draw:frame><text:bookmark text:name="MathJax-Element-42-Frame"/><text:bookmark text:name="MathJax-Span-588"/><text:span text:style-name="T34">On the contrary, we also know that the population of adult rabbits in current generation </text:span><text:bookmark text:name="MathJax-Element-43-Frame"/><text:bookmark text:name="MathJax-Span-672"/><text:bookmark text:name="MathJax-Span-673"/><text:bookmark text:name="MathJax-Span-674"/><text:span text:style-name="T45">(</text:span><text:bookmark text:name="MathJax-Span-675"/><text:bookmark text:name="MathJax-Span-676"/><text:span text:style-name="T43">A</text:span><text:bookmark text:name="MathJax-Span-677"/><text:bookmark text:name="MathJax-Span-678"/><text:bookmark text:name="MathJax-Span-679"/><text:span text:style-name="T44">n</text:span><text:bookmark text:name="MathJax-Span-680"/><text:span text:style-name="T45">)</text:span><text:span text:style-name="T34"> is </text:span><text:span text:style-name="Emphasis"><text:span text:style-name="T39">directly proportional</text:span></text:span><text:span text:style-name="T34"> to the population of child rabbits on the generation after </text:span><text:bookmark text:name="MathJax-Element-44-Frame"/><text:bookmark text:name="MathJax-Span-6811"/><text:bookmark text:name="MathJax-Span-682"/><text:bookmark text:name="MathJax-Span-683"/><text:span text:style-name="T45">(</text:span><text:bookmark text:name="MathJax-Span-684"/><text:bookmark text:name="MathJax-Span-685"/><text:span text:style-name="T43">C</text:span><text:bookmark text:name="MathJax-Span-686"/><text:bookmark text:name="MathJax-Span-687"/><text:bookmark text:name="MathJax-Span-688"/><text:span text:style-name="T44">n</text:span><text:bookmark text:name="MathJax-Span-689"/><text:span text:style-name="T46">+</text:span><text:bookmark text:name="MathJax-Span-690"/><text:span text:style-name="T46">1</text:span><text:bookmark text:name="MathJax-Span-6911"/><text:span text:style-name="T45">)</text:span><text:span text:style-name="T34">:</text:span></text:p>
      <text:p text:style-name="P10"><draw:frame draw:style-name="fr3" draw:name="Frame55" text:anchor-type="char" svg:width="11.7709in" draw:z-index="60"><draw:text-box fo:min-height="0.0161in"><text:p text:style-name="P18"><text:bookmark text:name="MathJax-Span-693"/><text:bookmark text:name="MathJax-Span-694"/><text:bookmark text:name="MathJax-Span-698"/><text:bookmark text:name="MathJax-Span-699"/><text:bookmark text:name="MathJax-Span-700"/><text:bookmark text:name="MathJax-Span-7011"/><text:span text:style-name="T52">A</text:span><text:bookmark text:name="MathJax-Span-702"/><text:span text:style-name="T53">n</text:span><text:bookmark text:name="MathJax-Span-703"/><text:span text:style-name="T54">=</text:span><text:bookmark text:name="MathJax-Span-704"/><text:bookmark text:name="MathJax-Span-705"/><text:span text:style-name="T52">C</text:span><text:bookmark text:name="MathJax-Span-706"/><text:bookmark text:name="MathJax-Span-707"/><text:bookmark text:name="MathJax-Span-708"/><text:span text:style-name="T53">n</text:span><text:bookmark text:name="MathJax-Span-709"/><text:span text:style-name="T55">+</text:span><text:bookmark text:name="MathJax-Span-710"/><text:span text:style-name="T55">1</text:span><text:bookmark text:name="mjx-eqn-3"/><text:bookmark text:name="MathJax-Span-696"/><text:bookmark text:name="MathJax-Span-697"/><text:span text:style-name="T54">(3)</text:span></text:p></draw:text-box></draw:frame><text:bookmark text:name="MathJax-Element-45-Frame"/><text:bookmark text:name="MathJax-Span-692"/>Which makes the formula:</text:p>
      <text:p text:style-name="P10"><draw:frame draw:style-name="fr3" draw:name="Frame56" text:anchor-type="char" svg:width="11.7709in" draw:z-index="61"><draw:text-box fo:min-height="0.0161in"><text:p text:style-name="P18"><text:bookmark text:name="MathJax-Span-712"/><text:bookmark text:name="MathJax-Span-713"/><text:bookmark text:name="MathJax-Span-717"/><text:bookmark text:name="MathJax-Span-718"/><text:bookmark text:name="MathJax-Span-719"/><text:bookmark text:name="MathJax-Span-720"/><text:span text:style-name="T52">F</text:span><text:bookmark text:name="MathJax-Span-7211"/><text:span text:style-name="T53">n</text:span><text:bookmark text:name="MathJax-Span-722"/><text:span text:style-name="T54">=</text:span><text:bookmark text:name="MathJax-Span-723"/><text:bookmark text:name="MathJax-Span-724"/><text:span text:style-name="T52">C</text:span><text:bookmark text:name="MathJax-Span-725"/><text:bookmark text:name="MathJax-Span-726"/><text:bookmark text:name="MathJax-Span-727"/><text:span text:style-name="T53">n</text:span><text:bookmark text:name="MathJax-Span-728"/><text:span text:style-name="T54">+</text:span><text:bookmark text:name="MathJax-Span-729"/><text:bookmark text:name="MathJax-Span-730"/><text:span text:style-name="T52">C</text:span><text:bookmark text:name="MathJax-Span-7311"/><text:bookmark text:name="MathJax-Span-732"/><text:bookmark text:name="MathJax-Span-733"/><text:span text:style-name="T53">n</text:span><text:bookmark text:name="MathJax-Span-734"/><text:span text:style-name="T55">+</text:span><text:bookmark text:name="MathJax-Span-735"/><text:span text:style-name="T55">1</text:span><text:bookmark text:name="mjx-eqn-4"/><text:bookmark text:name="MathJax-Span-715"/><text:bookmark text:name="MathJax-Span-716"/><text:span text:style-name="T54">(4)</text:span></text:p></draw:text-box></draw:frame><text:bookmark text:name="MathJax-Element-46-Frame"/><text:bookmark text:name="MathJax-Span-7111"/>That can be simply translated into this recursive python code:</text:p>
      <text:p text:style-name="P30">def getChilds(n, m): #<text:span text:style-name="T1">find</text:span> child population Cn</text:p>
      <text:p text:style-name="P40"><text:s text:c="4"/><text:span text:style-name="T7">if</text:span><text:span text:style-name="T18"> (n </text:span><text:span text:style-name="T15">&lt;</text:span><text:span text:style-name="T18"> 1):</text:span></text:p>
      <text:p text:style-name="P40"><text:s text:c="8"/><text:span text:style-name="T7">return</text:span><text:span text:style-name="T18"> 0</text:span></text:p>
      <text:p text:style-name="P40"><text:s text:c="4"/><text:span text:style-name="T7">else</text:span><text:span text:style-name="T18">:</text:span></text:p>
      <text:p text:style-name="P40"><text:s text:c="8"/><text:span text:style-name="T7">if</text:span><text:span text:style-name="T18"> (n </text:span><text:span text:style-name="T15">==</text:span><text:span text:style-name="T18"> 1):</text:span></text:p>
      <text:p text:style-name="P40"><text:s text:c="12"/><text:span text:style-name="T7">return</text:span><text:span text:style-name="T18"> 1</text:span></text:p>
      <text:p text:style-name="P40"><text:s text:c="8"/><text:span text:style-name="T7">else</text:span><text:span text:style-name="T18">:</text:span></text:p>
      <text:p text:style-name="P40"><text:s text:c="12"/><text:span text:style-name="T18">sumChild = 0</text:span></text:p>
      <text:p text:style-name="P40"><text:s text:c="12"/><text:span text:style-name="T7">for</text:span><text:span text:style-name="T18"> </text:span><text:span text:style-name="T7">i</text:span><text:span text:style-name="T18"> in xrange(2, m </text:span><text:span text:style-name="T15">+</text:span><text:span text:style-name="T18"> 1):</text:span></text:p>
      <text:p text:style-name="P40"><text:s text:c="16"/><text:span text:style-name="T18">sumChild </text:span><text:span text:style-name="T15">+</text:span><text:span text:style-name="T18">= getChilds(n </text:span><text:span text:style-name="T15">-</text:span><text:span text:style-name="T18"> </text:span><text:span text:style-name="T7">i</text:span><text:span text:style-name="T18">, m)</text:span></text:p>
      <text:p text:style-name="P40"><text:s text:c="12"/><text:span text:style-name="T7">return</text:span><text:span text:style-name="T18"> sumChild</text:span></text:p>
      <text:p text:style-name="P43"/>
      <text:p text:style-name="P41">def getPop(n, m): #<text:span text:style-name="T1">find</text:span> current population Fn</text:p>
      <text:p text:style-name="P40"><text:s text:c="4"/><text:span text:style-name="T7">return</text:span><text:span text:style-name="T18"> getChilds(n, m) </text:span><text:span text:style-name="T15">+</text:span><text:span text:style-name="T18"> getChilds(n </text:span><text:span text:style-name="T15">+</text:span><text:span text:style-name="T18"> 1, m)</text:span></text:p>
      <text:p text:style-name="P10">That raw code will still produce an inefficient loop of recursive call, but most importantly you should got the idea.</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MathJax Main" svg:font-family="'MathJax Main'"/>
    <style:font-face style:name="MathJax Math-italic" svg:font-family="'MathJax Math-italic'"/>
    <style:font-face style:name="MathJax Size3" svg:font-family="'MathJax Size3'"/>
    <style:font-face style:name="Monaco" svg:font-family="Monaco, Menlo, Consolas, 'Courier New',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8T22:50:06.942933726</meta:creation-date>
    <dc:date>2019-02-18T22:54:06.832418501</dc:date>
    <meta:editing-duration>PT4M2S</meta:editing-duration>
    <meta:editing-cycles>1</meta:editing-cycles>
    <meta:document-statistic meta:table-count="6" meta:image-count="0" meta:object-count="0" meta:page-count="41" meta:paragraph-count="781" meta:word-count="4596" meta:character-count="22957" meta:non-whitespace-character-count="18682"/>
    <meta:generator>LibreOffice/6.0.7.3$Linux_X86_64 LibreOffice_project/00m0$Build-3</meta:generator>
  </office:meta>
</office:document-meta>
</file>